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ext-properties fo:font-weight="normal" style:font-weight-asian="normal" style:font-weight-complex="normal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Results Per Modification" table:style-name="ta1">
        <table:shapes>
          <draw:frame draw:z-index="0" draw:style-name="gr1" svg:width="6.3004in" svg:height="3.5398in" svg:x="10.4236in" svg:y="7.5205in">
            <draw:object draw:notify-on-update-of-ranges="'Results Per Modification'.B43:'Results Per Modification'.B59 'Results Per Modification'.F43:'Results Per Modification'.F59 'Results Per Modification'.B43:'Results Per Modification'.B59 'Results Per Modification'.G43:'Results Per Modification'.G59 'Results Per Modification'.B43:'Results Per Modification'.B59 'Results Per Modification'.H43:'Results Per Modification'.H5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2953in" svg:height="3.5398in" svg:x="10.3618in" svg:y="3.8339in">
            <draw:object draw:notify-on-update-of-ranges="'Results Per Modification'.B26:'Results Per Modification'.B42 'Results Per Modification'.F26:'Results Per Modification'.F42 'Results Per Modification'.B26:'Results Per Modification'.B42 'Results Per Modification'.G26:'Results Per Modification'.G42 'Results Per Modification'.B26:'Results Per Modification'.B42 'Results Per Modification'.H26:'Results Per Modification'.H4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6.3in" svg:height="3.5398in" svg:x="10.3146in" svg:y="0.063in">
            <draw:object draw:notify-on-update-of-ranges="'Results Per Modification'.B9:'Results Per Modification'.B25 'Results Per Modification'.F9:'Results Per Modification'.F25 'Results Per Modification'.B9:'Results Per Modification'.B25 'Results Per Modification'.G9:'Results Per Modification'.G25 'Results Per Modification'.B9:'Results Per Modification'.B25 'Results Per Modification'.H9:'Results Per Modification'.H2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Default"/>
        <table:table-row table:style-name="ro1">
          <table:table-cell table:style-name="ce1" office:value-type="string">
            <text:p>modification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True Positve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</text:p>
          </table:table-cell>
          <table:table-cell table:style-name="ce1" office:value-type="string">
            <text:p>True Positve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</text:p>
          </table:table-cell>
          <table:table-cell table:style-name="ce1" office:value-type="string">
            <text:p>Factor Pitch</text:p>
          </table:table-cell>
        </table:table-row>
        <table:table-row table:style-name="ro1">
          <table:table-cell office:value-type="string">
            <text:p>Band-passed</text:p>
          </table:table-cell>
          <table:table-cell table:style-name="ce3"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2]/([.E2]+[.C2]+[.D2])" office:value-type="percentage" office:value="0.986642920747996">
            <text:p>98.66%</text:p>
          </table:table-cell>
          <table:table-cell table:formula="of:=[.D2]/([.$E$3]+[.$C$3]+[.$D$3])" office:value-type="percentage" office:value="0.0133630289532294">
            <text:p>1.34%</text:p>
          </table:table-cell>
          <table:table-cell table:formula="of:=[.E2]/([.E2]+[.C2]+[.D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Chorus</text:p>
          </table:table-cell>
          <table:table-cell table:style-name="ce3" office:value-type="float" office:value="0">
            <text:p>0</text:p>
          </table:table-cell>
          <table:table-cell office:value-type="float" office:value="2172">
            <text:p>217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C3]/([.E3]+[.C3]+[.D3])" office:value-type="percentage" office:value="0.967483296213808">
            <text:p>96.75%</text:p>
          </table:table-cell>
          <table:table-cell table:formula="of:=[.D3]/([.$E$3]+[.$C$3]+[.$D$3])" office:value-type="percentage" office:value="0.0325167037861915">
            <text:p>3.25%</text:p>
          </table:table-cell>
          <table:table-cell table:formula="of:=[.E3]/([.E3]+[.C3]+[.D3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Echo</text:p>
          </table:table-cell>
          <table:table-cell table:style-name="ce3"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C4]/([.E4]+[.C4]+[.D4])" office:value-type="percentage" office:value="0.983971504897596">
            <text:p>98.40%</text:p>
          </table:table-cell>
          <table:table-cell table:formula="of:=[.D4]/([.$E$3]+[.$C$3]+[.$D$3])" office:value-type="percentage" office:value="0.0160356347438753">
            <text:p>1.60%</text:p>
          </table:table-cell>
          <table:table-cell table:formula="of:=[.E4]/([.E4]+[.C4]+[.D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Flanger</text:p>
          </table:table-cell>
          <table:table-cell table:style-name="ce3" office:value-type="float" office:value="0">
            <text:p>0</text:p>
          </table:table-cell>
          <table:table-cell office:value-type="float" office:value="2118">
            <text:p>2118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.C5]/([.E5]+[.C5]+[.D5])" office:value-type="percentage" office:value="0.943009795191451">
            <text:p>94.30%</text:p>
          </table:table-cell>
          <table:table-cell table:formula="of:=[.D5]/([.$E$3]+[.$C$3]+[.$D$3])" office:value-type="percentage" office:value="0.0570155902004454">
            <text:p>5.70%</text:p>
          </table:table-cell>
          <table:table-cell table:formula="of:=[.E5]/([.E5]+[.C5]+[.D5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GSM</text:p>
          </table:table-cell>
          <table:table-cell table:style-name="ce3" office:value-type="float" office:value="0">
            <text:p>0</text:p>
          </table:table-cell>
          <table:table-cell office:value-type="float" office:value="1221">
            <text:p>1221</text:p>
          </table:table-cell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table:formula="of:=[.C6]/([.E6]+[.C6]+[.D6])" office:value-type="percentage" office:value="0.543391188251001">
            <text:p>54.34%</text:p>
          </table:table-cell>
          <table:table-cell table:formula="of:=[.D6]/([.$E$3]+[.$C$3]+[.$D$3])" office:value-type="percentage" office:value="0.457015590200445">
            <text:p>45.70%</text:p>
          </table:table-cell>
          <table:table-cell table:formula="of:=[.E6]/([.E6]+[.C6]+[.D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Reference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2254">
            <text:p>2254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136">
            <text:p>136</text:p>
          </table:table-cell>
          <table:table-cell table:formula="of:=[.C7]/([.E7]+[.C7]+[.D7])" office:value-type="percentage" office:value="0.85932138772398">
            <text:p>85.93%</text:p>
          </table:table-cell>
          <table:table-cell table:formula="of:=[.D7]/([.$E$3]+[.$C$3]+[.$D$3])" office:value-type="percentage" office:value="0.103786191536748">
            <text:p>10.38%</text:p>
          </table:table-cell>
          <table:table-cell table:formula="of:=[.E7]/([.E7]+[.C7]+[.D7])" office:value-type="percentage" office:value="0.0518490278307282">
            <text:p>5.18%</text:p>
          </table:table-cell>
          <table:table-cell table:style-name="ce1"/>
        </table:table-row>
        <table:table-row table:style-name="ro1">
          <table:table-cell office:value-type="string">
            <text:p>Tremolo</text:p>
          </table:table-cell>
          <table:table-cell table:style-name="Default" office:value-type="float" office:value="0">
            <text:p>0</text:p>
          </table:table-cell>
          <table:table-cell office:value-type="float" office:value="2171">
            <text:p>217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8]/([.E8]+[.C8]+[.D8])" office:value-type="percentage" office:value="0.966607301869991">
            <text:p>96.66%</text:p>
          </table:table-cell>
          <table:table-cell table:formula="of:=[.D8]/([.$E$3]+[.$C$3]+[.$D$3])" office:value-type="percentage" office:value="0.0334075723830735">
            <text:p>3.34%</text:p>
          </table:table-cell>
          <table:table-cell table:formula="of:=[.E8]/([.E8]+[.C8]+[.D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200">
            <text:p>-200</text:p>
          </table:table-cell>
          <table:table-cell office:value-type="float" office:value="29">
            <text:p>29</text:p>
          </table:table-cell>
          <table:table-cell office:value-type="float" office:value="2217">
            <text:p>2217</text:p>
          </table:table-cell>
          <table:table-cell office:value-type="float" office:value="0">
            <text:p>0</text:p>
          </table:table-cell>
          <table:table-cell table:formula="of:=[.C9]/([.E9]+[.C9]+[.D9])" office:value-type="percentage" office:value="0.0129118432769368">
            <text:p>1.29%</text:p>
          </table:table-cell>
          <table:table-cell table:formula="of:=[.D9]/([.$E$3]+[.$C$3]+[.$D$3])" office:value-type="percentage" office:value="0.987527839643652">
            <text:p>98.75%</text:p>
          </table:table-cell>
          <table:table-cell table:formula="of:=[.E9]/([.E9]+[.C9]+[.D9])" office:value-type="percentage" office:value="0">
            <text:p>0.00%</text:p>
          </table:table-cell>
          <table:table-cell table:style-name="ce7" table:formula="of:=((64*2^(([.B9]+[.B9])/1200) ))/(64*2^([.B9]/1200))" office:value-type="percentage" office:value="0.890898718140339">
            <text:p>89.0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175">
            <text:p>-175</text:p>
          </table:table-cell>
          <table:table-cell office:value-type="float" office:value="25">
            <text:p>25</text:p>
          </table:table-cell>
          <table:table-cell office:value-type="float" office:value="2221">
            <text:p>2221</text:p>
          </table:table-cell>
          <table:table-cell office:value-type="float" office:value="0">
            <text:p>0</text:p>
          </table:table-cell>
          <table:table-cell table:formula="of:=[.C10]/([.E10]+[.C10]+[.D10])" office:value-type="percentage" office:value="0.0111308993766696">
            <text:p>1.11%</text:p>
          </table:table-cell>
          <table:table-cell table:formula="of:=[.D10]/([.$E$3]+[.$C$3]+[.$D$3])" office:value-type="percentage" office:value="0.989309576837417">
            <text:p>98.93%</text:p>
          </table:table-cell>
          <table:table-cell table:formula="of:=[.E10]/([.E10]+[.C10]+[.D10])" office:value-type="percentage" office:value="0">
            <text:p>0.00%</text:p>
          </table:table-cell>
          <table:table-cell table:style-name="ce7" table:formula="of:=((64*2^(([.B10]+[.B10])/1200) ))/(64*2^([.B10]/1200))" office:value-type="percentage" office:value="0.903857138391101">
            <text:p>90.39%</text:p>
          </table:table-cell>
        </table:table-row>
        <table:table-row table:style-name="ro1">
          <table:table-cell table:style-name="ce2" office:value-type="string">
            <text:p>pitch_shift</text:p>
          </table:table-cell>
          <table:table-cell table:style-name="Default" office:value-type="float" office:value="-150">
            <text:p>-150</text:p>
          </table:table-cell>
          <table:table-cell office:value-type="float" office:value="41">
            <text:p>41</text:p>
          </table:table-cell>
          <table:table-cell office:value-type="float" office:value="2205">
            <text:p>2205</text:p>
          </table:table-cell>
          <table:table-cell office:value-type="float" office:value="0">
            <text:p>0</text:p>
          </table:table-cell>
          <table:table-cell table:formula="of:=[.C11]/([.E11]+[.C11]+[.D11])" office:value-type="percentage" office:value="0.0182546749777382">
            <text:p>1.83%</text:p>
          </table:table-cell>
          <table:table-cell table:formula="of:=[.D11]/([.$E$3]+[.$C$3]+[.$D$3])" office:value-type="percentage" office:value="0.982182628062361">
            <text:p>98.22%</text:p>
          </table:table-cell>
          <table:table-cell table:formula="of:=[.E11]/([.E11]+[.C11]+[.D11])" office:value-type="percentage" office:value="0">
            <text:p>0.00%</text:p>
          </table:table-cell>
          <table:table-cell table:style-name="ce7" table:formula="of:=((64*2^(([.B11]+[.B11])/1200) ))/(64*2^([.B11]/1200))" office:value-type="percentage" office:value="0.917004043204671">
            <text:p>91.70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125">
            <text:p>-125</text:p>
          </table:table-cell>
          <table:table-cell office:value-type="float" office:value="58">
            <text:p>58</text:p>
          </table:table-cell>
          <table:table-cell office:value-type="float" office:value="2187">
            <text:p>2187</text:p>
          </table:table-cell>
          <table:table-cell office:value-type="float" office:value="0">
            <text:p>0</text:p>
          </table:table-cell>
          <table:table-cell table:formula="of:=[.C12]/([.E12]+[.C12]+[.D12])" office:value-type="percentage" office:value="0.0258351893095768">
            <text:p>2.58%</text:p>
          </table:table-cell>
          <table:table-cell table:formula="of:=[.D12]/([.$E$3]+[.$C$3]+[.$D$3])" office:value-type="percentage" office:value="0.974164810690423">
            <text:p>97.42%</text:p>
          </table:table-cell>
          <table:table-cell table:formula="of:=[.E12]/([.E12]+[.C12]+[.D12])" office:value-type="percentage" office:value="0">
            <text:p>0.00%</text:p>
          </table:table-cell>
          <table:table-cell table:style-name="ce7" table:formula="of:=((64*2^(([.B12]+[.B12])/1200) ))/(64*2^([.B12]/1200))" office:value-type="percentage" office:value="0.930342174152147">
            <text:p>93.03%</text:p>
          </table:table-cell>
        </table:table-row>
        <table:table-row table:style-name="ro1">
          <table:table-cell table:style-name="ce2" office:value-type="string">
            <text:p>pitch_shift</text:p>
          </table:table-cell>
          <table:table-cell table:style-name="Default" office:value-type="float" office:value="-100">
            <text:p>-100</text:p>
          </table:table-cell>
          <table:table-cell office:value-type="float" office:value="79">
            <text:p>79</text:p>
          </table:table-cell>
          <table:table-cell office:value-type="float" office:value="2167">
            <text:p>2167</text:p>
          </table:table-cell>
          <table:table-cell office:value-type="float" office:value="0">
            <text:p>0</text:p>
          </table:table-cell>
          <table:table-cell table:formula="of:=[.C13]/([.E13]+[.C13]+[.D13])" office:value-type="percentage" office:value="0.035173642030276">
            <text:p>3.52%</text:p>
          </table:table-cell>
          <table:table-cell table:formula="of:=[.D13]/([.$E$3]+[.$C$3]+[.$D$3])" office:value-type="percentage" office:value="0.965256124721604">
            <text:p>96.53%</text:p>
          </table:table-cell>
          <table:table-cell table:formula="of:=[.E13]/([.E13]+[.C13]+[.D13])" office:value-type="percentage" office:value="0">
            <text:p>0.00%</text:p>
          </table:table-cell>
          <table:table-cell table:style-name="ce7" table:formula="of:=((64*2^(([.B13]+[.B13])/1200) ))/(64*2^([.B13]/1200))" office:value-type="percentage" office:value="0.943874312681693">
            <text:p>94.3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75">
            <text:p>-75</text:p>
          </table:table-cell>
          <table:table-cell office:value-type="float" office:value="118">
            <text:p>118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table:formula="of:=[.C14]/([.E14]+[.C14]+[.D14])" office:value-type="percentage" office:value="0.0525612472160356">
            <text:p>5.26%</text:p>
          </table:table-cell>
          <table:table-cell table:formula="of:=[.D14]/([.$E$3]+[.$C$3]+[.$D$3])" office:value-type="percentage" office:value="0.947438752783964">
            <text:p>94.74%</text:p>
          </table:table-cell>
          <table:table-cell table:formula="of:=[.E14]/([.E14]+[.C14]+[.D14])" office:value-type="percentage" office:value="0">
            <text:p>0.00%</text:p>
          </table:table-cell>
          <table:table-cell table:style-name="ce7" table:formula="of:=((64*2^(([.B14]+[.B14])/1200) ))/(64*2^([.B14]/1200))" office:value-type="percentage" office:value="0.957603280698574">
            <text:p>95.76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50">
            <text:p>-50</text:p>
          </table:table-cell>
          <table:table-cell office:value-type="float" office:value="298">
            <text:p>298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table:formula="of:=[.C15]/([.E15]+[.C15]+[.D15])" office:value-type="percentage" office:value="0.132739420935412">
            <text:p>13.27%</text:p>
          </table:table-cell>
          <table:table-cell table:formula="of:=[.D15]/([.$E$3]+[.$C$3]+[.$D$3])" office:value-type="percentage" office:value="0.867260579064588">
            <text:p>86.73%</text:p>
          </table:table-cell>
          <table:table-cell table:formula="of:=[.E15]/([.E15]+[.C15]+[.D15])" office:value-type="percentage" office:value="0">
            <text:p>0.00%</text:p>
          </table:table-cell>
          <table:table-cell table:style-name="ce7" table:formula="of:=((64*2^(([.B15]+[.B15])/1200) ))/(64*2^([.B15]/1200))" office:value-type="percentage" office:value="0.971531941153606">
            <text:p>97.1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ce2" office:value-type="float" office:value="-25">
            <text:p>-25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244">
            <text:p>1244</text:p>
          </table:table-cell>
          <table:table-cell table:style-name="ce2" office:value-type="float" office:value="0">
            <text:p>0</text:p>
          </table:table-cell>
          <table:table-cell table:formula="of:=[.C16]/([.E16]+[.C16]+[.D16])" office:value-type="percentage" office:value="0.445632798573975">
            <text:p>44.56%</text:p>
          </table:table-cell>
          <table:table-cell table:formula="of:=[.D16]/([.$E$3]+[.$C$3]+[.$D$3])" office:value-type="percentage" office:value="0.554120267260579">
            <text:p>55.41%</text:p>
          </table:table-cell>
          <table:table-cell table:formula="of:=[.E16]/([.E16]+[.C16]+[.D16])" office:value-type="percentage" office:value="0">
            <text:p>0.00%</text:p>
          </table:table-cell>
          <table:table-cell table:style-name="ce7" table:formula="of:=((64*2^(([.B16]+[.B16])/1200) ))/(64*2^([.B16]/1200))" office:value-type="percentage" office:value="0.985663198640188">
            <text:p>98.57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0">
            <text:p>0</text:p>
          </table:table-cell>
          <table:table-cell office:value-type="float" office:value="2254">
            <text:p>2254</text:p>
          </table:table-cell>
          <table:table-cell office:value-type="float" office:value="233">
            <text:p>233</text:p>
          </table:table-cell>
          <table:table-cell office:value-type="float" office:value="136">
            <text:p>136</text:p>
          </table:table-cell>
          <table:table-cell table:formula="of:=[.C17]/([.E17]+[.C17]+[.D17])" office:value-type="percentage" office:value="0.85932138772398">
            <text:p>85.93%</text:p>
          </table:table-cell>
          <table:table-cell table:formula="of:=[.D17]/([.$E$3]+[.$C$3]+[.$D$3])" office:value-type="percentage" office:value="0.103786191536748">
            <text:p>10.38%</text:p>
          </table:table-cell>
          <table:table-cell table:formula="of:=[.E17]/([.E17]+[.C17]+[.D17])" office:value-type="percentage" office:value="0.0518490278307282">
            <text:p>5.18%</text:p>
          </table:table-cell>
          <table:table-cell table:style-name="ce7" table:formula="of:=((64*2^(([.B17]+[.B17])/1200) ))/(64*2^([.B17]/1200))" office:value-type="percentage" office:value="1">
            <text:p>100.00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25">
            <text:p>25</text:p>
          </table:table-cell>
          <table:table-cell office:value-type="float" office:value="1037">
            <text:p>1037</text:p>
          </table:table-cell>
          <table:table-cell office:value-type="float" office:value="1209">
            <text:p>1209</text:p>
          </table:table-cell>
          <table:table-cell office:value-type="float" office:value="0">
            <text:p>0</text:p>
          </table:table-cell>
          <table:table-cell table:formula="of:=[.C18]/([.E18]+[.C18]+[.D18])" office:value-type="percentage" office:value="0.461709706144256">
            <text:p>46.17%</text:p>
          </table:table-cell>
          <table:table-cell table:formula="of:=[.D18]/([.$E$3]+[.$C$3]+[.$D$3])" office:value-type="percentage" office:value="0.538530066815145">
            <text:p>53.85%</text:p>
          </table:table-cell>
          <table:table-cell table:formula="of:=[.E18]/([.E18]+[.C18]+[.D18])" office:value-type="percentage" office:value="0">
            <text:p>0.00%</text:p>
          </table:table-cell>
          <table:table-cell table:style-name="ce7" table:formula="of:=((64*2^(([.B18]+[.B18])/1200) ))/(64*2^([.B18]/1200))" office:value-type="percentage" office:value="1.01454533493752">
            <text:p>101.4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50">
            <text:p>50</text:p>
          </table:table-cell>
          <table:table-cell office:value-type="float" office:value="293">
            <text:p>293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table:formula="of:=[.C19]/([.E19]+[.C19]+[.D19])" office:value-type="percentage" office:value="0.130454140694568">
            <text:p>13.05%</text:p>
          </table:table-cell>
          <table:table-cell table:formula="of:=[.D19]/([.$E$3]+[.$C$3]+[.$D$3])" office:value-type="percentage" office:value="0.869933184855234">
            <text:p>86.99%</text:p>
          </table:table-cell>
          <table:table-cell table:formula="of:=[.E19]/([.E19]+[.C19]+[.D19])" office:value-type="percentage" office:value="0">
            <text:p>0.00%</text:p>
          </table:table-cell>
          <table:table-cell table:style-name="ce7" table:formula="of:=((64*2^(([.B19]+[.B19])/1200) ))/(64*2^([.B19]/1200))" office:value-type="percentage" office:value="1.02930223664349">
            <text:p>102.93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75">
            <text:p>75</text:p>
          </table:table-cell>
          <table:table-cell office:value-type="float" office:value="118">
            <text:p>118</text:p>
          </table:table-cell>
          <table:table-cell office:value-type="float" office:value="2126">
            <text:p>2126</text:p>
          </table:table-cell>
          <table:table-cell office:value-type="float" office:value="0">
            <text:p>0</text:p>
          </table:table-cell>
          <table:table-cell table:formula="of:=[.C20]/([.E20]+[.C20]+[.D20])" office:value-type="percentage" office:value="0.0525846702317291">
            <text:p>5.26%</text:p>
          </table:table-cell>
          <table:table-cell table:formula="of:=[.D20]/([.$E$3]+[.$C$3]+[.$D$3])" office:value-type="percentage" office:value="0.946993318485523">
            <text:p>94.70%</text:p>
          </table:table-cell>
          <table:table-cell table:formula="of:=[.E20]/([.E20]+[.C20]+[.D20])" office:value-type="percentage" office:value="0">
            <text:p>0.00%</text:p>
          </table:table-cell>
          <table:table-cell table:style-name="ce7" table:formula="of:=((64*2^(([.B20]+[.B20])/1200) ))/(64*2^([.B20]/1200))" office:value-type="percentage" office:value="1.04427378242741">
            <text:p>104.43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table:formula="of:=[.C21]/([.E21]+[.C21]+[.D21])" office:value-type="percentage" office:value="0.0365093499554764">
            <text:p>3.65%</text:p>
          </table:table-cell>
          <table:table-cell table:formula="of:=[.D21]/([.$E$3]+[.$C$3]+[.$D$3])" office:value-type="percentage" office:value="0.963919821826281">
            <text:p>96.39%</text:p>
          </table:table-cell>
          <table:table-cell table:formula="of:=[.E21]/([.E21]+[.C21]+[.D21])" office:value-type="percentage" office:value="0">
            <text:p>0.00%</text:p>
          </table:table-cell>
          <table:table-cell table:style-name="ce7" table:formula="of:=((64*2^(([.B21]+[.B21])/1200) ))/(64*2^([.B21]/1200))" office:value-type="percentage" office:value="1.0594630943593">
            <text:p>105.9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25">
            <text:p>125</text:p>
          </table:table-cell>
          <table:table-cell office:value-type="float" office:value="58">
            <text:p>58</text:p>
          </table:table-cell>
          <table:table-cell office:value-type="float" office:value="2188">
            <text:p>2188</text:p>
          </table:table-cell>
          <table:table-cell office:value-type="float" office:value="0">
            <text:p>0</text:p>
          </table:table-cell>
          <table:table-cell table:formula="of:=[.C22]/([.E22]+[.C22]+[.D22])" office:value-type="percentage" office:value="0.0258236865538736">
            <text:p>2.58%</text:p>
          </table:table-cell>
          <table:table-cell table:formula="of:=[.D22]/([.$E$3]+[.$C$3]+[.$D$3])" office:value-type="percentage" office:value="0.974610244988864">
            <text:p>97.46%</text:p>
          </table:table-cell>
          <table:table-cell table:formula="of:=[.E22]/([.E22]+[.C22]+[.D22])" office:value-type="percentage" office:value="0">
            <text:p>0.00%</text:p>
          </table:table-cell>
          <table:table-cell table:style-name="ce7" table:formula="of:=((64*2^(([.B22]+[.B22])/1200) ))/(64*2^([.B22]/1200))" office:value-type="percentage" office:value="1.0748733399207">
            <text:p>107.4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2206">
            <text:p>2206</text:p>
          </table:table-cell>
          <table:table-cell office:value-type="float" office:value="0">
            <text:p>0</text:p>
          </table:table-cell>
          <table:table-cell table:formula="of:=[.C23]/([.E23]+[.C23]+[.D23])" office:value-type="percentage" office:value="0.0178094390026714">
            <text:p>1.78%</text:p>
          </table:table-cell>
          <table:table-cell table:formula="of:=[.D23]/([.$E$3]+[.$C$3]+[.$D$3])" office:value-type="percentage" office:value="0.982628062360802">
            <text:p>98.26%</text:p>
          </table:table-cell>
          <table:table-cell table:formula="of:=[.E23]/([.E23]+[.C23]+[.D23])" office:value-type="percentage" office:value="0">
            <text:p>0.00%</text:p>
          </table:table-cell>
          <table:table-cell table:style-name="ce7" table:formula="of:=((64*2^(([.B23]+[.B23])/1200) ))/(64*2^([.B23]/1200))" office:value-type="percentage" office:value="1.09050773266526">
            <text:p>109.0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75">
            <text:p>175</text:p>
          </table:table-cell>
          <table:table-cell office:value-type="float" office:value="24">
            <text:p>24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table:formula="of:=[.C24]/([.E24]+[.C24]+[.D24])" office:value-type="percentage" office:value="0.0106856634016029">
            <text:p>1.07%</text:p>
          </table:table-cell>
          <table:table-cell table:formula="of:=[.D24]/([.$E$3]+[.$C$3]+[.$D$3])" office:value-type="percentage" office:value="0.989755011135857">
            <text:p>98.98%</text:p>
          </table:table-cell>
          <table:table-cell table:formula="of:=[.E24]/([.E24]+[.C24]+[.D24])" office:value-type="percentage" office:value="0">
            <text:p>0.00%</text:p>
          </table:table-cell>
          <table:table-cell table:style-name="ce7" table:formula="of:=((64*2^(([.B24]+[.B24])/1200) ))/(64*2^([.B24]/1200))" office:value-type="percentage" office:value="1.10636953288883">
            <text:p>110.64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table:formula="of:=[.C25]/([.E25]+[.C25]+[.D25])" office:value-type="percentage" office:value="0.0164737310774711">
            <text:p>1.65%</text:p>
          </table:table-cell>
          <table:table-cell table:formula="of:=[.D25]/([.$E$3]+[.$C$3]+[.$D$3])" office:value-type="percentage" office:value="0.983964365256125">
            <text:p>98.40%</text:p>
          </table:table-cell>
          <table:table-cell table:formula="of:=[.E25]/([.E25]+[.C25]+[.D25])" office:value-type="percentage" office:value="0">
            <text:p>0.00%</text:p>
          </table:table-cell>
          <table:table-cell table:style-name="ce7" table:formula="of:=((64*2^(([.B25]+[.B25])/1200) ))/(64*2^([.B25]/1200))" office:value-type="percentage" office:value="1.12246204830937">
            <text:p>112.25%</text:p>
          </table:table-cell>
        </table:table-row>
        <table:table-row table:style-name="ro1">
          <table:table-cell office:value-type="string">
            <text:p>speed_up</text:p>
          </table:table-cell>
          <table:table-cell office:value-type="percentage" office:value="0.84">
            <text:p>84%</text:p>
          </table:table-cell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0">
            <text:p>0</text:p>
          </table:table-cell>
          <table:table-cell table:formula="of:=[.C26]/([.E26]+[.C26]+[.D26])" office:value-type="percentage" office:value="0">
            <text:p>0.00%</text:p>
          </table:table-cell>
          <table:table-cell table:formula="of:=[.D26]/([.$E$3]+[.$C$3]+[.$D$3])" office:value-type="percentage" office:value="1.00044543429844">
            <text:p>100.04%</text:p>
          </table:table-cell>
          <table:table-cell table:formula="of:=[.E26]/([.E26]+[.C26]+[.D2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86">
            <text:p>86%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table:formula="of:=[.C27]/([.E27]+[.C27]+[.D27])" office:value-type="percentage" office:value="0">
            <text:p>0.00%</text:p>
          </table:table-cell>
          <table:table-cell table:formula="of:=[.D27]/([.$E$3]+[.$C$3]+[.$D$3])" office:value-type="percentage" office:value="0.999554565701559">
            <text:p>99.96%</text:p>
          </table:table-cell>
          <table:table-cell table:formula="of:=[.E27]/([.E27]+[.C27]+[.D2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88">
            <text:p>88%</text:p>
          </table:table-cell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0">
            <text:p>0</text:p>
          </table:table-cell>
          <table:table-cell table:formula="of:=[.C28]/([.E28]+[.C28]+[.D28])" office:value-type="percentage" office:value="0">
            <text:p>0.00%</text:p>
          </table:table-cell>
          <table:table-cell table:formula="of:=[.D28]/([.$E$3]+[.$C$3]+[.$D$3])" office:value-type="percentage" office:value="1.00044543429844">
            <text:p>100.04%</text:p>
          </table:table-cell>
          <table:table-cell table:formula="of:=[.E28]/([.E28]+[.C28]+[.D2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">
            <text:p>90%</text:p>
          </table:table-cell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0">
            <text:p>0</text:p>
          </table:table-cell>
          <table:table-cell table:formula="of:=[.C29]/([.E29]+[.C29]+[.D29])" office:value-type="percentage" office:value="0">
            <text:p>0.00%</text:p>
          </table:table-cell>
          <table:table-cell table:formula="of:=[.D29]/([.$E$3]+[.$C$3]+[.$D$3])" office:value-type="percentage" office:value="1.00044543429844">
            <text:p>100.04%</text:p>
          </table:table-cell>
          <table:table-cell table:formula="of:=[.E29]/([.E29]+[.C29]+[.D29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2">
            <text:p>92%</text:p>
          </table:table-cell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0">
            <text:p>0</text:p>
          </table:table-cell>
          <table:table-cell table:formula="of:=[.C30]/([.E30]+[.C30]+[.D30])" office:value-type="percentage" office:value="0">
            <text:p>0.00%</text:p>
          </table:table-cell>
          <table:table-cell table:formula="of:=[.D30]/([.$E$3]+[.$C$3]+[.$D$3])" office:value-type="percentage" office:value="1.00044543429844">
            <text:p>100.04%</text:p>
          </table:table-cell>
          <table:table-cell table:formula="of:=[.E30]/([.E30]+[.C30]+[.D30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4">
            <text:p>94%</text:p>
          </table:table-cell>
          <table:table-cell office:value-type="float" office:value="2">
            <text:p>2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table:formula="of:=[.C31]/([.E31]+[.C31]+[.D31])" office:value-type="percentage" office:value="0.000890471950133571">
            <text:p>0.09%</text:p>
          </table:table-cell>
          <table:table-cell table:formula="of:=[.D31]/([.$E$3]+[.$C$3]+[.$D$3])" office:value-type="percentage" office:value="0.999554565701559">
            <text:p>99.96%</text:p>
          </table:table-cell>
          <table:table-cell table:formula="of:=[.E31]/([.E31]+[.C31]+[.D31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6">
            <text:p>96%</text:p>
          </table:table-cell>
          <table:table-cell office:value-type="float" office:value="2">
            <text:p>2</text:p>
          </table:table-cell>
          <table:table-cell office:value-type="float" office:value="2242">
            <text:p>2242</text:p>
          </table:table-cell>
          <table:table-cell office:value-type="float" office:value="0">
            <text:p>0</text:p>
          </table:table-cell>
          <table:table-cell table:formula="of:=[.C32]/([.E32]+[.C32]+[.D32])" office:value-type="percentage" office:value="0.00089126559714795">
            <text:p>0.09%</text:p>
          </table:table-cell>
          <table:table-cell table:formula="of:=[.D32]/([.$E$3]+[.$C$3]+[.$D$3])" office:value-type="percentage" office:value="0.998663697104677">
            <text:p>99.87%</text:p>
          </table:table-cell>
          <table:table-cell table:formula="of:=[.E32]/([.E32]+[.C32]+[.D3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table:style-name="ce6" office:value-type="percentage" office:value="0.98">
            <text:p>98%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2170">
            <text:p>2170</text:p>
          </table:table-cell>
          <table:table-cell table:style-name="ce2" office:value-type="float" office:value="0">
            <text:p>0</text:p>
          </table:table-cell>
          <table:table-cell table:formula="of:=[.C33]/([.E33]+[.C33]+[.D33])" office:value-type="percentage" office:value="0.0338379341050757">
            <text:p>3.38%</text:p>
          </table:table-cell>
          <table:table-cell table:formula="of:=[.D33]/([.$E$3]+[.$C$3]+[.$D$3])" office:value-type="percentage" office:value="0.966592427616927">
            <text:p>96.66%</text:p>
          </table:table-cell>
          <table:table-cell table:formula="of:=[.E33]/([.E33]+[.C33]+[.D33])" office:value-type="percentage" office:value="0">
            <text:p>0.00%</text:p>
          </table:table-cell>
          <table:table-cell table:style-name="ce1"/>
        </table:table-row>
        <table:table-row table:style-name="ro1">
          <table:table-cell office:value-type="string">
            <text:p>speed_up</text:p>
          </table:table-cell>
          <table:table-cell office:value-type="percentage" office:value="1">
            <text:p>100%</text:p>
          </table:table-cell>
          <table:table-cell office:value-type="float" office:value="2254">
            <text:p>2254</text:p>
          </table:table-cell>
          <table:table-cell office:value-type="float" office:value="233">
            <text:p>233</text:p>
          </table:table-cell>
          <table:table-cell office:value-type="float" office:value="136">
            <text:p>136</text:p>
          </table:table-cell>
          <table:table-cell table:formula="of:=[.C34]/([.E34]+[.C34]+[.D34])" office:value-type="percentage" office:value="0.85932138772398">
            <text:p>85.93%</text:p>
          </table:table-cell>
          <table:table-cell table:formula="of:=[.D34]/([.$E$3]+[.$C$3]+[.$D$3])" office:value-type="percentage" office:value="0.103786191536748">
            <text:p>10.38%</text:p>
          </table:table-cell>
          <table:table-cell table:formula="of:=[.E34]/([.E34]+[.C34]+[.D34])" office:value-type="percentage" office:value="0.0518490278307282">
            <text:p>5.18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2">
            <text:p>102%</text:p>
          </table:table-cell>
          <table:table-cell office:value-type="float" office:value="104">
            <text:p>104</text:p>
          </table:table-cell>
          <table:table-cell office:value-type="float" office:value="2141">
            <text:p>2141</text:p>
          </table:table-cell>
          <table:table-cell office:value-type="float" office:value="0">
            <text:p>0</text:p>
          </table:table-cell>
          <table:table-cell table:formula="of:=[.C35]/([.E35]+[.C35]+[.D35])" office:value-type="percentage" office:value="0.0463251670378619">
            <text:p>4.63%</text:p>
          </table:table-cell>
          <table:table-cell table:formula="of:=[.D35]/([.$E$3]+[.$C$3]+[.$D$3])" office:value-type="percentage" office:value="0.953674832962138">
            <text:p>95.37%</text:p>
          </table:table-cell>
          <table:table-cell table:formula="of:=[.E35]/([.E35]+[.C35]+[.D3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speed_up</text:p>
          </table:table-cell>
          <table:table-cell office:value-type="percentage" office:value="1.04">
            <text:p>104%</text:p>
          </table:table-cell>
          <table:table-cell office:value-type="float" office:value="1">
            <text:p>1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table:formula="of:=[.C36]/([.E36]+[.C36]+[.D36])" office:value-type="percentage" office:value="0.000445235975066785">
            <text:p>0.04%</text:p>
          </table:table-cell>
          <table:table-cell table:formula="of:=[.D36]/([.$E$3]+[.$C$3]+[.$D$3])" office:value-type="percentage" office:value="1">
            <text:p>100.00%</text:p>
          </table:table-cell>
          <table:table-cell table:formula="of:=[.E36]/([.E36]+[.C36]+[.D3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6">
            <text:p>106%</text:p>
          </table:table-cell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table:formula="of:=[.C37]/([.E37]+[.C37]+[.D37])" office:value-type="percentage" office:value="0">
            <text:p>0.00%</text:p>
          </table:table-cell>
          <table:table-cell table:formula="of:=[.D37]/([.$E$3]+[.$C$3]+[.$D$3])" office:value-type="percentage" office:value="1">
            <text:p>100.00%</text:p>
          </table:table-cell>
          <table:table-cell table:formula="of:=[.E37]/([.E37]+[.C37]+[.D3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8">
            <text:p>108%</text:p>
          </table:table-cell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0">
            <text:p>0</text:p>
          </table:table-cell>
          <table:table-cell table:formula="of:=[.C38]/([.E38]+[.C38]+[.D38])" office:value-type="percentage" office:value="0">
            <text:p>0.00%</text:p>
          </table:table-cell>
          <table:table-cell table:formula="of:=[.D38]/([.$E$3]+[.$C$3]+[.$D$3])" office:value-type="percentage" office:value="1.00044543429844">
            <text:p>100.04%</text:p>
          </table:table-cell>
          <table:table-cell table:formula="of:=[.E38]/([.E38]+[.C38]+[.D3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">
            <text:p>110%</text:p>
          </table:table-cell>
          <table:table-cell office:value-type="float" office:value="1">
            <text:p>1</text:p>
          </table:table-cell>
          <table:table-cell office:value-type="float" office:value="2243">
            <text:p>2243</text:p>
          </table:table-cell>
          <table:table-cell office:value-type="float" office:value="0">
            <text:p>0</text:p>
          </table:table-cell>
          <table:table-cell table:formula="of:=[.C39]/([.E39]+[.C39]+[.D39])" office:value-type="percentage" office:value="0.000445632798573975">
            <text:p>0.04%</text:p>
          </table:table-cell>
          <table:table-cell table:formula="of:=[.D39]/([.$E$3]+[.$C$3]+[.$D$3])" office:value-type="percentage" office:value="0.999109131403118">
            <text:p>99.91%</text:p>
          </table:table-cell>
          <table:table-cell table:formula="of:=[.E39]/([.E39]+[.C39]+[.D39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2">
            <text:p>112%</text:p>
          </table:table-cell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table:formula="of:=[.C40]/([.E40]+[.C40]+[.D40])" office:value-type="percentage" office:value="0">
            <text:p>0.00%</text:p>
          </table:table-cell>
          <table:table-cell table:formula="of:=[.D40]/([.$E$3]+[.$C$3]+[.$D$3])" office:value-type="percentage" office:value="1">
            <text:p>100.00%</text:p>
          </table:table-cell>
          <table:table-cell table:formula="of:=[.E40]/([.E40]+[.C40]+[.D40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4">
            <text:p>114%</text:p>
          </table:table-cell>
          <table:table-cell office:value-type="float" office:value="1">
            <text:p>1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table:formula="of:=[.C41]/([.E41]+[.C41]+[.D41])" office:value-type="percentage" office:value="0.000445235975066785">
            <text:p>0.04%</text:p>
          </table:table-cell>
          <table:table-cell table:formula="of:=[.D41]/([.$E$3]+[.$C$3]+[.$D$3])" office:value-type="percentage" office:value="1">
            <text:p>100.00%</text:p>
          </table:table-cell>
          <table:table-cell table:formula="of:=[.E41]/([.E41]+[.C41]+[.D41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6">
            <text:p>116%</text:p>
          </table:table-cell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table:formula="of:=[.C42]/([.E42]+[.C42]+[.D42])" office:value-type="percentage" office:value="0">
            <text:p>0.00%</text:p>
          </table:table-cell>
          <table:table-cell table:formula="of:=[.D42]/([.$E$3]+[.$C$3]+[.$D$3])" office:value-type="percentage" office:value="1">
            <text:p>100.00%</text:p>
          </table:table-cell>
          <table:table-cell table:formula="of:=[.E42]/([.E42]+[.C42]+[.D42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4">
            <text:p>84%</text:p>
          </table:table-cell>
          <table:table-cell office:value-type="float" office:value="240">
            <text:p>240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table:formula="of:=[.C43]/([.E43]+[.C43]+[.D43])" office:value-type="percentage" office:value="0.106904231625835">
            <text:p>10.69%</text:p>
          </table:table-cell>
          <table:table-cell table:formula="of:=[.D43]/([.$E$3]+[.$C$3]+[.$D$3])" office:value-type="percentage" office:value="0.893095768374165">
            <text:p>89.31%</text:p>
          </table:table-cell>
          <table:table-cell table:formula="of:=[.E43]/([.E43]+[.C43]+[.D43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6">
            <text:p>86%</text:p>
          </table:table-cell>
          <table:table-cell office:value-type="float" office:value="260">
            <text:p>260</text:p>
          </table:table-cell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table:formula="of:=[.C44]/([.E44]+[.C44]+[.D44])" office:value-type="percentage" office:value="0.115761353517364">
            <text:p>11.58%</text:p>
          </table:table-cell>
          <table:table-cell table:formula="of:=[.D44]/([.$E$3]+[.$C$3]+[.$D$3])" office:value-type="percentage" office:value="0.884632516703786">
            <text:p>88.46%</text:p>
          </table:table-cell>
          <table:table-cell table:formula="of:=[.E44]/([.E44]+[.C44]+[.D4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8">
            <text:p>88%</text:p>
          </table:table-cell>
          <table:table-cell office:value-type="float" office:value="353">
            <text:p>353</text:p>
          </table:table-cell>
          <table:table-cell office:value-type="float" office:value="1891">
            <text:p>1891</text:p>
          </table:table-cell>
          <table:table-cell office:value-type="float" office:value="0">
            <text:p>0</text:p>
          </table:table-cell>
          <table:table-cell table:formula="of:=[.C45]/([.E45]+[.C45]+[.D45])" office:value-type="percentage" office:value="0.157308377896613">
            <text:p>15.73%</text:p>
          </table:table-cell>
          <table:table-cell table:formula="of:=[.D45]/([.$E$3]+[.$C$3]+[.$D$3])" office:value-type="percentage" office:value="0.842316258351893">
            <text:p>84.23%</text:p>
          </table:table-cell>
          <table:table-cell table:formula="of:=[.E45]/([.E45]+[.C45]+[.D4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">
            <text:p>90%</text:p>
          </table:table-cell>
          <table:table-cell office:value-type="float" office:value="479">
            <text:p>479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  <table:table-cell table:formula="of:=[.C46]/([.E46]+[.C46]+[.D46])" office:value-type="percentage" office:value="0.213363028953229">
            <text:p>21.34%</text:p>
          </table:table-cell>
          <table:table-cell table:formula="of:=[.D46]/([.$E$3]+[.$C$3]+[.$D$3])" office:value-type="percentage" office:value="0.786636971046771">
            <text:p>78.66%</text:p>
          </table:table-cell>
          <table:table-cell table:formula="of:=[.E46]/([.E46]+[.C46]+[.D4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2">
            <text:p>92%</text:p>
          </table:table-cell>
          <table:table-cell office:value-type="float" office:value="635">
            <text:p>635</text:p>
          </table:table-cell>
          <table:table-cell office:value-type="float" office:value="1608">
            <text:p>1608</text:p>
          </table:table-cell>
          <table:table-cell office:value-type="float" office:value="0">
            <text:p>0</text:p>
          </table:table-cell>
          <table:table-cell table:formula="of:=[.C47]/([.E47]+[.C47]+[.D47])" office:value-type="percentage" office:value="0.283102987070887">
            <text:p>28.31%</text:p>
          </table:table-cell>
          <table:table-cell table:formula="of:=[.D47]/([.$E$3]+[.$C$3]+[.$D$3])" office:value-type="percentage" office:value="0.716258351893096">
            <text:p>71.63%</text:p>
          </table:table-cell>
          <table:table-cell table:formula="of:=[.E47]/([.E47]+[.C47]+[.D4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4">
            <text:p>94%</text:p>
          </table:table-cell>
          <table:table-cell office:value-type="float" office:value="827">
            <text:p>827</text:p>
          </table:table-cell>
          <table:table-cell office:value-type="float" office:value="1417">
            <text:p>1417</text:p>
          </table:table-cell>
          <table:table-cell office:value-type="float" office:value="0">
            <text:p>0</text:p>
          </table:table-cell>
          <table:table-cell table:formula="of:=[.C48]/([.E48]+[.C48]+[.D48])" office:value-type="percentage" office:value="0.368538324420677">
            <text:p>36.85%</text:p>
          </table:table-cell>
          <table:table-cell table:formula="of:=[.D48]/([.$E$3]+[.$C$3]+[.$D$3])" office:value-type="percentage" office:value="0.631180400890869">
            <text:p>63.12%</text:p>
          </table:table-cell>
          <table:table-cell table:formula="of:=[.E48]/([.E48]+[.C48]+[.D4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6">
            <text:p>96%</text:p>
          </table:table-cell>
          <table:table-cell office:value-type="float" office:value="1238">
            <text:p>1238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table:formula="of:=[.C49]/([.E49]+[.C49]+[.D49])" office:value-type="percentage" office:value="0.551447661469933">
            <text:p>55.14%</text:p>
          </table:table-cell>
          <table:table-cell table:formula="of:=[.D49]/([.$E$3]+[.$C$3]+[.$D$3])" office:value-type="percentage" office:value="0.448552338530067">
            <text:p>44.86%</text:p>
          </table:table-cell>
          <table:table-cell table:formula="of:=[.E49]/([.E49]+[.C49]+[.D49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table:style-name="ce6" office:value-type="percentage" office:value="0.98">
            <text:p>98%</text:p>
          </table:table-cell>
          <table:table-cell table:style-name="ce2" office:value-type="float" office:value="1965">
            <text:p>1965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0">
            <text:p>0</text:p>
          </table:table-cell>
          <table:table-cell table:formula="of:=[.C50]/([.E50]+[.C50]+[.D50])" office:value-type="percentage" office:value="0.874888691006233">
            <text:p>87.49%</text:p>
          </table:table-cell>
          <table:table-cell table:formula="of:=[.D50]/([.$E$3]+[.$C$3]+[.$D$3])" office:value-type="percentage" office:value="0.125167037861915">
            <text:p>12.52%</text:p>
          </table:table-cell>
          <table:table-cell table:formula="of:=[.E50]/([.E50]+[.C50]+[.D50])" office:value-type="percentage" office:value="0">
            <text:p>0.00%</text:p>
          </table:table-cell>
          <table:table-cell table:style-name="ce1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">
            <text:p>100%</text:p>
          </table:table-cell>
          <table:table-cell office:value-type="float" office:value="2254">
            <text:p>2254</text:p>
          </table:table-cell>
          <table:table-cell office:value-type="float" office:value="233">
            <text:p>233</text:p>
          </table:table-cell>
          <table:table-cell office:value-type="float" office:value="136">
            <text:p>136</text:p>
          </table:table-cell>
          <table:table-cell table:formula="of:=[.C51]/([.E51]+[.C51]+[.D51])" office:value-type="percentage" office:value="0.85932138772398">
            <text:p>85.93%</text:p>
          </table:table-cell>
          <table:table-cell table:formula="of:=[.D51]/([.$E$3]+[.$C$3]+[.$D$3])" office:value-type="percentage" office:value="0.103786191536748">
            <text:p>10.38%</text:p>
          </table:table-cell>
          <table:table-cell table:formula="of:=[.E51]/([.E51]+[.C51]+[.D51])" office:value-type="percentage" office:value="0.0518490278307282">
            <text:p>5.18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2">
            <text:p>102%</text:p>
          </table:table-cell>
          <table:table-cell office:value-type="float" office:value="1961">
            <text:p>1961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table:formula="of:=[.C52]/([.E52]+[.C52]+[.D52])" office:value-type="percentage" office:value="0.874275523851984">
            <text:p>87.43%</text:p>
          </table:table-cell>
          <table:table-cell table:formula="of:=[.D52]/([.$E$3]+[.$C$3]+[.$D$3])" office:value-type="percentage" office:value="0.125612472160356">
            <text:p>12.56%</text:p>
          </table:table-cell>
          <table:table-cell table:formula="of:=[.E52]/([.E52]+[.C52]+[.D5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4">
            <text:p>104%</text:p>
          </table:table-cell>
          <table:table-cell office:value-type="float" office:value="1264">
            <text:p>1264</text:p>
          </table:table-cell>
          <table:table-cell office:value-type="float" office:value="981">
            <text:p>981</text:p>
          </table:table-cell>
          <table:table-cell office:value-type="float" office:value="0">
            <text:p>0</text:p>
          </table:table-cell>
          <table:table-cell table:formula="of:=[.C53]/([.E53]+[.C53]+[.D53])" office:value-type="percentage" office:value="0.563028953229399">
            <text:p>56.30%</text:p>
          </table:table-cell>
          <table:table-cell table:formula="of:=[.D53]/([.$E$3]+[.$C$3]+[.$D$3])" office:value-type="percentage" office:value="0.436971046770601">
            <text:p>43.70%</text:p>
          </table:table-cell>
          <table:table-cell table:formula="of:=[.E53]/([.E53]+[.C53]+[.D53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6">
            <text:p>106%</text:p>
          </table:table-cell>
          <table:table-cell office:value-type="float" office:value="862">
            <text:p>862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table:formula="of:=[.C54]/([.E54]+[.C54]+[.D54])" office:value-type="percentage" office:value="0.383964365256125">
            <text:p>38.40%</text:p>
          </table:table-cell>
          <table:table-cell table:formula="of:=[.D54]/([.$E$3]+[.$C$3]+[.$D$3])" office:value-type="percentage" office:value="0.616035634743875">
            <text:p>61.60%</text:p>
          </table:table-cell>
          <table:table-cell table:formula="of:=[.E54]/([.E54]+[.C54]+[.D5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8">
            <text:p>108%</text:p>
          </table:table-cell>
          <table:table-cell office:value-type="float" office:value="591">
            <text:p>591</text:p>
          </table:table-cell>
          <table:table-cell office:value-type="float" office:value="1655">
            <text:p>1655</text:p>
          </table:table-cell>
          <table:table-cell office:value-type="float" office:value="0">
            <text:p>0</text:p>
          </table:table-cell>
          <table:table-cell table:formula="of:=[.C55]/([.E55]+[.C55]+[.D55])" office:value-type="percentage" office:value="0.26313446126447">
            <text:p>26.31%</text:p>
          </table:table-cell>
          <table:table-cell table:formula="of:=[.D55]/([.$E$3]+[.$C$3]+[.$D$3])" office:value-type="percentage" office:value="0.737193763919822">
            <text:p>73.72%</text:p>
          </table:table-cell>
          <table:table-cell table:formula="of:=[.E55]/([.E55]+[.C55]+[.D5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">
            <text:p>110%</text:p>
          </table:table-cell>
          <table:table-cell office:value-type="float" office:value="444">
            <text:p>444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table:formula="of:=[.C56]/([.E56]+[.C56]+[.D56])" office:value-type="percentage" office:value="0.197772828507795">
            <text:p>19.78%</text:p>
          </table:table-cell>
          <table:table-cell table:formula="of:=[.D56]/([.$E$3]+[.$C$3]+[.$D$3])" office:value-type="percentage" office:value="0.802227171492205">
            <text:p>80.22%</text:p>
          </table:table-cell>
          <table:table-cell table:formula="of:=[.E56]/([.E56]+[.C56]+[.D5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2">
            <text:p>112%</text:p>
          </table:table-cell>
          <table:table-cell office:value-type="float" office:value="333">
            <text:p>333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table:formula="of:=[.C57]/([.E57]+[.C57]+[.D57])" office:value-type="percentage" office:value="0.148395721925134">
            <text:p>14.84%</text:p>
          </table:table-cell>
          <table:table-cell table:formula="of:=[.D57]/([.$E$3]+[.$C$3]+[.$D$3])" office:value-type="percentage" office:value="0.851224944320713">
            <text:p>85.12%</text:p>
          </table:table-cell>
          <table:table-cell table:formula="of:=[.E57]/([.E57]+[.C57]+[.D5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4">
            <text:p>114%</text:p>
          </table:table-cell>
          <table:table-cell office:value-type="float" office:value="281">
            <text:p>281</text:p>
          </table:table-cell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table:formula="of:=[.C58]/([.E58]+[.C58]+[.D58])" office:value-type="percentage" office:value="0.125111308993767">
            <text:p>12.51%</text:p>
          </table:table-cell>
          <table:table-cell table:formula="of:=[.D58]/([.$E$3]+[.$C$3]+[.$D$3])" office:value-type="percentage" office:value="0.875278396436526">
            <text:p>87.53%</text:p>
          </table:table-cell>
          <table:table-cell table:formula="of:=[.E58]/([.E58]+[.C58]+[.D5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6">
            <text:p>116%</text:p>
          </table:table-cell>
          <table:table-cell office:value-type="float" office:value="220">
            <text:p>220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table:formula="of:=[.C59]/([.E59]+[.C59]+[.D59])" office:value-type="percentage" office:value="0.0980392156862745">
            <text:p>9.80%</text:p>
          </table:table-cell>
          <table:table-cell table:formula="of:=[.D59]/([.$E$3]+[.$C$3]+[.$D$3])" office:value-type="percentage" office:value="0.901559020044543">
            <text:p>90.16%</text:p>
          </table:table-cell>
          <table:table-cell table:formula="of:=[.E59]/([.E59]+[.C59]+[.D59])" office:value-type="percentage" office:value="0">
            <text:p>0.00%</text:p>
          </table:table-cell>
          <table:table-cell/>
        </table:table-row>
        <table:table-row table:style-name="ro1" table:number-rows-repeated="2">
          <table:table-cell/>
          <table:table-cell table:style-name="ce7"/>
          <table:table-cell table:number-columns-repeated="7"/>
        </table:table-row>
        <table:table-row table:style-name="ro1">
          <table:table-cell/>
          <table:table-cell table:style-name="ce7"/>
          <table:table-cell table:number-columns-repeated="7"/>
        </table:table-row>
      </table:table>
      <table:table table:name="20s" table:style-name="ta1">
        <table:shapes>
          <draw:frame draw:z-index="0" draw:style-name="gr1" svg:width="6.3004in" svg:height="3.5398in" svg:x="10.4236in" svg:y="7.5205in">
            <draw:object draw:notify-on-update-of-ranges="20s.B43:20s.B59 20s.F43:20s.F59 20s.B43:20s.B59 20s.G43:20s.G59 20s.B43:20s.B59 20s.H43:20s.H5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6.2953in" svg:height="3.5398in" svg:x="10.3618in" svg:y="3.8339in">
            <draw:object draw:notify-on-update-of-ranges="20s.B26:20s.B42 20s.F26:20s.F42 20s.B26:20s.B42 20s.G26:20s.G42 20s.B26:20s.B42 20s.H26:20s.H4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6.3in" svg:height="3.5398in" svg:x="10.3146in" svg:y="0.063in">
            <draw:object draw:notify-on-update-of-ranges="20s.B9:20s.B25 20s.F9:20s.F25 20s.B9:20s.B25 20s.G9:20s.G25 20s.B9:20s.B25 20s.H9:20s.H2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Default"/>
        <table:table-row table:style-name="ro1">
          <table:table-cell table:style-name="ce1" office:value-type="string">
            <text:p>modification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True Positve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</text:p>
          </table:table-cell>
          <table:table-cell table:style-name="ce1" office:value-type="string">
            <text:p>True Positve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</text:p>
          </table:table-cell>
          <table:table-cell table:style-name="ce1" office:value-type="string">
            <text:p>Factor Pitch</text:p>
          </table:table-cell>
        </table:table-row>
        <table:table-row table:style-name="ro1">
          <table:table-cell office:value-type="string">
            <text:p>Band-passed</text:p>
          </table:table-cell>
          <table:table-cell table:style-name="ce3" office:value-type="float" office:value="0">
            <text:p>0</text:p>
          </table:table-cell>
          <table:table-cell office:value-type="float" office:value="879">
            <text:p>87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C2]/([.E2]+[.C2]+[.D2])" office:value-type="percentage" office:value="0.977753058954394">
            <text:p>97.78%</text:p>
          </table:table-cell>
          <table:table-cell table:formula="of:=[.D2]/([.$E$3]+[.$C$3]+[.$D$3])" office:value-type="percentage" office:value="0.022271714922049">
            <text:p>2.23%</text:p>
          </table:table-cell>
          <table:table-cell table:formula="of:=[.E2]/([.E2]+[.C2]+[.D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Chorus</text:p>
          </table:table-cell>
          <table:table-cell table:style-name="ce3"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3]/([.E3]+[.C3]+[.D3])" office:value-type="percentage" office:value="0.93652561247216">
            <text:p>93.65%</text:p>
          </table:table-cell>
          <table:table-cell table:formula="of:=[.D3]/([.$E$3]+[.$C$3]+[.$D$3])" office:value-type="percentage" office:value="0.0634743875278396">
            <text:p>6.35%</text:p>
          </table:table-cell>
          <table:table-cell table:formula="of:=[.E3]/([.E3]+[.C3]+[.D3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Echo</text:p>
          </table:table-cell>
          <table:table-cell table:style-name="ce3" office:value-type="float" office:value="0">
            <text:p>0</text:p>
          </table:table-cell>
          <table:table-cell office:value-type="float" office:value="873">
            <text:p>87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C4]/([.E4]+[.C4]+[.D4])" office:value-type="percentage" office:value="0.971078976640712">
            <text:p>97.11%</text:p>
          </table:table-cell>
          <table:table-cell table:formula="of:=[.D4]/([.$E$3]+[.$C$3]+[.$D$3])" office:value-type="percentage" office:value="0.0289532293986637">
            <text:p>2.90%</text:p>
          </table:table-cell>
          <table:table-cell table:formula="of:=[.E4]/([.E4]+[.C4]+[.D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Flanger</text:p>
          </table:table-cell>
          <table:table-cell table:style-name="ce3"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formula="of:=[.C5]/([.E5]+[.C5]+[.D5])" office:value-type="percentage" office:value="0.887652947719688">
            <text:p>88.77%</text:p>
          </table:table-cell>
          <table:table-cell table:formula="of:=[.D5]/([.$E$3]+[.$C$3]+[.$D$3])" office:value-type="percentage" office:value="0.112472160356347">
            <text:p>11.25%</text:p>
          </table:table-cell>
          <table:table-cell table:formula="of:=[.E5]/([.E5]+[.C5]+[.D5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GSM</text:p>
          </table:table-cell>
          <table:table-cell table:style-name="ce3"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table:formula="of:=[.C6]/([.E6]+[.C6]+[.D6])" office:value-type="percentage" office:value="0.304008908685969">
            <text:p>30.40%</text:p>
          </table:table-cell>
          <table:table-cell table:formula="of:=[.D6]/([.$E$3]+[.$C$3]+[.$D$3])" office:value-type="percentage" office:value="0.695991091314031">
            <text:p>69.60%</text:p>
          </table:table-cell>
          <table:table-cell table:formula="of:=[.E6]/([.E6]+[.C6]+[.D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Reference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883">
            <text:p>883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8">
            <text:p>18</text:p>
          </table:table-cell>
          <table:table-cell table:formula="of:=[.C7]/([.E7]+[.C7]+[.D7])" office:value-type="percentage" office:value="0.947424892703863">
            <text:p>94.74%</text:p>
          </table:table-cell>
          <table:table-cell table:formula="of:=[.D7]/([.$E$3]+[.$C$3]+[.$D$3])" office:value-type="percentage" office:value="0.0345211581291759">
            <text:p>3.45%</text:p>
          </table:table-cell>
          <table:table-cell table:formula="of:=[.E7]/([.E7]+[.C7]+[.D7])" office:value-type="percentage" office:value="0.01931330472103">
            <text:p>1.93%</text:p>
          </table:table-cell>
          <table:table-cell table:style-name="ce1"/>
        </table:table-row>
        <table:table-row table:style-name="ro1">
          <table:table-cell office:value-type="string">
            <text:p>Tremolo</text:p>
          </table:table-cell>
          <table:table-cell table:style-name="Default" office:value-type="float" office:value="0">
            <text:p>0</text:p>
          </table:table-cell>
          <table:table-cell office:value-type="float" office:value="848">
            <text:p>84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C8]/([.E8]+[.C8]+[.D8])" office:value-type="percentage" office:value="0.943270300333704">
            <text:p>94.33%</text:p>
          </table:table-cell>
          <table:table-cell table:formula="of:=[.D8]/([.$E$3]+[.$C$3]+[.$D$3])" office:value-type="percentage" office:value="0.0567928730512249">
            <text:p>5.68%</text:p>
          </table:table-cell>
          <table:table-cell table:formula="of:=[.E8]/([.E8]+[.C8]+[.D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200">
            <text:p>-200</text:p>
          </table:table-cell>
          <table:table-cell office:value-type="float" office:value="5">
            <text:p>5</text:p>
          </table:table-cell>
          <table:table-cell office:value-type="float" office:value="893">
            <text:p>893</text:p>
          </table:table-cell>
          <table:table-cell office:value-type="float" office:value="0">
            <text:p>0</text:p>
          </table:table-cell>
          <table:table-cell table:formula="of:=[.C9]/([.E9]+[.C9]+[.D9])" office:value-type="percentage" office:value="0.00556792873051225">
            <text:p>0.56%</text:p>
          </table:table-cell>
          <table:table-cell table:formula="of:=[.D9]/([.$E$3]+[.$C$3]+[.$D$3])" office:value-type="percentage" office:value="0.994432071269488">
            <text:p>99.44%</text:p>
          </table:table-cell>
          <table:table-cell table:formula="of:=[.E9]/([.E9]+[.C9]+[.D9])" office:value-type="percentage" office:value="0">
            <text:p>0.00%</text:p>
          </table:table-cell>
          <table:table-cell table:style-name="ce7" table:formula="of:=((64*2^(([.B9]+[.B9])/1200) ))/(64*2^([.B9]/1200))" office:value-type="percentage" office:value="0.890898718140339">
            <text:p>89.0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175">
            <text:p>-175</text:p>
          </table:table-cell>
          <table:table-cell office:value-type="float" office:value="2">
            <text:p>2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table:formula="of:=[.C10]/([.E10]+[.C10]+[.D10])" office:value-type="percentage" office:value="0.00222469410456062">
            <text:p>0.22%</text:p>
          </table:table-cell>
          <table:table-cell table:formula="of:=[.D10]/([.$E$3]+[.$C$3]+[.$D$3])" office:value-type="percentage" office:value="0.998886414253898">
            <text:p>99.89%</text:p>
          </table:table-cell>
          <table:table-cell table:formula="of:=[.E10]/([.E10]+[.C10]+[.D10])" office:value-type="percentage" office:value="0">
            <text:p>0.00%</text:p>
          </table:table-cell>
          <table:table-cell table:style-name="ce7" table:formula="of:=((64*2^(([.B10]+[.B10])/1200) ))/(64*2^([.B10]/1200))" office:value-type="percentage" office:value="0.903857138391101">
            <text:p>90.39%</text:p>
          </table:table-cell>
        </table:table-row>
        <table:table-row table:style-name="ro1">
          <table:table-cell table:style-name="ce2" office:value-type="string">
            <text:p>pitch_shift</text:p>
          </table:table-cell>
          <table:table-cell table:style-name="Default" office:value-type="float" office:value="-150">
            <text:p>-150</text:p>
          </table:table-cell>
          <table:table-cell office:value-type="float" office:value="4">
            <text:p>4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table:formula="of:=[.C11]/([.E11]+[.C11]+[.D11])" office:value-type="percentage" office:value="0.00444938820912125">
            <text:p>0.44%</text:p>
          </table:table-cell>
          <table:table-cell table:formula="of:=[.D11]/([.$E$3]+[.$C$3]+[.$D$3])" office:value-type="percentage" office:value="0.996659242761693">
            <text:p>99.67%</text:p>
          </table:table-cell>
          <table:table-cell table:formula="of:=[.E11]/([.E11]+[.C11]+[.D11])" office:value-type="percentage" office:value="0">
            <text:p>0.00%</text:p>
          </table:table-cell>
          <table:table-cell table:style-name="ce7" table:formula="of:=((64*2^(([.B11]+[.B11])/1200) ))/(64*2^([.B11]/1200))" office:value-type="percentage" office:value="0.917004043204671">
            <text:p>91.70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125">
            <text:p>-125</text:p>
          </table:table-cell>
          <table:table-cell office:value-type="float" office:value="10">
            <text:p>10</text:p>
          </table:table-cell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table:formula="of:=[.C12]/([.E12]+[.C12]+[.D12])" office:value-type="percentage" office:value="0.0111358574610245">
            <text:p>1.11%</text:p>
          </table:table-cell>
          <table:table-cell table:formula="of:=[.D12]/([.$E$3]+[.$C$3]+[.$D$3])" office:value-type="percentage" office:value="0.988864142538975">
            <text:p>98.89%</text:p>
          </table:table-cell>
          <table:table-cell table:formula="of:=[.E12]/([.E12]+[.C12]+[.D12])" office:value-type="percentage" office:value="0">
            <text:p>0.00%</text:p>
          </table:table-cell>
          <table:table-cell table:style-name="ce7" table:formula="of:=((64*2^(([.B12]+[.B12])/1200) ))/(64*2^([.B12]/1200))" office:value-type="percentage" office:value="0.930342174152147">
            <text:p>93.03%</text:p>
          </table:table-cell>
        </table:table-row>
        <table:table-row table:style-name="ro1">
          <table:table-cell table:style-name="ce2" office:value-type="string">
            <text:p>pitch_shift</text:p>
          </table:table-cell>
          <table:table-cell table:style-name="Default" office:value-type="float" office:value="-100">
            <text:p>-100</text:p>
          </table:table-cell>
          <table:table-cell office:value-type="float" office:value="21">
            <text:p>21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table:formula="of:=[.C13]/([.E13]+[.C13]+[.D13])" office:value-type="percentage" office:value="0.0233592880978865">
            <text:p>2.34%</text:p>
          </table:table-cell>
          <table:table-cell table:formula="of:=[.D13]/([.$E$3]+[.$C$3]+[.$D$3])" office:value-type="percentage" office:value="0.977728285077951">
            <text:p>97.77%</text:p>
          </table:table-cell>
          <table:table-cell table:formula="of:=[.E13]/([.E13]+[.C13]+[.D13])" office:value-type="percentage" office:value="0">
            <text:p>0.00%</text:p>
          </table:table-cell>
          <table:table-cell table:style-name="ce7" table:formula="of:=((64*2^(([.B13]+[.B13])/1200) ))/(64*2^([.B13]/1200))" office:value-type="percentage" office:value="0.943874312681693">
            <text:p>94.3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75">
            <text:p>-75</text:p>
          </table:table-cell>
          <table:table-cell office:value-type="float" office:value="24">
            <text:p>24</text:p>
          </table:table-cell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table:formula="of:=[.C14]/([.E14]+[.C14]+[.D14])" office:value-type="percentage" office:value="0.0267260579064588">
            <text:p>2.67%</text:p>
          </table:table-cell>
          <table:table-cell table:formula="of:=[.D14]/([.$E$3]+[.$C$3]+[.$D$3])" office:value-type="percentage" office:value="0.973273942093541">
            <text:p>97.33%</text:p>
          </table:table-cell>
          <table:table-cell table:formula="of:=[.E14]/([.E14]+[.C14]+[.D14])" office:value-type="percentage" office:value="0">
            <text:p>0.00%</text:p>
          </table:table-cell>
          <table:table-cell table:style-name="ce7" table:formula="of:=((64*2^(([.B14]+[.B14])/1200) ))/(64*2^([.B14]/1200))" office:value-type="percentage" office:value="0.957603280698574">
            <text:p>95.76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50">
            <text:p>-50</text:p>
          </table:table-cell>
          <table:table-cell office:value-type="float" office:value="57">
            <text:p>57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table:formula="of:=[.C15]/([.E15]+[.C15]+[.D15])" office:value-type="percentage" office:value="0.0634743875278396">
            <text:p>6.35%</text:p>
          </table:table-cell>
          <table:table-cell table:formula="of:=[.D15]/([.$E$3]+[.$C$3]+[.$D$3])" office:value-type="percentage" office:value="0.93652561247216">
            <text:p>93.65%</text:p>
          </table:table-cell>
          <table:table-cell table:formula="of:=[.E15]/([.E15]+[.C15]+[.D15])" office:value-type="percentage" office:value="0">
            <text:p>0.00%</text:p>
          </table:table-cell>
          <table:table-cell table:style-name="ce7" table:formula="of:=((64*2^(([.B15]+[.B15])/1200) ))/(64*2^([.B15]/1200))" office:value-type="percentage" office:value="0.971531941153606">
            <text:p>97.1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ce2" office:value-type="float" office:value="-25">
            <text:p>-25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664">
            <text:p>664</text:p>
          </table:table-cell>
          <table:table-cell table:style-name="ce2" office:value-type="float" office:value="0">
            <text:p>0</text:p>
          </table:table-cell>
          <table:table-cell table:formula="of:=[.C16]/([.E16]+[.C16]+[.D16])" office:value-type="percentage" office:value="0.259754738015608">
            <text:p>25.98%</text:p>
          </table:table-cell>
          <table:table-cell table:formula="of:=[.D16]/([.$E$3]+[.$C$3]+[.$D$3])" office:value-type="percentage" office:value="0.739420935412027">
            <text:p>73.94%</text:p>
          </table:table-cell>
          <table:table-cell table:formula="of:=[.E16]/([.E16]+[.C16]+[.D16])" office:value-type="percentage" office:value="0">
            <text:p>0.00%</text:p>
          </table:table-cell>
          <table:table-cell table:style-name="ce7" table:formula="of:=((64*2^(([.B16]+[.B16])/1200) ))/(64*2^([.B16]/1200))" office:value-type="percentage" office:value="0.985663198640188">
            <text:p>98.57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[.C17]/([.E17]+[.C17]+[.D17])" office:value-type="percentage" office:value="0.947424892703863">
            <text:p>94.74%</text:p>
          </table:table-cell>
          <table:table-cell table:formula="of:=[.D17]/([.$E$3]+[.$C$3]+[.$D$3])" office:value-type="percentage" office:value="0.0345211581291759">
            <text:p>3.45%</text:p>
          </table:table-cell>
          <table:table-cell table:formula="of:=[.E17]/([.E17]+[.C17]+[.D17])" office:value-type="percentage" office:value="0.01931330472103">
            <text:p>1.93%</text:p>
          </table:table-cell>
          <table:table-cell table:style-name="ce7" table:formula="of:=((64*2^(([.B17]+[.B17])/1200) ))/(64*2^([.B17]/1200))" office:value-type="percentage" office:value="1">
            <text:p>100.00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table:formula="of:=[.C18]/([.E18]+[.C18]+[.D18])" office:value-type="percentage" office:value="0.28476084538376">
            <text:p>28.48%</text:p>
          </table:table-cell>
          <table:table-cell table:formula="of:=[.D18]/([.$E$3]+[.$C$3]+[.$D$3])" office:value-type="percentage" office:value="0.716035634743875">
            <text:p>71.60%</text:p>
          </table:table-cell>
          <table:table-cell table:formula="of:=[.E18]/([.E18]+[.C18]+[.D18])" office:value-type="percentage" office:value="0">
            <text:p>0.00%</text:p>
          </table:table-cell>
          <table:table-cell table:style-name="ce7" table:formula="of:=((64*2^(([.B18]+[.B18])/1200) ))/(64*2^([.B18]/1200))" office:value-type="percentage" office:value="1.01454533493752">
            <text:p>101.4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  <table:table-cell table:formula="of:=[.C19]/([.E19]+[.C19]+[.D19])" office:value-type="percentage" office:value="0.0789766407119021">
            <text:p>7.90%</text:p>
          </table:table-cell>
          <table:table-cell table:formula="of:=[.D19]/([.$E$3]+[.$C$3]+[.$D$3])" office:value-type="percentage" office:value="0.922048997772829">
            <text:p>92.20%</text:p>
          </table:table-cell>
          <table:table-cell table:formula="of:=[.E19]/([.E19]+[.C19]+[.D19])" office:value-type="percentage" office:value="0">
            <text:p>0.00%</text:p>
          </table:table-cell>
          <table:table-cell table:style-name="ce7" table:formula="of:=((64*2^(([.B19]+[.B19])/1200) ))/(64*2^([.B19]/1200))" office:value-type="percentage" office:value="1.02930223664349">
            <text:p>102.93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table:formula="of:=[.C20]/([.E20]+[.C20]+[.D20])" office:value-type="percentage" office:value="0.0301003344481605">
            <text:p>3.01%</text:p>
          </table:table-cell>
          <table:table-cell table:formula="of:=[.D20]/([.$E$3]+[.$C$3]+[.$D$3])" office:value-type="percentage" office:value="0.968819599109131">
            <text:p>96.88%</text:p>
          </table:table-cell>
          <table:table-cell table:formula="of:=[.E20]/([.E20]+[.C20]+[.D20])" office:value-type="percentage" office:value="0">
            <text:p>0.00%</text:p>
          </table:table-cell>
          <table:table-cell table:style-name="ce7" table:formula="of:=((64*2^(([.B20]+[.B20])/1200) ))/(64*2^([.B20]/1200))" office:value-type="percentage" office:value="1.04427378242741">
            <text:p>104.43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table:formula="of:=[.C21]/([.E21]+[.C21]+[.D21])" office:value-type="percentage" office:value="0.0289210233592881">
            <text:p>2.89%</text:p>
          </table:table-cell>
          <table:table-cell table:formula="of:=[.D21]/([.$E$3]+[.$C$3]+[.$D$3])" office:value-type="percentage" office:value="0.972160356347439">
            <text:p>97.22%</text:p>
          </table:table-cell>
          <table:table-cell table:formula="of:=[.E21]/([.E21]+[.C21]+[.D21])" office:value-type="percentage" office:value="0">
            <text:p>0.00%</text:p>
          </table:table-cell>
          <table:table-cell table:style-name="ce7" table:formula="of:=((64*2^(([.B21]+[.B21])/1200) ))/(64*2^([.B21]/1200))" office:value-type="percentage" office:value="1.0594630943593">
            <text:p>105.9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25">
            <text:p>125</text:p>
          </table:table-cell>
          <table:table-cell office:value-type="float" office:value="18">
            <text:p>18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table:formula="of:=[.C22]/([.E22]+[.C22]+[.D22])" office:value-type="percentage" office:value="0.0200222469410456">
            <text:p>2.00%</text:p>
          </table:table-cell>
          <table:table-cell table:formula="of:=[.D22]/([.$E$3]+[.$C$3]+[.$D$3])" office:value-type="percentage" office:value="0.981069042316258">
            <text:p>98.11%</text:p>
          </table:table-cell>
          <table:table-cell table:formula="of:=[.E22]/([.E22]+[.C22]+[.D22])" office:value-type="percentage" office:value="0">
            <text:p>0.00%</text:p>
          </table:table-cell>
          <table:table-cell table:style-name="ce7" table:formula="of:=((64*2^(([.B22]+[.B22])/1200) ))/(64*2^([.B22]/1200))" office:value-type="percentage" office:value="1.0748733399207">
            <text:p>107.4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float" office:value="892">
            <text:p>892</text:p>
          </table:table-cell>
          <table:table-cell office:value-type="float" office:value="0">
            <text:p>0</text:p>
          </table:table-cell>
          <table:table-cell table:formula="of:=[.C23]/([.E23]+[.C23]+[.D23])" office:value-type="percentage" office:value="0.00778642936596218">
            <text:p>0.78%</text:p>
          </table:table-cell>
          <table:table-cell table:formula="of:=[.D23]/([.$E$3]+[.$C$3]+[.$D$3])" office:value-type="percentage" office:value="0.993318485523385">
            <text:p>99.33%</text:p>
          </table:table-cell>
          <table:table-cell table:formula="of:=[.E23]/([.E23]+[.C23]+[.D23])" office:value-type="percentage" office:value="0">
            <text:p>0.00%</text:p>
          </table:table-cell>
          <table:table-cell table:style-name="ce7" table:formula="of:=((64*2^(([.B23]+[.B23])/1200) ))/(64*2^([.B23]/1200))" office:value-type="percentage" office:value="1.09050773266526">
            <text:p>109.0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table:formula="of:=[.C24]/([.E24]+[.C24]+[.D24])" office:value-type="percentage" office:value="0.00444938820912125">
            <text:p>0.44%</text:p>
          </table:table-cell>
          <table:table-cell table:formula="of:=[.D24]/([.$E$3]+[.$C$3]+[.$D$3])" office:value-type="percentage" office:value="0.996659242761693">
            <text:p>99.67%</text:p>
          </table:table-cell>
          <table:table-cell table:formula="of:=[.E24]/([.E24]+[.C24]+[.D24])" office:value-type="percentage" office:value="0">
            <text:p>0.00%</text:p>
          </table:table-cell>
          <table:table-cell table:style-name="ce7" table:formula="of:=((64*2^(([.B24]+[.B24])/1200) ))/(64*2^([.B24]/1200))" office:value-type="percentage" office:value="1.10636953288883">
            <text:p>110.64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table:formula="of:=[.C25]/([.E25]+[.C25]+[.D25])" office:value-type="percentage" office:value="0.0111234705228031">
            <text:p>1.11%</text:p>
          </table:table-cell>
          <table:table-cell table:formula="of:=[.D25]/([.$E$3]+[.$C$3]+[.$D$3])" office:value-type="percentage" office:value="0.989977728285078">
            <text:p>99.00%</text:p>
          </table:table-cell>
          <table:table-cell table:formula="of:=[.E25]/([.E25]+[.C25]+[.D25])" office:value-type="percentage" office:value="0">
            <text:p>0.00%</text:p>
          </table:table-cell>
          <table:table-cell table:style-name="ce7" table:formula="of:=((64*2^(([.B25]+[.B25])/1200) ))/(64*2^([.B25]/1200))" office:value-type="percentage" office:value="1.12246204830937">
            <text:p>112.25%</text:p>
          </table:table-cell>
        </table:table-row>
        <table:table-row table:style-name="ro1">
          <table:table-cell office:value-type="string">
            <text:p>speed_up</text:p>
          </table:table-cell>
          <table:table-cell office:value-type="percentage" office:value="0.84">
            <text:p>84%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table:formula="of:=[.C26]/([.E26]+[.C26]+[.D26])" office:value-type="percentage" office:value="0">
            <text:p>0.00%</text:p>
          </table:table-cell>
          <table:table-cell table:formula="of:=[.D26]/([.$E$3]+[.$C$3]+[.$D$3])" office:value-type="percentage" office:value="1.0011135857461">
            <text:p>100.11%</text:p>
          </table:table-cell>
          <table:table-cell table:formula="of:=[.E26]/([.E26]+[.C26]+[.D2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86">
            <text:p>86%</text:p>
          </table:table-cell>
          <table:table-cell office:value-type="float" office:value="0">
            <text:p>0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table:formula="of:=[.C27]/([.E27]+[.C27]+[.D27])" office:value-type="percentage" office:value="0">
            <text:p>0.00%</text:p>
          </table:table-cell>
          <table:table-cell table:formula="of:=[.D27]/([.$E$3]+[.$C$3]+[.$D$3])" office:value-type="percentage" office:value="0.998886414253898">
            <text:p>99.89%</text:p>
          </table:table-cell>
          <table:table-cell table:formula="of:=[.E27]/([.E27]+[.C27]+[.D2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88">
            <text:p>88%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table:formula="of:=[.C28]/([.E28]+[.C28]+[.D28])" office:value-type="percentage" office:value="0">
            <text:p>0.00%</text:p>
          </table:table-cell>
          <table:table-cell table:formula="of:=[.D28]/([.$E$3]+[.$C$3]+[.$D$3])" office:value-type="percentage" office:value="1.0011135857461">
            <text:p>100.11%</text:p>
          </table:table-cell>
          <table:table-cell table:formula="of:=[.E28]/([.E28]+[.C28]+[.D2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">
            <text:p>90%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table:formula="of:=[.C29]/([.E29]+[.C29]+[.D29])" office:value-type="percentage" office:value="0">
            <text:p>0.00%</text:p>
          </table:table-cell>
          <table:table-cell table:formula="of:=[.D29]/([.$E$3]+[.$C$3]+[.$D$3])" office:value-type="percentage" office:value="1.0011135857461">
            <text:p>100.11%</text:p>
          </table:table-cell>
          <table:table-cell table:formula="of:=[.E29]/([.E29]+[.C29]+[.D29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2">
            <text:p>92%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table:formula="of:=[.C30]/([.E30]+[.C30]+[.D30])" office:value-type="percentage" office:value="0">
            <text:p>0.00%</text:p>
          </table:table-cell>
          <table:table-cell table:formula="of:=[.D30]/([.$E$3]+[.$C$3]+[.$D$3])" office:value-type="percentage" office:value="1.0011135857461">
            <text:p>100.11%</text:p>
          </table:table-cell>
          <table:table-cell table:formula="of:=[.E30]/([.E30]+[.C30]+[.D30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4">
            <text:p>94%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table:formula="of:=[.C31]/([.E31]+[.C31]+[.D31])" office:value-type="percentage" office:value="0.00111234705228031">
            <text:p>0.11%</text:p>
          </table:table-cell>
          <table:table-cell table:formula="of:=[.D31]/([.$E$3]+[.$C$3]+[.$D$3])" office:value-type="percentage" office:value="1">
            <text:p>100.00%</text:p>
          </table:table-cell>
          <table:table-cell table:formula="of:=[.E31]/([.E31]+[.C31]+[.D31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6">
            <text:p>96%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table:formula="of:=[.C32]/([.E32]+[.C32]+[.D32])" office:value-type="percentage" office:value="0">
            <text:p>0.00%</text:p>
          </table:table-cell>
          <table:table-cell table:formula="of:=[.D32]/([.$E$3]+[.$C$3]+[.$D$3])" office:value-type="percentage" office:value="1">
            <text:p>100.00%</text:p>
          </table:table-cell>
          <table:table-cell table:formula="of:=[.E32]/([.E32]+[.C32]+[.D3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table:style-name="ce6" office:value-type="percentage" office:value="0.98">
            <text:p>98%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880">
            <text:p>880</text:p>
          </table:table-cell>
          <table:table-cell table:style-name="ce2" office:value-type="float" office:value="0">
            <text:p>0</text:p>
          </table:table-cell>
          <table:table-cell table:formula="of:=[.C33]/([.E33]+[.C33]+[.D33])" office:value-type="percentage" office:value="0.0211345939933259">
            <text:p>2.11%</text:p>
          </table:table-cell>
          <table:table-cell table:formula="of:=[.D33]/([.$E$3]+[.$C$3]+[.$D$3])" office:value-type="percentage" office:value="0.979955456570156">
            <text:p>98.00%</text:p>
          </table:table-cell>
          <table:table-cell table:formula="of:=[.E33]/([.E33]+[.C33]+[.D33])" office:value-type="percentage" office:value="0">
            <text:p>0.00%</text:p>
          </table:table-cell>
          <table:table-cell table:style-name="ce1"/>
        </table:table-row>
        <table:table-row table:style-name="ro1">
          <table:table-cell office:value-type="string">
            <text:p>speed_up</text:p>
          </table:table-cell>
          <table:table-cell office:value-type="percentage" office:value="1">
            <text:p>100%</text:p>
          </table:table-cell>
          <table:table-cell office:value-type="float" office:value="883">
            <text:p>883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[.C34]/([.E34]+[.C34]+[.D34])" office:value-type="percentage" office:value="0.947424892703863">
            <text:p>94.74%</text:p>
          </table:table-cell>
          <table:table-cell table:formula="of:=[.D34]/([.$E$3]+[.$C$3]+[.$D$3])" office:value-type="percentage" office:value="0.0345211581291759">
            <text:p>3.45%</text:p>
          </table:table-cell>
          <table:table-cell table:formula="of:=[.E34]/([.E34]+[.C34]+[.D34])" office:value-type="percentage" office:value="0.01931330472103">
            <text:p>1.93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2">
            <text:p>102%</text:p>
          </table:table-cell>
          <table:table-cell office:value-type="float" office:value="19">
            <text:p>19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table:formula="of:=[.C35]/([.E35]+[.C35]+[.D35])" office:value-type="percentage" office:value="0.0211581291759465">
            <text:p>2.12%</text:p>
          </table:table-cell>
          <table:table-cell table:formula="of:=[.D35]/([.$E$3]+[.$C$3]+[.$D$3])" office:value-type="percentage" office:value="0.978841870824054">
            <text:p>97.88%</text:p>
          </table:table-cell>
          <table:table-cell table:formula="of:=[.E35]/([.E35]+[.C35]+[.D3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speed_up</text:p>
          </table:table-cell>
          <table:table-cell office:value-type="percentage" office:value="1.04">
            <text:p>104%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table:formula="of:=[.C36]/([.E36]+[.C36]+[.D36])" office:value-type="percentage" office:value="0">
            <text:p>0.00%</text:p>
          </table:table-cell>
          <table:table-cell table:formula="of:=[.D36]/([.$E$3]+[.$C$3]+[.$D$3])" office:value-type="percentage" office:value="1.0011135857461">
            <text:p>100.11%</text:p>
          </table:table-cell>
          <table:table-cell table:formula="of:=[.E36]/([.E36]+[.C36]+[.D3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6">
            <text:p>106%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table:formula="of:=[.C37]/([.E37]+[.C37]+[.D37])" office:value-type="percentage" office:value="0">
            <text:p>0.00%</text:p>
          </table:table-cell>
          <table:table-cell table:formula="of:=[.D37]/([.$E$3]+[.$C$3]+[.$D$3])" office:value-type="percentage" office:value="1">
            <text:p>100.00%</text:p>
          </table:table-cell>
          <table:table-cell table:formula="of:=[.E37]/([.E37]+[.C37]+[.D3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8">
            <text:p>108%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table:formula="of:=[.C38]/([.E38]+[.C38]+[.D38])" office:value-type="percentage" office:value="0">
            <text:p>0.00%</text:p>
          </table:table-cell>
          <table:table-cell table:formula="of:=[.D38]/([.$E$3]+[.$C$3]+[.$D$3])" office:value-type="percentage" office:value="1.0011135857461">
            <text:p>100.11%</text:p>
          </table:table-cell>
          <table:table-cell table:formula="of:=[.E38]/([.E38]+[.C38]+[.D3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">
            <text:p>110%</text:p>
          </table:table-cell>
          <table:table-cell office:value-type="float" office:value="0">
            <text:p>0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table:formula="of:=[.C39]/([.E39]+[.C39]+[.D39])" office:value-type="percentage" office:value="0">
            <text:p>0.00%</text:p>
          </table:table-cell>
          <table:table-cell table:formula="of:=[.D39]/([.$E$3]+[.$C$3]+[.$D$3])" office:value-type="percentage" office:value="0.998886414253898">
            <text:p>99.89%</text:p>
          </table:table-cell>
          <table:table-cell table:formula="of:=[.E39]/([.E39]+[.C39]+[.D39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2">
            <text:p>112%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table:formula="of:=[.C40]/([.E40]+[.C40]+[.D40])" office:value-type="percentage" office:value="0">
            <text:p>0.00%</text:p>
          </table:table-cell>
          <table:table-cell table:formula="of:=[.D40]/([.$E$3]+[.$C$3]+[.$D$3])" office:value-type="percentage" office:value="1">
            <text:p>100.00%</text:p>
          </table:table-cell>
          <table:table-cell table:formula="of:=[.E40]/([.E40]+[.C40]+[.D40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4">
            <text:p>114%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table:formula="of:=[.C41]/([.E41]+[.C41]+[.D41])" office:value-type="percentage" office:value="0.00111234705228031">
            <text:p>0.11%</text:p>
          </table:table-cell>
          <table:table-cell table:formula="of:=[.D41]/([.$E$3]+[.$C$3]+[.$D$3])" office:value-type="percentage" office:value="1">
            <text:p>100.00%</text:p>
          </table:table-cell>
          <table:table-cell table:formula="of:=[.E41]/([.E41]+[.C41]+[.D41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6">
            <text:p>116%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table:formula="of:=[.C42]/([.E42]+[.C42]+[.D42])" office:value-type="percentage" office:value="0">
            <text:p>0.00%</text:p>
          </table:table-cell>
          <table:table-cell table:formula="of:=[.D42]/([.$E$3]+[.$C$3]+[.$D$3])" office:value-type="percentage" office:value="1.0011135857461">
            <text:p>100.11%</text:p>
          </table:table-cell>
          <table:table-cell table:formula="of:=[.E42]/([.E42]+[.C42]+[.D42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4">
            <text:p>84%</text:p>
          </table:table-cell>
          <table:table-cell office:value-type="float" office:value="69">
            <text:p>69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table:formula="of:=[.C43]/([.E43]+[.C43]+[.D43])" office:value-type="percentage" office:value="0.076837416481069">
            <text:p>7.68%</text:p>
          </table:table-cell>
          <table:table-cell table:formula="of:=[.D43]/([.$E$3]+[.$C$3]+[.$D$3])" office:value-type="percentage" office:value="0.923162583518931">
            <text:p>92.32%</text:p>
          </table:table-cell>
          <table:table-cell table:formula="of:=[.E43]/([.E43]+[.C43]+[.D43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6">
            <text:p>86%</text:p>
          </table:table-cell>
          <table:table-cell office:value-type="float" office:value="76">
            <text:p>76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table:formula="of:=[.C44]/([.E44]+[.C44]+[.D44])" office:value-type="percentage" office:value="0.0845383759733037">
            <text:p>8.45%</text:p>
          </table:table-cell>
          <table:table-cell table:formula="of:=[.D44]/([.$E$3]+[.$C$3]+[.$D$3])" office:value-type="percentage" office:value="0.916481069042316">
            <text:p>91.65%</text:p>
          </table:table-cell>
          <table:table-cell table:formula="of:=[.E44]/([.E44]+[.C44]+[.D4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8">
            <text:p>88%</text:p>
          </table:table-cell>
          <table:table-cell office:value-type="float" office:value="90">
            <text:p>90</text:p>
          </table:table-cell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table:formula="of:=[.C45]/([.E45]+[.C45]+[.D45])" office:value-type="percentage" office:value="0.100334448160535">
            <text:p>10.03%</text:p>
          </table:table-cell>
          <table:table-cell table:formula="of:=[.D45]/([.$E$3]+[.$C$3]+[.$D$3])" office:value-type="percentage" office:value="0.898663697104677">
            <text:p>89.87%</text:p>
          </table:table-cell>
          <table:table-cell table:formula="of:=[.E45]/([.E45]+[.C45]+[.D4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">
            <text:p>90%</text:p>
          </table:table-cell>
          <table:table-cell office:value-type="float" office:value="128">
            <text:p>128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table:formula="of:=[.C46]/([.E46]+[.C46]+[.D46])" office:value-type="percentage" office:value="0.142538975501114">
            <text:p>14.25%</text:p>
          </table:table-cell>
          <table:table-cell table:formula="of:=[.D46]/([.$E$3]+[.$C$3]+[.$D$3])" office:value-type="percentage" office:value="0.857461024498886">
            <text:p>85.75%</text:p>
          </table:table-cell>
          <table:table-cell table:formula="of:=[.E46]/([.E46]+[.C46]+[.D4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2">
            <text:p>92%</text:p>
          </table:table-cell>
          <table:table-cell office:value-type="float" office:value="185">
            <text:p>185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table:formula="of:=[.C47]/([.E47]+[.C47]+[.D47])" office:value-type="percentage" office:value="0.206013363028953">
            <text:p>20.60%</text:p>
          </table:table-cell>
          <table:table-cell table:formula="of:=[.D47]/([.$E$3]+[.$C$3]+[.$D$3])" office:value-type="percentage" office:value="0.793986636971047">
            <text:p>79.40%</text:p>
          </table:table-cell>
          <table:table-cell table:formula="of:=[.E47]/([.E47]+[.C47]+[.D4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4">
            <text:p>94%</text:p>
          </table:table-cell>
          <table:table-cell office:value-type="float" office:value="252">
            <text:p>252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table:formula="of:=[.C48]/([.E48]+[.C48]+[.D48])" office:value-type="percentage" office:value="0.280936454849498">
            <text:p>28.09%</text:p>
          </table:table-cell>
          <table:table-cell table:formula="of:=[.D48]/([.$E$3]+[.$C$3]+[.$D$3])" office:value-type="percentage" office:value="0.71826280623608">
            <text:p>71.83%</text:p>
          </table:table-cell>
          <table:table-cell table:formula="of:=[.E48]/([.E48]+[.C48]+[.D4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6">
            <text:p>96%</text:p>
          </table:table-cell>
          <table:table-cell office:value-type="float" office:value="418">
            <text:p>418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[.C49]/([.E49]+[.C49]+[.D49])" office:value-type="percentage" office:value="0.465478841870824">
            <text:p>46.55%</text:p>
          </table:table-cell>
          <table:table-cell table:formula="of:=[.D49]/([.$E$3]+[.$C$3]+[.$D$3])" office:value-type="percentage" office:value="0.534521158129176">
            <text:p>53.45%</text:p>
          </table:table-cell>
          <table:table-cell table:formula="of:=[.E49]/([.E49]+[.C49]+[.D49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table:style-name="ce6" office:value-type="percentage" office:value="0.98">
            <text:p>98%</text:p>
          </table:table-cell>
          <table:table-cell table:style-name="ce2" office:value-type="float" office:value="737">
            <text:p>737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0">
            <text:p>0</text:p>
          </table:table-cell>
          <table:table-cell table:formula="of:=[.C50]/([.E50]+[.C50]+[.D50])" office:value-type="percentage" office:value="0.81979977753059">
            <text:p>81.98%</text:p>
          </table:table-cell>
          <table:table-cell table:formula="of:=[.D50]/([.$E$3]+[.$C$3]+[.$D$3])" office:value-type="percentage" office:value="0.180400890868597">
            <text:p>18.04%</text:p>
          </table:table-cell>
          <table:table-cell table:formula="of:=[.E50]/([.E50]+[.C50]+[.D50])" office:value-type="percentage" office:value="0">
            <text:p>0.00%</text:p>
          </table:table-cell>
          <table:table-cell table:style-name="ce1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">
            <text:p>100%</text:p>
          </table:table-cell>
          <table:table-cell office:value-type="float" office:value="883">
            <text:p>883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[.C51]/([.E51]+[.C51]+[.D51])" office:value-type="percentage" office:value="0.947424892703863">
            <text:p>94.74%</text:p>
          </table:table-cell>
          <table:table-cell table:formula="of:=[.D51]/([.$E$3]+[.$C$3]+[.$D$3])" office:value-type="percentage" office:value="0.0345211581291759">
            <text:p>3.45%</text:p>
          </table:table-cell>
          <table:table-cell table:formula="of:=[.E51]/([.E51]+[.C51]+[.D51])" office:value-type="percentage" office:value="0.01931330472103">
            <text:p>1.93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2">
            <text:p>102%</text:p>
          </table:table-cell>
          <table:table-cell office:value-type="float" office:value="733">
            <text:p>733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C52]/([.E52]+[.C52]+[.D52])" office:value-type="percentage" office:value="0.818080357142857">
            <text:p>81.81%</text:p>
          </table:table-cell>
          <table:table-cell table:formula="of:=[.D52]/([.$E$3]+[.$C$3]+[.$D$3])" office:value-type="percentage" office:value="0.181514476614699">
            <text:p>18.15%</text:p>
          </table:table-cell>
          <table:table-cell table:formula="of:=[.E52]/([.E52]+[.C52]+[.D5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4">
            <text:p>104%</text:p>
          </table:table-cell>
          <table:table-cell office:value-type="float" office:value="424">
            <text:p>424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table:formula="of:=[.C53]/([.E53]+[.C53]+[.D53])" office:value-type="percentage" office:value="0.472160356347439">
            <text:p>47.22%</text:p>
          </table:table-cell>
          <table:table-cell table:formula="of:=[.D53]/([.$E$3]+[.$C$3]+[.$D$3])" office:value-type="percentage" office:value="0.527839643652561">
            <text:p>52.78%</text:p>
          </table:table-cell>
          <table:table-cell table:formula="of:=[.E53]/([.E53]+[.C53]+[.D53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6">
            <text:p>106%</text:p>
          </table:table-cell>
          <table:table-cell office:value-type="float" office:value="255">
            <text:p>255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table:formula="of:=[.C54]/([.E54]+[.C54]+[.D54])" office:value-type="percentage" office:value="0.283964365256125">
            <text:p>28.40%</text:p>
          </table:table-cell>
          <table:table-cell table:formula="of:=[.D54]/([.$E$3]+[.$C$3]+[.$D$3])" office:value-type="percentage" office:value="0.716035634743875">
            <text:p>71.60%</text:p>
          </table:table-cell>
          <table:table-cell table:formula="of:=[.E54]/([.E54]+[.C54]+[.D5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8">
            <text:p>108%</text:p>
          </table:table-cell>
          <table:table-cell office:value-type="float" office:value="145">
            <text:p>145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table:formula="of:=[.C55]/([.E55]+[.C55]+[.D55])" office:value-type="percentage" office:value="0.161290322580645">
            <text:p>16.13%</text:p>
          </table:table-cell>
          <table:table-cell table:formula="of:=[.D55]/([.$E$3]+[.$C$3]+[.$D$3])" office:value-type="percentage" office:value="0.839643652561247">
            <text:p>83.96%</text:p>
          </table:table-cell>
          <table:table-cell table:formula="of:=[.E55]/([.E55]+[.C55]+[.D5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">
            <text:p>110%</text:p>
          </table:table-cell>
          <table:table-cell office:value-type="float" office:value="123">
            <text:p>123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table:formula="of:=[.C56]/([.E56]+[.C56]+[.D56])" office:value-type="percentage" office:value="0.136818687430478">
            <text:p>13.68%</text:p>
          </table:table-cell>
          <table:table-cell table:formula="of:=[.D56]/([.$E$3]+[.$C$3]+[.$D$3])" office:value-type="percentage" office:value="0.864142538975501">
            <text:p>86.41%</text:p>
          </table:table-cell>
          <table:table-cell table:formula="of:=[.E56]/([.E56]+[.C56]+[.D5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2">
            <text:p>112%</text:p>
          </table:table-cell>
          <table:table-cell office:value-type="float" office:value="79">
            <text:p>79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formula="of:=[.C57]/([.E57]+[.C57]+[.D57])" office:value-type="percentage" office:value="0.0880713489409142">
            <text:p>8.81%</text:p>
          </table:table-cell>
          <table:table-cell table:formula="of:=[.D57]/([.$E$3]+[.$C$3]+[.$D$3])" office:value-type="percentage" office:value="0.910913140311804">
            <text:p>91.09%</text:p>
          </table:table-cell>
          <table:table-cell table:formula="of:=[.E57]/([.E57]+[.C57]+[.D5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4">
            <text:p>114%</text:p>
          </table:table-cell>
          <table:table-cell office:value-type="float" office:value="70">
            <text:p>70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table:formula="of:=[.C58]/([.E58]+[.C58]+[.D58])" office:value-type="percentage" office:value="0.0778642936596218">
            <text:p>7.79%</text:p>
          </table:table-cell>
          <table:table-cell table:formula="of:=[.D58]/([.$E$3]+[.$C$3]+[.$D$3])" office:value-type="percentage" office:value="0.923162583518931">
            <text:p>92.32%</text:p>
          </table:table-cell>
          <table:table-cell table:formula="of:=[.E58]/([.E58]+[.C58]+[.D5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6">
            <text:p>116%</text:p>
          </table:table-cell>
          <table:table-cell office:value-type="float" office:value="54">
            <text:p>54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table:formula="of:=[.C59]/([.E59]+[.C59]+[.D59])" office:value-type="percentage" office:value="0.0602006688963211">
            <text:p>6.02%</text:p>
          </table:table-cell>
          <table:table-cell table:formula="of:=[.D59]/([.$E$3]+[.$C$3]+[.$D$3])" office:value-type="percentage" office:value="0.938752783964365">
            <text:p>93.88%</text:p>
          </table:table-cell>
          <table:table-cell table:formula="of:=[.E59]/([.E59]+[.C59]+[.D59])" office:value-type="percentage" office:value="0">
            <text:p>0.00%</text:p>
          </table:table-cell>
          <table:table-cell/>
        </table:table-row>
        <table:table-row table:style-name="ro1" table:number-rows-repeated="2">
          <table:table-cell/>
          <table:table-cell table:style-name="ce7"/>
          <table:table-cell table:number-columns-repeated="7"/>
        </table:table-row>
        <table:table-row table:style-name="ro1">
          <table:table-cell/>
          <table:table-cell table:style-name="ce7"/>
          <table:table-cell table:number-columns-repeated="7"/>
        </table:table-row>
      </table:table>
      <table:table table:name="40s" table:style-name="ta1">
        <table:shapes>
          <draw:frame draw:z-index="0" draw:style-name="gr1" svg:width="6.3004in" svg:height="3.5398in" svg:x="10.4236in" svg:y="7.5205in">
            <draw:object draw:notify-on-update-of-ranges="40s.B43:40s.B59 40s.F43:40s.F59 40s.B43:40s.B59 40s.G43:40s.G59 40s.B43:40s.B59 40s.H43:40s.H5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53in" svg:height="3.5398in" svg:x="10.3618in" svg:y="3.8339in">
            <draw:object draw:notify-on-update-of-ranges="40s.B26:40s.B42 40s.F26:40s.F42 40s.B26:40s.B42 40s.G26:40s.G42 40s.B26:40s.B42 40s.H26:40s.H4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3in" svg:height="3.5398in" svg:x="10.3146in" svg:y="0.063in">
            <draw:object draw:notify-on-update-of-ranges="40s.B9:40s.B25 40s.F9:40s.F25 40s.B9:40s.B25 40s.G9:40s.G25 40s.B9:40s.B25 40s.H9:40s.H2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Default"/>
        <table:table-row table:style-name="ro1">
          <table:table-cell table:style-name="ce1" office:value-type="string">
            <text:p>modification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True Positve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</text:p>
          </table:table-cell>
          <table:table-cell table:style-name="ce1" office:value-type="string">
            <text:p>True Positve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</text:p>
          </table:table-cell>
          <table:table-cell table:style-name="ce1" office:value-type="string">
            <text:p>Factor Pitch</text:p>
          </table:table-cell>
        </table:table-row>
        <table:table-row table:style-name="ro1">
          <table:table-cell office:value-type="string">
            <text:p>Band-passed</text:p>
          </table:table-cell>
          <table:table-cell table:style-name="ce3"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C2]/([.E2]+[.C2]+[.D2])" office:value-type="percentage" office:value="0.991017964071856">
            <text:p>99.10%</text:p>
          </table:table-cell>
          <table:table-cell table:formula="of:=[.D2]/([.$E$3]+[.$C$3]+[.$D$3])" office:value-type="percentage" office:value="0.00898203592814371">
            <text:p>0.90%</text:p>
          </table:table-cell>
          <table:table-cell table:formula="of:=[.E2]/([.E2]+[.C2]+[.D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Chorus</text:p>
          </table:table-cell>
          <table:table-cell table:style-name="ce3"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C3]/([.E3]+[.C3]+[.D3])" office:value-type="percentage" office:value="0.988023952095808">
            <text:p>98.80%</text:p>
          </table:table-cell>
          <table:table-cell table:formula="of:=[.D3]/([.$E$3]+[.$C$3]+[.$D$3])" office:value-type="percentage" office:value="0.0119760479041916">
            <text:p>1.20%</text:p>
          </table:table-cell>
          <table:table-cell table:formula="of:=[.E3]/([.E3]+[.C3]+[.D3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Echo</text:p>
          </table:table-cell>
          <table:table-cell table:style-name="ce3"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C4]/([.E4]+[.C4]+[.D4])" office:value-type="percentage" office:value="0.99251497005988">
            <text:p>99.25%</text:p>
          </table:table-cell>
          <table:table-cell table:formula="of:=[.D4]/([.$E$3]+[.$C$3]+[.$D$3])" office:value-type="percentage" office:value="0.00748502994011976">
            <text:p>0.75%</text:p>
          </table:table-cell>
          <table:table-cell table:formula="of:=[.E4]/([.E4]+[.C4]+[.D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Flanger</text:p>
          </table:table-cell>
          <table:table-cell table:style-name="ce3"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C5]/([.E5]+[.C5]+[.D5])" office:value-type="percentage" office:value="0.974550898203593">
            <text:p>97.46%</text:p>
          </table:table-cell>
          <table:table-cell table:formula="of:=[.D5]/([.$E$3]+[.$C$3]+[.$D$3])" office:value-type="percentage" office:value="0.0254491017964072">
            <text:p>2.54%</text:p>
          </table:table-cell>
          <table:table-cell table:formula="of:=[.E5]/([.E5]+[.C5]+[.D5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GSM</text:p>
          </table:table-cell>
          <table:table-cell table:style-name="ce3"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table:formula="of:=[.C6]/([.E6]+[.C6]+[.D6])" office:value-type="percentage" office:value="0.650674662668666">
            <text:p>65.07%</text:p>
          </table:table-cell>
          <table:table-cell table:formula="of:=[.D6]/([.$E$3]+[.$C$3]+[.$D$3])" office:value-type="percentage" office:value="0.348802395209581">
            <text:p>34.88%</text:p>
          </table:table-cell>
          <table:table-cell table:formula="of:=[.E6]/([.E6]+[.C6]+[.D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Reference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665">
            <text:p>665</text:p>
          </table:table-cell>
          <table:table-cell table:number-columns-repeated="2" table:style-name="ce2" office:value-type="float" office:value="7">
            <text:p>7</text:p>
          </table:table-cell>
          <table:table-cell table:formula="of:=[.C7]/([.E7]+[.C7]+[.D7])" office:value-type="percentage" office:value="0.979381443298969">
            <text:p>97.94%</text:p>
          </table:table-cell>
          <table:table-cell table:formula="of:=[.D7]/([.$E$3]+[.$C$3]+[.$D$3])" office:value-type="percentage" office:value="0.0104790419161677">
            <text:p>1.05%</text:p>
          </table:table-cell>
          <table:table-cell table:formula="of:=[.E7]/([.E7]+[.C7]+[.D7])" office:value-type="percentage" office:value="0.0103092783505155">
            <text:p>1.03%</text:p>
          </table:table-cell>
          <table:table-cell table:style-name="ce1"/>
        </table:table-row>
        <table:table-row table:style-name="ro1">
          <table:table-cell office:value-type="string">
            <text:p>Tremolo</text:p>
          </table:table-cell>
          <table:table-cell table:style-name="Default"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C8]/([.E8]+[.C8]+[.D8])" office:value-type="percentage" office:value="0.980538922155689">
            <text:p>98.05%</text:p>
          </table:table-cell>
          <table:table-cell table:formula="of:=[.D8]/([.$E$3]+[.$C$3]+[.$D$3])" office:value-type="percentage" office:value="0.0194610778443114">
            <text:p>1.95%</text:p>
          </table:table-cell>
          <table:table-cell table:formula="of:=[.E8]/([.E8]+[.C8]+[.D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200">
            <text:p>-200</text:p>
          </table:table-cell>
          <table:table-cell office:value-type="float" office:value="12">
            <text:p>12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table:formula="of:=[.C9]/([.E9]+[.C9]+[.D9])" office:value-type="percentage" office:value="0.0179640718562874">
            <text:p>1.80%</text:p>
          </table:table-cell>
          <table:table-cell table:formula="of:=[.D9]/([.$E$3]+[.$C$3]+[.$D$3])" office:value-type="percentage" office:value="0.982035928143712">
            <text:p>98.20%</text:p>
          </table:table-cell>
          <table:table-cell table:formula="of:=[.E9]/([.E9]+[.C9]+[.D9])" office:value-type="percentage" office:value="0">
            <text:p>0.00%</text:p>
          </table:table-cell>
          <table:table-cell table:style-name="ce7" table:formula="of:=((64*2^(([.B9]+[.B9])/1200) ))/(64*2^([.B9]/1200))" office:value-type="percentage" office:value="0.890898718140339">
            <text:p>89.0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175">
            <text:p>-175</text:p>
          </table:table-cell>
          <table:table-cell office:value-type="float" office:value="10">
            <text:p>10</text:p>
          </table:table-cell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table:formula="of:=[.C10]/([.E10]+[.C10]+[.D10])" office:value-type="percentage" office:value="0.0149700598802395">
            <text:p>1.50%</text:p>
          </table:table-cell>
          <table:table-cell table:formula="of:=[.D10]/([.$E$3]+[.$C$3]+[.$D$3])" office:value-type="percentage" office:value="0.98502994011976">
            <text:p>98.50%</text:p>
          </table:table-cell>
          <table:table-cell table:formula="of:=[.E10]/([.E10]+[.C10]+[.D10])" office:value-type="percentage" office:value="0">
            <text:p>0.00%</text:p>
          </table:table-cell>
          <table:table-cell table:style-name="ce7" table:formula="of:=((64*2^(([.B10]+[.B10])/1200) ))/(64*2^([.B10]/1200))" office:value-type="percentage" office:value="0.903857138391101">
            <text:p>90.39%</text:p>
          </table:table-cell>
        </table:table-row>
        <table:table-row table:style-name="ro1">
          <table:table-cell table:style-name="ce2" office:value-type="string">
            <text:p>pitch_shift</text:p>
          </table:table-cell>
          <table:table-cell table:style-name="Default" office:value-type="float" office:value="-150">
            <text:p>-150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table:formula="of:=[.C11]/([.E11]+[.C11]+[.D11])" office:value-type="percentage" office:value="0.0209580838323353">
            <text:p>2.10%</text:p>
          </table:table-cell>
          <table:table-cell table:formula="of:=[.D11]/([.$E$3]+[.$C$3]+[.$D$3])" office:value-type="percentage" office:value="0.979041916167665">
            <text:p>97.90%</text:p>
          </table:table-cell>
          <table:table-cell table:formula="of:=[.E11]/([.E11]+[.C11]+[.D11])" office:value-type="percentage" office:value="0">
            <text:p>0.00%</text:p>
          </table:table-cell>
          <table:table-cell table:style-name="ce7" table:formula="of:=((64*2^(([.B11]+[.B11])/1200) ))/(64*2^([.B11]/1200))" office:value-type="percentage" office:value="0.917004043204671">
            <text:p>91.70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125">
            <text:p>-125</text:p>
          </table:table-cell>
          <table:table-cell office:value-type="float" office:value="20">
            <text:p>20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table:formula="of:=[.C12]/([.E12]+[.C12]+[.D12])" office:value-type="percentage" office:value="0.029940119760479">
            <text:p>2.99%</text:p>
          </table:table-cell>
          <table:table-cell table:formula="of:=[.D12]/([.$E$3]+[.$C$3]+[.$D$3])" office:value-type="percentage" office:value="0.970059880239521">
            <text:p>97.01%</text:p>
          </table:table-cell>
          <table:table-cell table:formula="of:=[.E12]/([.E12]+[.C12]+[.D12])" office:value-type="percentage" office:value="0">
            <text:p>0.00%</text:p>
          </table:table-cell>
          <table:table-cell table:style-name="ce7" table:formula="of:=((64*2^(([.B12]+[.B12])/1200) ))/(64*2^([.B12]/1200))" office:value-type="percentage" office:value="0.930342174152147">
            <text:p>93.03%</text:p>
          </table:table-cell>
        </table:table-row>
        <table:table-row table:style-name="ro1">
          <table:table-cell table:style-name="ce2" office:value-type="string">
            <text:p>pitch_shift</text:p>
          </table:table-cell>
          <table:table-cell table:style-name="Default" office:value-type="float" office:value="-100">
            <text:p>-100</text:p>
          </table:table-cell>
          <table:table-cell office:value-type="float" office:value="25">
            <text:p>25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table:formula="of:=[.C13]/([.E13]+[.C13]+[.D13])" office:value-type="percentage" office:value="0.0374251497005988">
            <text:p>3.74%</text:p>
          </table:table-cell>
          <table:table-cell table:formula="of:=[.D13]/([.$E$3]+[.$C$3]+[.$D$3])" office:value-type="percentage" office:value="0.962574850299401">
            <text:p>96.26%</text:p>
          </table:table-cell>
          <table:table-cell table:formula="of:=[.E13]/([.E13]+[.C13]+[.D13])" office:value-type="percentage" office:value="0">
            <text:p>0.00%</text:p>
          </table:table-cell>
          <table:table-cell table:style-name="ce7" table:formula="of:=((64*2^(([.B13]+[.B13])/1200) ))/(64*2^([.B13]/1200))" office:value-type="percentage" office:value="0.943874312681693">
            <text:p>94.3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75">
            <text:p>-75</text:p>
          </table:table-cell>
          <table:table-cell office:value-type="float" office:value="41">
            <text:p>41</text:p>
          </table:table-cell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 table:formula="of:=[.C14]/([.E14]+[.C14]+[.D14])" office:value-type="percentage" office:value="0.061377245508982">
            <text:p>6.14%</text:p>
          </table:table-cell>
          <table:table-cell table:formula="of:=[.D14]/([.$E$3]+[.$C$3]+[.$D$3])" office:value-type="percentage" office:value="0.938622754491018">
            <text:p>93.86%</text:p>
          </table:table-cell>
          <table:table-cell table:formula="of:=[.E14]/([.E14]+[.C14]+[.D14])" office:value-type="percentage" office:value="0">
            <text:p>0.00%</text:p>
          </table:table-cell>
          <table:table-cell table:style-name="ce7" table:formula="of:=((64*2^(([.B14]+[.B14])/1200) ))/(64*2^([.B14]/1200))" office:value-type="percentage" office:value="0.957603280698574">
            <text:p>95.76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50">
            <text:p>-50</text:p>
          </table:table-cell>
          <table:table-cell office:value-type="float" office:value="113">
            <text:p>113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table:formula="of:=[.C15]/([.E15]+[.C15]+[.D15])" office:value-type="percentage" office:value="0.169161676646707">
            <text:p>16.92%</text:p>
          </table:table-cell>
          <table:table-cell table:formula="of:=[.D15]/([.$E$3]+[.$C$3]+[.$D$3])" office:value-type="percentage" office:value="0.830838323353293">
            <text:p>83.08%</text:p>
          </table:table-cell>
          <table:table-cell table:formula="of:=[.E15]/([.E15]+[.C15]+[.D15])" office:value-type="percentage" office:value="0">
            <text:p>0.00%</text:p>
          </table:table-cell>
          <table:table-cell table:style-name="ce7" table:formula="of:=((64*2^(([.B15]+[.B15])/1200) ))/(64*2^([.B15]/1200))" office:value-type="percentage" office:value="0.971531941153606">
            <text:p>97.1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ce2" office:value-type="float" office:value="-25">
            <text:p>-25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0">
            <text:p>0</text:p>
          </table:table-cell>
          <table:table-cell table:formula="of:=[.C16]/([.E16]+[.C16]+[.D16])" office:value-type="percentage" office:value="0.526946107784431">
            <text:p>52.69%</text:p>
          </table:table-cell>
          <table:table-cell table:formula="of:=[.D16]/([.$E$3]+[.$C$3]+[.$D$3])" office:value-type="percentage" office:value="0.473053892215569">
            <text:p>47.31%</text:p>
          </table:table-cell>
          <table:table-cell table:formula="of:=[.E16]/([.E16]+[.C16]+[.D16])" office:value-type="percentage" office:value="0">
            <text:p>0.00%</text:p>
          </table:table-cell>
          <table:table-cell table:style-name="ce7" table:formula="of:=((64*2^(([.B16]+[.B16])/1200) ))/(64*2^([.B16]/1200))" office:value-type="percentage" office:value="0.985663198640188">
            <text:p>98.57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0">
            <text:p>0</text:p>
          </table:table-cell>
          <table:table-cell office:value-type="float" office:value="665">
            <text:p>665</text:p>
          </table:table-cell>
          <table:table-cell table:number-columns-repeated="2" office:value-type="float" office:value="7">
            <text:p>7</text:p>
          </table:table-cell>
          <table:table-cell table:formula="of:=[.C17]/([.E17]+[.C17]+[.D17])" office:value-type="percentage" office:value="0.979381443298969">
            <text:p>97.94%</text:p>
          </table:table-cell>
          <table:table-cell table:formula="of:=[.D17]/([.$E$3]+[.$C$3]+[.$D$3])" office:value-type="percentage" office:value="0.0104790419161677">
            <text:p>1.05%</text:p>
          </table:table-cell>
          <table:table-cell table:formula="of:=[.E17]/([.E17]+[.C17]+[.D17])" office:value-type="percentage" office:value="0.0103092783505155">
            <text:p>1.03%</text:p>
          </table:table-cell>
          <table:table-cell table:style-name="ce7" table:formula="of:=((64*2^(([.B17]+[.B17])/1200) ))/(64*2^([.B17]/1200))" office:value-type="percentage" office:value="1">
            <text:p>100.00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25">
            <text:p>25</text:p>
          </table:table-cell>
          <table:table-cell office:value-type="float" office:value="340">
            <text:p>34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table:formula="of:=[.C18]/([.E18]+[.C18]+[.D18])" office:value-type="percentage" office:value="0.508982035928144">
            <text:p>50.90%</text:p>
          </table:table-cell>
          <table:table-cell table:formula="of:=[.D18]/([.$E$3]+[.$C$3]+[.$D$3])" office:value-type="percentage" office:value="0.491017964071856">
            <text:p>49.10%</text:p>
          </table:table-cell>
          <table:table-cell table:formula="of:=[.E18]/([.E18]+[.C18]+[.D18])" office:value-type="percentage" office:value="0">
            <text:p>0.00%</text:p>
          </table:table-cell>
          <table:table-cell table:style-name="ce7" table:formula="of:=((64*2^(([.B18]+[.B18])/1200) ))/(64*2^([.B18]/1200))" office:value-type="percentage" office:value="1.01454533493752">
            <text:p>101.4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table:formula="of:=[.C19]/([.E19]+[.C19]+[.D19])" office:value-type="percentage" office:value="0.131736526946108">
            <text:p>13.17%</text:p>
          </table:table-cell>
          <table:table-cell table:formula="of:=[.D19]/([.$E$3]+[.$C$3]+[.$D$3])" office:value-type="percentage" office:value="0.868263473053892">
            <text:p>86.83%</text:p>
          </table:table-cell>
          <table:table-cell table:formula="of:=[.E19]/([.E19]+[.C19]+[.D19])" office:value-type="percentage" office:value="0">
            <text:p>0.00%</text:p>
          </table:table-cell>
          <table:table-cell table:style-name="ce7" table:formula="of:=((64*2^(([.B19]+[.B19])/1200) ))/(64*2^([.B19]/1200))" office:value-type="percentage" office:value="1.02930223664349">
            <text:p>102.93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formula="of:=[.C20]/([.E20]+[.C20]+[.D20])" office:value-type="percentage" office:value="0.0673652694610778">
            <text:p>6.74%</text:p>
          </table:table-cell>
          <table:table-cell table:formula="of:=[.D20]/([.$E$3]+[.$C$3]+[.$D$3])" office:value-type="percentage" office:value="0.932634730538922">
            <text:p>93.26%</text:p>
          </table:table-cell>
          <table:table-cell table:formula="of:=[.E20]/([.E20]+[.C20]+[.D20])" office:value-type="percentage" office:value="0">
            <text:p>0.00%</text:p>
          </table:table-cell>
          <table:table-cell table:style-name="ce7" table:formula="of:=((64*2^(([.B20]+[.B20])/1200) ))/(64*2^([.B20]/1200))" office:value-type="percentage" office:value="1.04427378242741">
            <text:p>104.43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table:formula="of:=[.C21]/([.E21]+[.C21]+[.D21])" office:value-type="percentage" office:value="0.0329341317365269">
            <text:p>3.29%</text:p>
          </table:table-cell>
          <table:table-cell table:formula="of:=[.D21]/([.$E$3]+[.$C$3]+[.$D$3])" office:value-type="percentage" office:value="0.967065868263473">
            <text:p>96.71%</text:p>
          </table:table-cell>
          <table:table-cell table:formula="of:=[.E21]/([.E21]+[.C21]+[.D21])" office:value-type="percentage" office:value="0">
            <text:p>0.00%</text:p>
          </table:table-cell>
          <table:table-cell table:style-name="ce7" table:formula="of:=((64*2^(([.B21]+[.B21])/1200) ))/(64*2^([.B21]/1200))" office:value-type="percentage" office:value="1.0594630943593">
            <text:p>105.9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25">
            <text:p>125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table:formula="of:=[.C22]/([.E22]+[.C22]+[.D22])" office:value-type="percentage" office:value="0.0209580838323353">
            <text:p>2.10%</text:p>
          </table:table-cell>
          <table:table-cell table:formula="of:=[.D22]/([.$E$3]+[.$C$3]+[.$D$3])" office:value-type="percentage" office:value="0.979041916167665">
            <text:p>97.90%</text:p>
          </table:table-cell>
          <table:table-cell table:formula="of:=[.E22]/([.E22]+[.C22]+[.D22])" office:value-type="percentage" office:value="0">
            <text:p>0.00%</text:p>
          </table:table-cell>
          <table:table-cell table:style-name="ce7" table:formula="of:=((64*2^(([.B22]+[.B22])/1200) ))/(64*2^([.B22]/1200))" office:value-type="percentage" office:value="1.0748733399207">
            <text:p>107.4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table:formula="of:=[.C23]/([.E23]+[.C23]+[.D23])" office:value-type="percentage" office:value="0.0164670658682635">
            <text:p>1.65%</text:p>
          </table:table-cell>
          <table:table-cell table:formula="of:=[.D23]/([.$E$3]+[.$C$3]+[.$D$3])" office:value-type="percentage" office:value="0.983532934131736">
            <text:p>98.35%</text:p>
          </table:table-cell>
          <table:table-cell table:formula="of:=[.E23]/([.E23]+[.C23]+[.D23])" office:value-type="percentage" office:value="0">
            <text:p>0.00%</text:p>
          </table:table-cell>
          <table:table-cell table:style-name="ce7" table:formula="of:=((64*2^(([.B23]+[.B23])/1200) ))/(64*2^([.B23]/1200))" office:value-type="percentage" office:value="1.09050773266526">
            <text:p>109.0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table:formula="of:=[.C24]/([.E24]+[.C24]+[.D24])" office:value-type="percentage" office:value="0.00748502994011976">
            <text:p>0.75%</text:p>
          </table:table-cell>
          <table:table-cell table:formula="of:=[.D24]/([.$E$3]+[.$C$3]+[.$D$3])" office:value-type="percentage" office:value="0.99251497005988">
            <text:p>99.25%</text:p>
          </table:table-cell>
          <table:table-cell table:formula="of:=[.E24]/([.E24]+[.C24]+[.D24])" office:value-type="percentage" office:value="0">
            <text:p>0.00%</text:p>
          </table:table-cell>
          <table:table-cell table:style-name="ce7" table:formula="of:=((64*2^(([.B24]+[.B24])/1200) ))/(64*2^([.B24]/1200))" office:value-type="percentage" office:value="1.10636953288883">
            <text:p>110.64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table:formula="of:=[.C25]/([.E25]+[.C25]+[.D25])" office:value-type="percentage" office:value="0.0104790419161677">
            <text:p>1.05%</text:p>
          </table:table-cell>
          <table:table-cell table:formula="of:=[.D25]/([.$E$3]+[.$C$3]+[.$D$3])" office:value-type="percentage" office:value="0.989520958083832">
            <text:p>98.95%</text:p>
          </table:table-cell>
          <table:table-cell table:formula="of:=[.E25]/([.E25]+[.C25]+[.D25])" office:value-type="percentage" office:value="0">
            <text:p>0.00%</text:p>
          </table:table-cell>
          <table:table-cell table:style-name="ce7" table:formula="of:=((64*2^(([.B25]+[.B25])/1200) ))/(64*2^([.B25]/1200))" office:value-type="percentage" office:value="1.12246204830937">
            <text:p>112.25%</text:p>
          </table:table-cell>
        </table:table-row>
        <table:table-row table:style-name="ro1">
          <table:table-cell office:value-type="string">
            <text:p>speed_up</text:p>
          </table:table-cell>
          <table:table-cell office:value-type="percentage" office:value="0.84">
            <text:p>84%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26]/([.E26]+[.C26]+[.D26])" office:value-type="percentage" office:value="0">
            <text:p>0.00%</text:p>
          </table:table-cell>
          <table:table-cell table:formula="of:=[.D26]/([.$E$3]+[.$C$3]+[.$D$3])" office:value-type="percentage" office:value="1">
            <text:p>100.00%</text:p>
          </table:table-cell>
          <table:table-cell table:formula="of:=[.E26]/([.E26]+[.C26]+[.D2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86">
            <text:p>86%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27]/([.E27]+[.C27]+[.D27])" office:value-type="percentage" office:value="0">
            <text:p>0.00%</text:p>
          </table:table-cell>
          <table:table-cell table:formula="of:=[.D27]/([.$E$3]+[.$C$3]+[.$D$3])" office:value-type="percentage" office:value="1">
            <text:p>100.00%</text:p>
          </table:table-cell>
          <table:table-cell table:formula="of:=[.E27]/([.E27]+[.C27]+[.D2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88">
            <text:p>88%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28]/([.E28]+[.C28]+[.D28])" office:value-type="percentage" office:value="0">
            <text:p>0.00%</text:p>
          </table:table-cell>
          <table:table-cell table:formula="of:=[.D28]/([.$E$3]+[.$C$3]+[.$D$3])" office:value-type="percentage" office:value="1">
            <text:p>100.00%</text:p>
          </table:table-cell>
          <table:table-cell table:formula="of:=[.E28]/([.E28]+[.C28]+[.D2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">
            <text:p>90%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29]/([.E29]+[.C29]+[.D29])" office:value-type="percentage" office:value="0">
            <text:p>0.00%</text:p>
          </table:table-cell>
          <table:table-cell table:formula="of:=[.D29]/([.$E$3]+[.$C$3]+[.$D$3])" office:value-type="percentage" office:value="1">
            <text:p>100.00%</text:p>
          </table:table-cell>
          <table:table-cell table:formula="of:=[.E29]/([.E29]+[.C29]+[.D29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2">
            <text:p>92%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30]/([.E30]+[.C30]+[.D30])" office:value-type="percentage" office:value="0">
            <text:p>0.00%</text:p>
          </table:table-cell>
          <table:table-cell table:formula="of:=[.D30]/([.$E$3]+[.$C$3]+[.$D$3])" office:value-type="percentage" office:value="1">
            <text:p>100.00%</text:p>
          </table:table-cell>
          <table:table-cell table:formula="of:=[.E30]/([.E30]+[.C30]+[.D30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4">
            <text:p>94%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table:formula="of:=[.C31]/([.E31]+[.C31]+[.D31])" office:value-type="percentage" office:value="0.00149700598802395">
            <text:p>0.15%</text:p>
          </table:table-cell>
          <table:table-cell table:formula="of:=[.D31]/([.$E$3]+[.$C$3]+[.$D$3])" office:value-type="percentage" office:value="0.998502994011976">
            <text:p>99.85%</text:p>
          </table:table-cell>
          <table:table-cell table:formula="of:=[.E31]/([.E31]+[.C31]+[.D31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6">
            <text:p>96%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32]/([.E32]+[.C32]+[.D32])" office:value-type="percentage" office:value="0">
            <text:p>0.00%</text:p>
          </table:table-cell>
          <table:table-cell table:formula="of:=[.D32]/([.$E$3]+[.$C$3]+[.$D$3])" office:value-type="percentage" office:value="1">
            <text:p>100.00%</text:p>
          </table:table-cell>
          <table:table-cell table:formula="of:=[.E32]/([.E32]+[.C32]+[.D3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table:style-name="ce6" office:value-type="percentage" office:value="0.98">
            <text:p>98%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0">
            <text:p>0</text:p>
          </table:table-cell>
          <table:table-cell table:formula="of:=[.C33]/([.E33]+[.C33]+[.D33])" office:value-type="percentage" office:value="0.0419161676646707">
            <text:p>4.19%</text:p>
          </table:table-cell>
          <table:table-cell table:formula="of:=[.D33]/([.$E$3]+[.$C$3]+[.$D$3])" office:value-type="percentage" office:value="0.958083832335329">
            <text:p>95.81%</text:p>
          </table:table-cell>
          <table:table-cell table:formula="of:=[.E33]/([.E33]+[.C33]+[.D33])" office:value-type="percentage" office:value="0">
            <text:p>0.00%</text:p>
          </table:table-cell>
          <table:table-cell table:style-name="ce1"/>
        </table:table-row>
        <table:table-row table:style-name="ro1">
          <table:table-cell office:value-type="string">
            <text:p>speed_up</text:p>
          </table:table-cell>
          <table:table-cell office:value-type="percentage" office:value="1">
            <text:p>100%</text:p>
          </table:table-cell>
          <table:table-cell office:value-type="float" office:value="665">
            <text:p>665</text:p>
          </table:table-cell>
          <table:table-cell table:number-columns-repeated="2" office:value-type="float" office:value="7">
            <text:p>7</text:p>
          </table:table-cell>
          <table:table-cell table:formula="of:=[.C34]/([.E34]+[.C34]+[.D34])" office:value-type="percentage" office:value="0.979381443298969">
            <text:p>97.94%</text:p>
          </table:table-cell>
          <table:table-cell table:formula="of:=[.D34]/([.$E$3]+[.$C$3]+[.$D$3])" office:value-type="percentage" office:value="0.0104790419161677">
            <text:p>1.05%</text:p>
          </table:table-cell>
          <table:table-cell table:formula="of:=[.E34]/([.E34]+[.C34]+[.D34])" office:value-type="percentage" office:value="0.0103092783505155">
            <text:p>1.03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2">
            <text:p>102%</text:p>
          </table:table-cell>
          <table:table-cell office:value-type="float" office:value="40">
            <text:p>40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table:formula="of:=[.C35]/([.E35]+[.C35]+[.D35])" office:value-type="percentage" office:value="0.0598802395209581">
            <text:p>5.99%</text:p>
          </table:table-cell>
          <table:table-cell table:formula="of:=[.D35]/([.$E$3]+[.$C$3]+[.$D$3])" office:value-type="percentage" office:value="0.940119760479042">
            <text:p>94.01%</text:p>
          </table:table-cell>
          <table:table-cell table:formula="of:=[.E35]/([.E35]+[.C35]+[.D3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speed_up</text:p>
          </table:table-cell>
          <table:table-cell office:value-type="percentage" office:value="1.04">
            <text:p>104%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table:formula="of:=[.C36]/([.E36]+[.C36]+[.D36])" office:value-type="percentage" office:value="0.00149700598802395">
            <text:p>0.15%</text:p>
          </table:table-cell>
          <table:table-cell table:formula="of:=[.D36]/([.$E$3]+[.$C$3]+[.$D$3])" office:value-type="percentage" office:value="0.998502994011976">
            <text:p>99.85%</text:p>
          </table:table-cell>
          <table:table-cell table:formula="of:=[.E36]/([.E36]+[.C36]+[.D3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6">
            <text:p>106%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37]/([.E37]+[.C37]+[.D37])" office:value-type="percentage" office:value="0">
            <text:p>0.00%</text:p>
          </table:table-cell>
          <table:table-cell table:formula="of:=[.D37]/([.$E$3]+[.$C$3]+[.$D$3])" office:value-type="percentage" office:value="1">
            <text:p>100.00%</text:p>
          </table:table-cell>
          <table:table-cell table:formula="of:=[.E37]/([.E37]+[.C37]+[.D3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8">
            <text:p>108%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38]/([.E38]+[.C38]+[.D38])" office:value-type="percentage" office:value="0">
            <text:p>0.00%</text:p>
          </table:table-cell>
          <table:table-cell table:formula="of:=[.D38]/([.$E$3]+[.$C$3]+[.$D$3])" office:value-type="percentage" office:value="1">
            <text:p>100.00%</text:p>
          </table:table-cell>
          <table:table-cell table:formula="of:=[.E38]/([.E38]+[.C38]+[.D3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">
            <text:p>110%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table:formula="of:=[.C39]/([.E39]+[.C39]+[.D39])" office:value-type="percentage" office:value="0.00149700598802395">
            <text:p>0.15%</text:p>
          </table:table-cell>
          <table:table-cell table:formula="of:=[.D39]/([.$E$3]+[.$C$3]+[.$D$3])" office:value-type="percentage" office:value="0.998502994011976">
            <text:p>99.85%</text:p>
          </table:table-cell>
          <table:table-cell table:formula="of:=[.E39]/([.E39]+[.C39]+[.D39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2">
            <text:p>112%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40]/([.E40]+[.C40]+[.D40])" office:value-type="percentage" office:value="0">
            <text:p>0.00%</text:p>
          </table:table-cell>
          <table:table-cell table:formula="of:=[.D40]/([.$E$3]+[.$C$3]+[.$D$3])" office:value-type="percentage" office:value="1">
            <text:p>100.00%</text:p>
          </table:table-cell>
          <table:table-cell table:formula="of:=[.E40]/([.E40]+[.C40]+[.D40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4">
            <text:p>114%</text:p>
          </table:table-cell>
          <table:table-cell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41]/([.E41]+[.C41]+[.D41])" office:value-type="percentage" office:value="0">
            <text:p>0.00%</text:p>
          </table:table-cell>
          <table:table-cell table:formula="of:=[.D41]/([.$E$3]+[.$C$3]+[.$D$3])" office:value-type="percentage" office:value="1">
            <text:p>100.00%</text:p>
          </table:table-cell>
          <table:table-cell table:formula="of:=[.E41]/([.E41]+[.C41]+[.D41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6">
            <text:p>116%</text:p>
          </table:table-cell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table:formula="of:=[.C42]/([.E42]+[.C42]+[.D42])" office:value-type="percentage" office:value="0">
            <text:p>0.00%</text:p>
          </table:table-cell>
          <table:table-cell table:formula="of:=[.D42]/([.$E$3]+[.$C$3]+[.$D$3])" office:value-type="percentage" office:value="0.998502994011976">
            <text:p>99.85%</text:p>
          </table:table-cell>
          <table:table-cell table:formula="of:=[.E42]/([.E42]+[.C42]+[.D42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4">
            <text:p>84%</text:p>
          </table:table-cell>
          <table:table-cell office:value-type="float" office:value="74">
            <text:p>74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table:formula="of:=[.C43]/([.E43]+[.C43]+[.D43])" office:value-type="percentage" office:value="0.110778443113772">
            <text:p>11.08%</text:p>
          </table:table-cell>
          <table:table-cell table:formula="of:=[.D43]/([.$E$3]+[.$C$3]+[.$D$3])" office:value-type="percentage" office:value="0.889221556886228">
            <text:p>88.92%</text:p>
          </table:table-cell>
          <table:table-cell table:formula="of:=[.E43]/([.E43]+[.C43]+[.D43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6">
            <text:p>86%</text:p>
          </table:table-cell>
          <table:table-cell office:value-type="float" office:value="67">
            <text:p>67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table:formula="of:=[.C44]/([.E44]+[.C44]+[.D44])" office:value-type="percentage" office:value="0.100299401197605">
            <text:p>10.03%</text:p>
          </table:table-cell>
          <table:table-cell table:formula="of:=[.D44]/([.$E$3]+[.$C$3]+[.$D$3])" office:value-type="percentage" office:value="0.899700598802395">
            <text:p>89.97%</text:p>
          </table:table-cell>
          <table:table-cell table:formula="of:=[.E44]/([.E44]+[.C44]+[.D4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8">
            <text:p>88%</text:p>
          </table:table-cell>
          <table:table-cell office:value-type="float" office:value="117">
            <text:p>117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table:formula="of:=[.C45]/([.E45]+[.C45]+[.D45])" office:value-type="percentage" office:value="0.175149700598802">
            <text:p>17.51%</text:p>
          </table:table-cell>
          <table:table-cell table:formula="of:=[.D45]/([.$E$3]+[.$C$3]+[.$D$3])" office:value-type="percentage" office:value="0.824850299401198">
            <text:p>82.49%</text:p>
          </table:table-cell>
          <table:table-cell table:formula="of:=[.E45]/([.E45]+[.C45]+[.D4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">
            <text:p>90%</text:p>
          </table:table-cell>
          <table:table-cell office:value-type="float" office:value="156">
            <text:p>156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table:formula="of:=[.C46]/([.E46]+[.C46]+[.D46])" office:value-type="percentage" office:value="0.233532934131737">
            <text:p>23.35%</text:p>
          </table:table-cell>
          <table:table-cell table:formula="of:=[.D46]/([.$E$3]+[.$C$3]+[.$D$3])" office:value-type="percentage" office:value="0.766467065868264">
            <text:p>76.65%</text:p>
          </table:table-cell>
          <table:table-cell table:formula="of:=[.E46]/([.E46]+[.C46]+[.D4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2">
            <text:p>92%</text:p>
          </table:table-cell>
          <table:table-cell office:value-type="float" office:value="205">
            <text:p>205</text:p>
          </table:table-cell>
          <table:table-cell office:value-type="float" office:value="461">
            <text:p>461</text:p>
          </table:table-cell>
          <table:table-cell office:value-type="float" office:value="0">
            <text:p>0</text:p>
          </table:table-cell>
          <table:table-cell table:formula="of:=[.C47]/([.E47]+[.C47]+[.D47])" office:value-type="percentage" office:value="0.307807807807808">
            <text:p>30.78%</text:p>
          </table:table-cell>
          <table:table-cell table:formula="of:=[.D47]/([.$E$3]+[.$C$3]+[.$D$3])" office:value-type="percentage" office:value="0.690119760479042">
            <text:p>69.01%</text:p>
          </table:table-cell>
          <table:table-cell table:formula="of:=[.E47]/([.E47]+[.C47]+[.D4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4">
            <text:p>94%</text:p>
          </table:table-cell>
          <table:table-cell office:value-type="float" office:value="268">
            <text:p>268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formula="of:=[.C48]/([.E48]+[.C48]+[.D48])" office:value-type="percentage" office:value="0.401197604790419">
            <text:p>40.12%</text:p>
          </table:table-cell>
          <table:table-cell table:formula="of:=[.D48]/([.$E$3]+[.$C$3]+[.$D$3])" office:value-type="percentage" office:value="0.598802395209581">
            <text:p>59.88%</text:p>
          </table:table-cell>
          <table:table-cell table:formula="of:=[.E48]/([.E48]+[.C48]+[.D4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6">
            <text:p>96%</text:p>
          </table:table-cell>
          <table:table-cell office:value-type="float" office:value="400">
            <text:p>400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table:formula="of:=[.C49]/([.E49]+[.C49]+[.D49])" office:value-type="percentage" office:value="0.598802395209581">
            <text:p>59.88%</text:p>
          </table:table-cell>
          <table:table-cell table:formula="of:=[.D49]/([.$E$3]+[.$C$3]+[.$D$3])" office:value-type="percentage" office:value="0.401197604790419">
            <text:p>40.12%</text:p>
          </table:table-cell>
          <table:table-cell table:formula="of:=[.E49]/([.E49]+[.C49]+[.D49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table:style-name="ce6" office:value-type="percentage" office:value="0.98">
            <text:p>98%</text:p>
          </table:table-cell>
          <table:table-cell table:style-name="ce2" office:value-type="float" office:value="610">
            <text:p>610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0">
            <text:p>0</text:p>
          </table:table-cell>
          <table:table-cell table:formula="of:=[.C50]/([.E50]+[.C50]+[.D50])" office:value-type="percentage" office:value="0.913173652694611">
            <text:p>91.32%</text:p>
          </table:table-cell>
          <table:table-cell table:formula="of:=[.D50]/([.$E$3]+[.$C$3]+[.$D$3])" office:value-type="percentage" office:value="0.0868263473053892">
            <text:p>8.68%</text:p>
          </table:table-cell>
          <table:table-cell table:formula="of:=[.E50]/([.E50]+[.C50]+[.D50])" office:value-type="percentage" office:value="0">
            <text:p>0.00%</text:p>
          </table:table-cell>
          <table:table-cell table:style-name="ce1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">
            <text:p>100%</text:p>
          </table:table-cell>
          <table:table-cell office:value-type="float" office:value="665">
            <text:p>665</text:p>
          </table:table-cell>
          <table:table-cell table:number-columns-repeated="2" office:value-type="float" office:value="7">
            <text:p>7</text:p>
          </table:table-cell>
          <table:table-cell table:formula="of:=[.C51]/([.E51]+[.C51]+[.D51])" office:value-type="percentage" office:value="0.979381443298969">
            <text:p>97.94%</text:p>
          </table:table-cell>
          <table:table-cell table:formula="of:=[.D51]/([.$E$3]+[.$C$3]+[.$D$3])" office:value-type="percentage" office:value="0.0104790419161677">
            <text:p>1.05%</text:p>
          </table:table-cell>
          <table:table-cell table:formula="of:=[.E51]/([.E51]+[.C51]+[.D51])" office:value-type="percentage" office:value="0.0103092783505155">
            <text:p>1.03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2">
            <text:p>102%</text:p>
          </table:table-cell>
          <table:table-cell office:value-type="float" office:value="605">
            <text:p>60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C52]/([.E52]+[.C52]+[.D52])" office:value-type="percentage" office:value="0.905688622754491">
            <text:p>90.57%</text:p>
          </table:table-cell>
          <table:table-cell table:formula="of:=[.D52]/([.$E$3]+[.$C$3]+[.$D$3])" office:value-type="percentage" office:value="0.094311377245509">
            <text:p>9.43%</text:p>
          </table:table-cell>
          <table:table-cell table:formula="of:=[.E52]/([.E52]+[.C52]+[.D5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4">
            <text:p>104%</text:p>
          </table:table-cell>
          <table:table-cell office:value-type="float" office:value="420">
            <text:p>42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table:formula="of:=[.C53]/([.E53]+[.C53]+[.D53])" office:value-type="percentage" office:value="0.62874251497006">
            <text:p>62.87%</text:p>
          </table:table-cell>
          <table:table-cell table:formula="of:=[.D53]/([.$E$3]+[.$C$3]+[.$D$3])" office:value-type="percentage" office:value="0.37125748502994">
            <text:p>37.13%</text:p>
          </table:table-cell>
          <table:table-cell table:formula="of:=[.E53]/([.E53]+[.C53]+[.D53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6">
            <text:p>106%</text:p>
          </table:table-cell>
          <table:table-cell office:value-type="float" office:value="292">
            <text:p>292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table:formula="of:=[.C54]/([.E54]+[.C54]+[.D54])" office:value-type="percentage" office:value="0.437125748502994">
            <text:p>43.71%</text:p>
          </table:table-cell>
          <table:table-cell table:formula="of:=[.D54]/([.$E$3]+[.$C$3]+[.$D$3])" office:value-type="percentage" office:value="0.562874251497006">
            <text:p>56.29%</text:p>
          </table:table-cell>
          <table:table-cell table:formula="of:=[.E54]/([.E54]+[.C54]+[.D5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8">
            <text:p>108%</text:p>
          </table:table-cell>
          <table:table-cell office:value-type="float" office:value="223">
            <text:p>223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table:formula="of:=[.C55]/([.E55]+[.C55]+[.D55])" office:value-type="percentage" office:value="0.333832335329341">
            <text:p>33.38%</text:p>
          </table:table-cell>
          <table:table-cell table:formula="of:=[.D55]/([.$E$3]+[.$C$3]+[.$D$3])" office:value-type="percentage" office:value="0.666167664670659">
            <text:p>66.62%</text:p>
          </table:table-cell>
          <table:table-cell table:formula="of:=[.E55]/([.E55]+[.C55]+[.D5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">
            <text:p>110%</text:p>
          </table:table-cell>
          <table:table-cell office:value-type="float" office:value="148">
            <text:p>148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table:formula="of:=[.C56]/([.E56]+[.C56]+[.D56])" office:value-type="percentage" office:value="0.221889055472264">
            <text:p>22.19%</text:p>
          </table:table-cell>
          <table:table-cell table:formula="of:=[.D56]/([.$E$3]+[.$C$3]+[.$D$3])" office:value-type="percentage" office:value="0.776946107784431">
            <text:p>77.69%</text:p>
          </table:table-cell>
          <table:table-cell table:formula="of:=[.E56]/([.E56]+[.C56]+[.D5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2">
            <text:p>112%</text:p>
          </table:table-cell>
          <table:table-cell office:value-type="float" office:value="107">
            <text:p>107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table:formula="of:=[.C57]/([.E57]+[.C57]+[.D57])" office:value-type="percentage" office:value="0.160179640718563">
            <text:p>16.02%</text:p>
          </table:table-cell>
          <table:table-cell table:formula="of:=[.D57]/([.$E$3]+[.$C$3]+[.$D$3])" office:value-type="percentage" office:value="0.839820359281437">
            <text:p>83.98%</text:p>
          </table:table-cell>
          <table:table-cell table:formula="of:=[.E57]/([.E57]+[.C57]+[.D5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4">
            <text:p>114%</text:p>
          </table:table-cell>
          <table:table-cell office:value-type="float" office:value="85">
            <text:p>85</text:p>
          </table:table-cell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table:formula="of:=[.C58]/([.E58]+[.C58]+[.D58])" office:value-type="percentage" office:value="0.127245508982036">
            <text:p>12.72%</text:p>
          </table:table-cell>
          <table:table-cell table:formula="of:=[.D58]/([.$E$3]+[.$C$3]+[.$D$3])" office:value-type="percentage" office:value="0.872754491017964">
            <text:p>87.28%</text:p>
          </table:table-cell>
          <table:table-cell table:formula="of:=[.E58]/([.E58]+[.C58]+[.D5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6">
            <text:p>116%</text:p>
          </table:table-cell>
          <table:table-cell office:value-type="float" office:value="74">
            <text:p>74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table:formula="of:=[.C59]/([.E59]+[.C59]+[.D59])" office:value-type="percentage" office:value="0.110778443113772">
            <text:p>11.08%</text:p>
          </table:table-cell>
          <table:table-cell table:formula="of:=[.D59]/([.$E$3]+[.$C$3]+[.$D$3])" office:value-type="percentage" office:value="0.889221556886228">
            <text:p>88.92%</text:p>
          </table:table-cell>
          <table:table-cell table:formula="of:=[.E59]/([.E59]+[.C59]+[.D59])" office:value-type="percentage" office:value="0">
            <text:p>0.00%</text:p>
          </table:table-cell>
          <table:table-cell/>
        </table:table-row>
        <table:table-row table:style-name="ro1" table:number-rows-repeated="2">
          <table:table-cell/>
          <table:table-cell table:style-name="ce7"/>
          <table:table-cell table:number-columns-repeated="7"/>
        </table:table-row>
        <table:table-row table:style-name="ro1">
          <table:table-cell/>
          <table:table-cell table:style-name="ce7"/>
          <table:table-cell table:number-columns-repeated="7"/>
        </table:table-row>
      </table:table>
      <table:table table:name="60s" table:style-name="ta1">
        <table:shapes>
          <draw:frame draw:z-index="0" draw:style-name="gr1" svg:width="6.3004in" svg:height="3.5398in" svg:x="10.4236in" svg:y="7.5205in">
            <draw:object draw:notify-on-update-of-ranges="60s.B43:60s.B59 60s.F43:60s.F59 60s.B43:60s.B59 60s.G43:60s.G59 60s.B43:60s.B59 60s.H43:60s.H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53in" svg:height="3.5398in" svg:x="10.3618in" svg:y="3.8339in">
            <draw:object draw:notify-on-update-of-ranges="60s.B26:60s.B42 60s.F26:60s.F42 60s.B26:60s.B42 60s.G26:60s.G42 60s.B26:60s.B42 60s.H26:60s.H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in" svg:height="3.5398in" svg:x="10.3146in" svg:y="0.063in">
            <draw:object draw:notify-on-update-of-ranges="60s.B9:60s.B25 60s.F9:60s.F25 60s.B9:60s.B25 60s.G9:60s.G25 60s.B9:60s.B25 60s.H9:60s.H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Default"/>
        <table:table-row table:style-name="ro1">
          <table:table-cell table:style-name="ce1" office:value-type="string">
            <text:p>modification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True Positve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</text:p>
          </table:table-cell>
          <table:table-cell table:style-name="ce1" office:value-type="string">
            <text:p>True Positve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</text:p>
          </table:table-cell>
          <table:table-cell table:style-name="ce1" office:value-type="string">
            <text:p>Factor Pitch</text:p>
          </table:table-cell>
        </table:table-row>
        <table:table-row table:style-name="ro1">
          <table:table-cell office:value-type="string">
            <text:p>Band-passed</text:p>
          </table:table-cell>
          <table:table-cell table:style-name="ce3"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C2]/([.E2]+[.C2]+[.D2])" office:value-type="percentage" office:value="0.994108983799706">
            <text:p>99.41%</text:p>
          </table:table-cell>
          <table:table-cell table:formula="of:=[.D2]/([.$E$3]+[.$C$3]+[.$D$3])" office:value-type="percentage" office:value="0.00589101620029455">
            <text:p>0.59%</text:p>
          </table:table-cell>
          <table:table-cell table:formula="of:=[.E2]/([.E2]+[.C2]+[.D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Chorus</text:p>
          </table:table-cell>
          <table:table-cell table:style-name="ce3"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C3]/([.E3]+[.C3]+[.D3])" office:value-type="percentage" office:value="0.988217967599411">
            <text:p>98.82%</text:p>
          </table:table-cell>
          <table:table-cell table:formula="of:=[.D3]/([.$E$3]+[.$C$3]+[.$D$3])" office:value-type="percentage" office:value="0.0117820324005891">
            <text:p>1.18%</text:p>
          </table:table-cell>
          <table:table-cell table:formula="of:=[.E3]/([.E3]+[.C3]+[.D3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Echo</text:p>
          </table:table-cell>
          <table:table-cell table:style-name="ce3" office:value-type="float" office:value="0">
            <text:p>0</text:p>
          </table:table-cell>
          <table:table-cell office:value-type="float" office:value="674">
            <text:p>6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C4]/([.E4]+[.C4]+[.D4])" office:value-type="percentage" office:value="0.992636229749632">
            <text:p>99.26%</text:p>
          </table:table-cell>
          <table:table-cell table:formula="of:=[.D4]/([.$E$3]+[.$C$3]+[.$D$3])" office:value-type="percentage" office:value="0.00736377025036819">
            <text:p>0.74%</text:p>
          </table:table-cell>
          <table:table-cell table:formula="of:=[.E4]/([.E4]+[.C4]+[.D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Flanger</text:p>
          </table:table-cell>
          <table:table-cell table:style-name="ce3"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5]/([.E5]+[.C5]+[.D5])" office:value-type="percentage" office:value="0.985272459499264">
            <text:p>98.53%</text:p>
          </table:table-cell>
          <table:table-cell table:formula="of:=[.D5]/([.$E$3]+[.$C$3]+[.$D$3])" office:value-type="percentage" office:value="0.0147275405007364">
            <text:p>1.47%</text:p>
          </table:table-cell>
          <table:table-cell table:formula="of:=[.E5]/([.E5]+[.C5]+[.D5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GSM</text:p>
          </table:table-cell>
          <table:table-cell table:style-name="ce3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table:formula="of:=[.C6]/([.E6]+[.C6]+[.D6])" office:value-type="percentage" office:value="0.754050073637703">
            <text:p>75.41%</text:p>
          </table:table-cell>
          <table:table-cell table:formula="of:=[.D6]/([.$E$3]+[.$C$3]+[.$D$3])" office:value-type="percentage" office:value="0.245949926362297">
            <text:p>24.59%</text:p>
          </table:table-cell>
          <table:table-cell table:formula="of:=[.E6]/([.E6]+[.C6]+[.D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Reference</text:p>
          </table:table-cell>
          <table:table-cell table:style-name="ce4" office:value-type="float" office:value="0">
            <text:p>0</text:p>
          </table:table-cell>
          <table:table-cell table:style-name="ce2" office:value-type="float" office:value="706">
            <text:p>706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08">
            <text:p>108</text:p>
          </table:table-cell>
          <table:table-cell table:formula="of:=[.C7]/([.E7]+[.C7]+[.D7])" office:value-type="percentage" office:value="0.701092353525323">
            <text:p>70.11%</text:p>
          </table:table-cell>
          <table:table-cell table:formula="of:=[.D7]/([.$E$3]+[.$C$3]+[.$D$3])" office:value-type="percentage" office:value="0.284241531664212">
            <text:p>28.42%</text:p>
          </table:table-cell>
          <table:table-cell table:formula="of:=[.E7]/([.E7]+[.C7]+[.D7])" office:value-type="percentage" office:value="0.107249255213505">
            <text:p>10.72%</text:p>
          </table:table-cell>
          <table:table-cell table:style-name="ce1"/>
        </table:table-row>
        <table:table-row table:style-name="ro1">
          <table:table-cell office:value-type="string">
            <text:p>Tremolo</text:p>
          </table:table-cell>
          <table:table-cell table:style-name="Default" office:value-type="float" office:value="0">
            <text:p>0</text:p>
          </table:table-cell>
          <table:table-cell office:value-type="float" office:value="668">
            <text:p>66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C8]/([.E8]+[.C8]+[.D8])" office:value-type="percentage" office:value="0.98379970544919">
            <text:p>98.38%</text:p>
          </table:table-cell>
          <table:table-cell table:formula="of:=[.D8]/([.$E$3]+[.$C$3]+[.$D$3])" office:value-type="percentage" office:value="0.01620029455081">
            <text:p>1.62%</text:p>
          </table:table-cell>
          <table:table-cell table:formula="of:=[.E8]/([.E8]+[.C8]+[.D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200">
            <text:p>-200</text:p>
          </table:table-cell>
          <table:table-cell office:value-type="float" office:value="12">
            <text:p>12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formula="of:=[.C9]/([.E9]+[.C9]+[.D9])" office:value-type="percentage" office:value="0.0176470588235294">
            <text:p>1.76%</text:p>
          </table:table-cell>
          <table:table-cell table:formula="of:=[.D9]/([.$E$3]+[.$C$3]+[.$D$3])" office:value-type="percentage" office:value="0.98379970544919">
            <text:p>98.38%</text:p>
          </table:table-cell>
          <table:table-cell table:formula="of:=[.E9]/([.E9]+[.C9]+[.D9])" office:value-type="percentage" office:value="0">
            <text:p>0.00%</text:p>
          </table:table-cell>
          <table:table-cell table:style-name="ce7" table:formula="of:=((64*2^(([.B9]+[.B9])/1200) ))/(64*2^([.B9]/1200))" office:value-type="percentage" office:value="0.890898718140339">
            <text:p>89.0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175">
            <text:p>-175</text:p>
          </table:table-cell>
          <table:table-cell office:value-type="float" office:value="13">
            <text:p>13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table:formula="of:=[.C10]/([.E10]+[.C10]+[.D10])" office:value-type="percentage" office:value="0.0191458026509573">
            <text:p>1.91%</text:p>
          </table:table-cell>
          <table:table-cell table:formula="of:=[.D10]/([.$E$3]+[.$C$3]+[.$D$3])" office:value-type="percentage" office:value="0.980854197349043">
            <text:p>98.09%</text:p>
          </table:table-cell>
          <table:table-cell table:formula="of:=[.E10]/([.E10]+[.C10]+[.D10])" office:value-type="percentage" office:value="0">
            <text:p>0.00%</text:p>
          </table:table-cell>
          <table:table-cell table:style-name="ce7" table:formula="of:=((64*2^(([.B10]+[.B10])/1200) ))/(64*2^([.B10]/1200))" office:value-type="percentage" office:value="0.903857138391101">
            <text:p>90.39%</text:p>
          </table:table-cell>
        </table:table-row>
        <table:table-row table:style-name="ro1">
          <table:table-cell table:style-name="ce2" office:value-type="string">
            <text:p>pitch_shift</text:p>
          </table:table-cell>
          <table:table-cell table:style-name="Default" office:value-type="float" office:value="-150">
            <text:p>-150</text:p>
          </table:table-cell>
          <table:table-cell office:value-type="float" office:value="23">
            <text:p>23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table:formula="of:=[.C11]/([.E11]+[.C11]+[.D11])" office:value-type="percentage" office:value="0.0338733431516937">
            <text:p>3.39%</text:p>
          </table:table-cell>
          <table:table-cell table:formula="of:=[.D11]/([.$E$3]+[.$C$3]+[.$D$3])" office:value-type="percentage" office:value="0.966126656848306">
            <text:p>96.61%</text:p>
          </table:table-cell>
          <table:table-cell table:formula="of:=[.E11]/([.E11]+[.C11]+[.D11])" office:value-type="percentage" office:value="0">
            <text:p>0.00%</text:p>
          </table:table-cell>
          <table:table-cell table:style-name="ce7" table:formula="of:=((64*2^(([.B11]+[.B11])/1200) ))/(64*2^([.B11]/1200))" office:value-type="percentage" office:value="0.917004043204671">
            <text:p>91.70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125">
            <text:p>-125</text:p>
          </table:table-cell>
          <table:table-cell office:value-type="float" office:value="28">
            <text:p>28</text:p>
          </table:table-cell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table:formula="of:=[.C12]/([.E12]+[.C12]+[.D12])" office:value-type="percentage" office:value="0.0412371134020619">
            <text:p>4.12%</text:p>
          </table:table-cell>
          <table:table-cell table:formula="of:=[.D12]/([.$E$3]+[.$C$3]+[.$D$3])" office:value-type="percentage" office:value="0.958762886597938">
            <text:p>95.88%</text:p>
          </table:table-cell>
          <table:table-cell table:formula="of:=[.E12]/([.E12]+[.C12]+[.D12])" office:value-type="percentage" office:value="0">
            <text:p>0.00%</text:p>
          </table:table-cell>
          <table:table-cell table:style-name="ce7" table:formula="of:=((64*2^(([.B12]+[.B12])/1200) ))/(64*2^([.B12]/1200))" office:value-type="percentage" office:value="0.930342174152147">
            <text:p>93.03%</text:p>
          </table:table-cell>
        </table:table-row>
        <table:table-row table:style-name="ro1">
          <table:table-cell table:style-name="ce2" office:value-type="string">
            <text:p>pitch_shift</text:p>
          </table:table-cell>
          <table:table-cell table:style-name="Default" office:value-type="float" office:value="-100">
            <text:p>-100</text:p>
          </table:table-cell>
          <table:table-cell office:value-type="float" office:value="33">
            <text:p>33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table:formula="of:=[.C13]/([.E13]+[.C13]+[.D13])" office:value-type="percentage" office:value="0.04860088365243">
            <text:p>4.86%</text:p>
          </table:table-cell>
          <table:table-cell table:formula="of:=[.D13]/([.$E$3]+[.$C$3]+[.$D$3])" office:value-type="percentage" office:value="0.95139911634757">
            <text:p>95.14%</text:p>
          </table:table-cell>
          <table:table-cell table:formula="of:=[.E13]/([.E13]+[.C13]+[.D13])" office:value-type="percentage" office:value="0">
            <text:p>0.00%</text:p>
          </table:table-cell>
          <table:table-cell table:style-name="ce7" table:formula="of:=((64*2^(([.B13]+[.B13])/1200) ))/(64*2^([.B13]/1200))" office:value-type="percentage" office:value="0.943874312681693">
            <text:p>94.3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75">
            <text:p>-75</text:p>
          </table:table-cell>
          <table:table-cell office:value-type="float" office:value="53">
            <text:p>53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table:formula="of:=[.C14]/([.E14]+[.C14]+[.D14])" office:value-type="percentage" office:value="0.0780559646539028">
            <text:p>7.81%</text:p>
          </table:table-cell>
          <table:table-cell table:formula="of:=[.D14]/([.$E$3]+[.$C$3]+[.$D$3])" office:value-type="percentage" office:value="0.921944035346097">
            <text:p>92.19%</text:p>
          </table:table-cell>
          <table:table-cell table:formula="of:=[.E14]/([.E14]+[.C14]+[.D14])" office:value-type="percentage" office:value="0">
            <text:p>0.00%</text:p>
          </table:table-cell>
          <table:table-cell table:style-name="ce7" table:formula="of:=((64*2^(([.B14]+[.B14])/1200) ))/(64*2^([.B14]/1200))" office:value-type="percentage" office:value="0.957603280698574">
            <text:p>95.76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-50">
            <text:p>-50</text:p>
          </table:table-cell>
          <table:table-cell office:value-type="float" office:value="128">
            <text:p>128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table:formula="of:=[.C15]/([.E15]+[.C15]+[.D15])" office:value-type="percentage" office:value="0.188512518409426">
            <text:p>18.85%</text:p>
          </table:table-cell>
          <table:table-cell table:formula="of:=[.D15]/([.$E$3]+[.$C$3]+[.$D$3])" office:value-type="percentage" office:value="0.811487481590574">
            <text:p>81.15%</text:p>
          </table:table-cell>
          <table:table-cell table:formula="of:=[.E15]/([.E15]+[.C15]+[.D15])" office:value-type="percentage" office:value="0">
            <text:p>0.00%</text:p>
          </table:table-cell>
          <table:table-cell table:style-name="ce7" table:formula="of:=((64*2^(([.B15]+[.B15])/1200) ))/(64*2^([.B15]/1200))" office:value-type="percentage" office:value="0.971531941153606">
            <text:p>97.1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ce2" office:value-type="float" office:value="-25">
            <text:p>-25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0">
            <text:p>0</text:p>
          </table:table-cell>
          <table:table-cell table:formula="of:=[.C16]/([.E16]+[.C16]+[.D16])" office:value-type="percentage" office:value="0.61119293078056">
            <text:p>61.12%</text:p>
          </table:table-cell>
          <table:table-cell table:formula="of:=[.D16]/([.$E$3]+[.$C$3]+[.$D$3])" office:value-type="percentage" office:value="0.38880706921944">
            <text:p>38.88%</text:p>
          </table:table-cell>
          <table:table-cell table:formula="of:=[.E16]/([.E16]+[.C16]+[.D16])" office:value-type="percentage" office:value="0">
            <text:p>0.00%</text:p>
          </table:table-cell>
          <table:table-cell table:style-name="ce7" table:formula="of:=((64*2^(([.B16]+[.B16])/1200) ))/(64*2^([.B16]/1200))" office:value-type="percentage" office:value="0.985663198640188">
            <text:p>98.57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0">
            <text:p>0</text:p>
          </table:table-cell>
          <table:table-cell office:value-type="float" office:value="706">
            <text:p>706</text:p>
          </table:table-cell>
          <table:table-cell office:value-type="float" office:value="193">
            <text:p>193</text:p>
          </table:table-cell>
          <table:table-cell office:value-type="float" office:value="108">
            <text:p>108</text:p>
          </table:table-cell>
          <table:table-cell table:formula="of:=[.C17]/([.E17]+[.C17]+[.D17])" office:value-type="percentage" office:value="0.701092353525323">
            <text:p>70.11%</text:p>
          </table:table-cell>
          <table:table-cell table:formula="of:=[.D17]/([.$E$3]+[.$C$3]+[.$D$3])" office:value-type="percentage" office:value="0.284241531664212">
            <text:p>28.42%</text:p>
          </table:table-cell>
          <table:table-cell table:formula="of:=[.E17]/([.E17]+[.C17]+[.D17])" office:value-type="percentage" office:value="0.107249255213505">
            <text:p>10.72%</text:p>
          </table:table-cell>
          <table:table-cell table:style-name="ce7" table:formula="of:=((64*2^(([.B17]+[.B17])/1200) ))/(64*2^([.B17]/1200))" office:value-type="percentage" office:value="1">
            <text:p>100.00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25">
            <text:p>25</text:p>
          </table:table-cell>
          <table:table-cell office:value-type="float" office:value="441">
            <text:p>441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table:formula="of:=[.C18]/([.E18]+[.C18]+[.D18])" office:value-type="percentage" office:value="0.649484536082474">
            <text:p>64.95%</text:p>
          </table:table-cell>
          <table:table-cell table:formula="of:=[.D18]/([.$E$3]+[.$C$3]+[.$D$3])" office:value-type="percentage" office:value="0.350515463917526">
            <text:p>35.05%</text:p>
          </table:table-cell>
          <table:table-cell table:formula="of:=[.E18]/([.E18]+[.C18]+[.D18])" office:value-type="percentage" office:value="0">
            <text:p>0.00%</text:p>
          </table:table-cell>
          <table:table-cell table:style-name="ce7" table:formula="of:=((64*2^(([.B18]+[.B18])/1200) ))/(64*2^([.B18]/1200))" office:value-type="percentage" office:value="1.01454533493752">
            <text:p>101.4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50">
            <text:p>50</text:p>
          </table:table-cell>
          <table:table-cell office:value-type="float" office:value="134">
            <text:p>134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table:formula="of:=[.C19]/([.E19]+[.C19]+[.D19])" office:value-type="percentage" office:value="0.197349042709867">
            <text:p>19.73%</text:p>
          </table:table-cell>
          <table:table-cell table:formula="of:=[.D19]/([.$E$3]+[.$C$3]+[.$D$3])" office:value-type="percentage" office:value="0.802650957290133">
            <text:p>80.27%</text:p>
          </table:table-cell>
          <table:table-cell table:formula="of:=[.E19]/([.E19]+[.C19]+[.D19])" office:value-type="percentage" office:value="0">
            <text:p>0.00%</text:p>
          </table:table-cell>
          <table:table-cell table:style-name="ce7" table:formula="of:=((64*2^(([.B19]+[.B19])/1200) ))/(64*2^([.B19]/1200))" office:value-type="percentage" office:value="1.02930223664349">
            <text:p>102.93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table:formula="of:=[.C20]/([.E20]+[.C20]+[.D20])" office:value-type="percentage" office:value="0.0677466863033873">
            <text:p>6.77%</text:p>
          </table:table-cell>
          <table:table-cell table:formula="of:=[.D20]/([.$E$3]+[.$C$3]+[.$D$3])" office:value-type="percentage" office:value="0.932253313696613">
            <text:p>93.23%</text:p>
          </table:table-cell>
          <table:table-cell table:formula="of:=[.E20]/([.E20]+[.C20]+[.D20])" office:value-type="percentage" office:value="0">
            <text:p>0.00%</text:p>
          </table:table-cell>
          <table:table-cell table:style-name="ce7" table:formula="of:=((64*2^(([.B20]+[.B20])/1200) ))/(64*2^([.B20]/1200))" office:value-type="percentage" office:value="1.04427378242741">
            <text:p>104.43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table:formula="of:=[.C21]/([.E21]+[.C21]+[.D21])" office:value-type="percentage" office:value="0.0500736377025037">
            <text:p>5.01%</text:p>
          </table:table-cell>
          <table:table-cell table:formula="of:=[.D21]/([.$E$3]+[.$C$3]+[.$D$3])" office:value-type="percentage" office:value="0.949926362297496">
            <text:p>94.99%</text:p>
          </table:table-cell>
          <table:table-cell table:formula="of:=[.E21]/([.E21]+[.C21]+[.D21])" office:value-type="percentage" office:value="0">
            <text:p>0.00%</text:p>
          </table:table-cell>
          <table:table-cell table:style-name="ce7" table:formula="of:=((64*2^(([.B21]+[.B21])/1200) ))/(64*2^([.B21]/1200))" office:value-type="percentage" office:value="1.0594630943593">
            <text:p>105.9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table:formula="of:=[.C22]/([.E22]+[.C22]+[.D22])" office:value-type="percentage" office:value="0.0382916053019146">
            <text:p>3.83%</text:p>
          </table:table-cell>
          <table:table-cell table:formula="of:=[.D22]/([.$E$3]+[.$C$3]+[.$D$3])" office:value-type="percentage" office:value="0.961708394698085">
            <text:p>96.17%</text:p>
          </table:table-cell>
          <table:table-cell table:formula="of:=[.E22]/([.E22]+[.C22]+[.D22])" office:value-type="percentage" office:value="0">
            <text:p>0.00%</text:p>
          </table:table-cell>
          <table:table-cell table:style-name="ce7" table:formula="of:=((64*2^(([.B22]+[.B22])/1200) ))/(64*2^([.B22]/1200))" office:value-type="percentage" office:value="1.0748733399207">
            <text:p>107.49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table:formula="of:=[.C23]/([.E23]+[.C23]+[.D23])" office:value-type="percentage" office:value="0.03240058910162">
            <text:p>3.24%</text:p>
          </table:table-cell>
          <table:table-cell table:formula="of:=[.D23]/([.$E$3]+[.$C$3]+[.$D$3])" office:value-type="percentage" office:value="0.96759941089838">
            <text:p>96.76%</text:p>
          </table:table-cell>
          <table:table-cell table:formula="of:=[.E23]/([.E23]+[.C23]+[.D23])" office:value-type="percentage" office:value="0">
            <text:p>0.00%</text:p>
          </table:table-cell>
          <table:table-cell table:style-name="ce7" table:formula="of:=((64*2^(([.B23]+[.B23])/1200) ))/(64*2^([.B23]/1200))" office:value-type="percentage" office:value="1.09050773266526">
            <text:p>109.05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175">
            <text:p>175</text:p>
          </table:table-cell>
          <table:table-cell office:value-type="float" office:value="15">
            <text:p>15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table:formula="of:=[.C24]/([.E24]+[.C24]+[.D24])" office:value-type="percentage" office:value="0.0220913107511046">
            <text:p>2.21%</text:p>
          </table:table-cell>
          <table:table-cell table:formula="of:=[.D24]/([.$E$3]+[.$C$3]+[.$D$3])" office:value-type="percentage" office:value="0.977908689248895">
            <text:p>97.79%</text:p>
          </table:table-cell>
          <table:table-cell table:formula="of:=[.E24]/([.E24]+[.C24]+[.D24])" office:value-type="percentage" office:value="0">
            <text:p>0.00%</text:p>
          </table:table-cell>
          <table:table-cell table:style-name="ce7" table:formula="of:=((64*2^(([.B24]+[.B24])/1200) ))/(64*2^([.B24]/1200))" office:value-type="percentage" office:value="1.10636953288883">
            <text:p>110.64%</text:p>
          </table:table-cell>
        </table:table-row>
        <table:table-row table:style-name="ro1">
          <table:table-cell office:value-type="string">
            <text:p>pitch_shift</text:p>
          </table:table-cell>
          <table:table-cell table:style-name="Default"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table:formula="of:=[.C25]/([.E25]+[.C25]+[.D25])" office:value-type="percentage" office:value="0.0294550810014728">
            <text:p>2.95%</text:p>
          </table:table-cell>
          <table:table-cell table:formula="of:=[.D25]/([.$E$3]+[.$C$3]+[.$D$3])" office:value-type="percentage" office:value="0.970544918998527">
            <text:p>97.05%</text:p>
          </table:table-cell>
          <table:table-cell table:formula="of:=[.E25]/([.E25]+[.C25]+[.D25])" office:value-type="percentage" office:value="0">
            <text:p>0.00%</text:p>
          </table:table-cell>
          <table:table-cell table:style-name="ce7" table:formula="of:=((64*2^(([.B25]+[.B25])/1200) ))/(64*2^([.B25]/1200))" office:value-type="percentage" office:value="1.12246204830937">
            <text:p>112.25%</text:p>
          </table:table-cell>
        </table:table-row>
        <table:table-row table:style-name="ro1">
          <table:table-cell office:value-type="string">
            <text:p>speed_up</text:p>
          </table:table-cell>
          <table:table-cell office:value-type="percentage" office:value="0.84">
            <text:p>84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26]/([.E26]+[.C26]+[.D26])" office:value-type="percentage" office:value="0">
            <text:p>0.00%</text:p>
          </table:table-cell>
          <table:table-cell table:formula="of:=[.D26]/([.$E$3]+[.$C$3]+[.$D$3])" office:value-type="percentage" office:value="1">
            <text:p>100.00%</text:p>
          </table:table-cell>
          <table:table-cell table:formula="of:=[.E26]/([.E26]+[.C26]+[.D2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86">
            <text:p>86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27]/([.E27]+[.C27]+[.D27])" office:value-type="percentage" office:value="0">
            <text:p>0.00%</text:p>
          </table:table-cell>
          <table:table-cell table:formula="of:=[.D27]/([.$E$3]+[.$C$3]+[.$D$3])" office:value-type="percentage" office:value="1">
            <text:p>100.00%</text:p>
          </table:table-cell>
          <table:table-cell table:formula="of:=[.E27]/([.E27]+[.C27]+[.D2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88">
            <text:p>88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28]/([.E28]+[.C28]+[.D28])" office:value-type="percentage" office:value="0">
            <text:p>0.00%</text:p>
          </table:table-cell>
          <table:table-cell table:formula="of:=[.D28]/([.$E$3]+[.$C$3]+[.$D$3])" office:value-type="percentage" office:value="1">
            <text:p>100.00%</text:p>
          </table:table-cell>
          <table:table-cell table:formula="of:=[.E28]/([.E28]+[.C28]+[.D2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">
            <text:p>90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29]/([.E29]+[.C29]+[.D29])" office:value-type="percentage" office:value="0">
            <text:p>0.00%</text:p>
          </table:table-cell>
          <table:table-cell table:formula="of:=[.D29]/([.$E$3]+[.$C$3]+[.$D$3])" office:value-type="percentage" office:value="1">
            <text:p>100.00%</text:p>
          </table:table-cell>
          <table:table-cell table:formula="of:=[.E29]/([.E29]+[.C29]+[.D29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2">
            <text:p>92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30]/([.E30]+[.C30]+[.D30])" office:value-type="percentage" office:value="0">
            <text:p>0.00%</text:p>
          </table:table-cell>
          <table:table-cell table:formula="of:=[.D30]/([.$E$3]+[.$C$3]+[.$D$3])" office:value-type="percentage" office:value="1">
            <text:p>100.00%</text:p>
          </table:table-cell>
          <table:table-cell table:formula="of:=[.E30]/([.E30]+[.C30]+[.D30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4">
            <text:p>94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31]/([.E31]+[.C31]+[.D31])" office:value-type="percentage" office:value="0">
            <text:p>0.00%</text:p>
          </table:table-cell>
          <table:table-cell table:formula="of:=[.D31]/([.$E$3]+[.$C$3]+[.$D$3])" office:value-type="percentage" office:value="1">
            <text:p>100.00%</text:p>
          </table:table-cell>
          <table:table-cell table:formula="of:=[.E31]/([.E31]+[.C31]+[.D31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0.96">
            <text:p>96%</text:p>
          </table:table-cell>
          <table:table-cell office:value-type="float" office:value="2">
            <text:p>2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table:formula="of:=[.C32]/([.E32]+[.C32]+[.D32])" office:value-type="percentage" office:value="0.00294985250737463">
            <text:p>0.29%</text:p>
          </table:table-cell>
          <table:table-cell table:formula="of:=[.D32]/([.$E$3]+[.$C$3]+[.$D$3])" office:value-type="percentage" office:value="0.995581737849779">
            <text:p>99.56%</text:p>
          </table:table-cell>
          <table:table-cell table:formula="of:=[.E32]/([.E32]+[.C32]+[.D3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table:style-name="ce6" office:value-type="percentage" office:value="0.98">
            <text:p>98%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50">
            <text:p>650</text:p>
          </table:table-cell>
          <table:table-cell table:style-name="ce2" office:value-type="float" office:value="0">
            <text:p>0</text:p>
          </table:table-cell>
          <table:table-cell table:formula="of:=[.C33]/([.E33]+[.C33]+[.D33])" office:value-type="percentage" office:value="0.0427098674521355">
            <text:p>4.27%</text:p>
          </table:table-cell>
          <table:table-cell table:formula="of:=[.D33]/([.$E$3]+[.$C$3]+[.$D$3])" office:value-type="percentage" office:value="0.957290132547865">
            <text:p>95.73%</text:p>
          </table:table-cell>
          <table:table-cell table:formula="of:=[.E33]/([.E33]+[.C33]+[.D33])" office:value-type="percentage" office:value="0">
            <text:p>0.00%</text:p>
          </table:table-cell>
          <table:table-cell table:style-name="ce1"/>
        </table:table-row>
        <table:table-row table:style-name="ro1">
          <table:table-cell office:value-type="string">
            <text:p>speed_up</text:p>
          </table:table-cell>
          <table:table-cell office:value-type="percentage" office:value="1">
            <text:p>100%</text:p>
          </table:table-cell>
          <table:table-cell office:value-type="float" office:value="706">
            <text:p>706</text:p>
          </table:table-cell>
          <table:table-cell office:value-type="float" office:value="193">
            <text:p>193</text:p>
          </table:table-cell>
          <table:table-cell office:value-type="float" office:value="108">
            <text:p>108</text:p>
          </table:table-cell>
          <table:table-cell table:formula="of:=[.C34]/([.E34]+[.C34]+[.D34])" office:value-type="percentage" office:value="0.701092353525323">
            <text:p>70.11%</text:p>
          </table:table-cell>
          <table:table-cell table:formula="of:=[.D34]/([.$E$3]+[.$C$3]+[.$D$3])" office:value-type="percentage" office:value="0.284241531664212">
            <text:p>28.42%</text:p>
          </table:table-cell>
          <table:table-cell table:formula="of:=[.E34]/([.E34]+[.C34]+[.D34])" office:value-type="percentage" office:value="0.107249255213505">
            <text:p>10.72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2">
            <text:p>102%</text:p>
          </table:table-cell>
          <table:table-cell office:value-type="float" office:value="45">
            <text:p>45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table:formula="of:=[.C35]/([.E35]+[.C35]+[.D35])" office:value-type="percentage" office:value="0.0662739322533137">
            <text:p>6.63%</text:p>
          </table:table-cell>
          <table:table-cell table:formula="of:=[.D35]/([.$E$3]+[.$C$3]+[.$D$3])" office:value-type="percentage" office:value="0.933726067746686">
            <text:p>93.37%</text:p>
          </table:table-cell>
          <table:table-cell table:formula="of:=[.E35]/([.E35]+[.C35]+[.D3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speed_up</text:p>
          </table:table-cell>
          <table:table-cell office:value-type="percentage" office:value="1.04">
            <text:p>104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36]/([.E36]+[.C36]+[.D36])" office:value-type="percentage" office:value="0">
            <text:p>0.00%</text:p>
          </table:table-cell>
          <table:table-cell table:formula="of:=[.D36]/([.$E$3]+[.$C$3]+[.$D$3])" office:value-type="percentage" office:value="1">
            <text:p>100.00%</text:p>
          </table:table-cell>
          <table:table-cell table:formula="of:=[.E36]/([.E36]+[.C36]+[.D3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6">
            <text:p>106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37]/([.E37]+[.C37]+[.D37])" office:value-type="percentage" office:value="0">
            <text:p>0.00%</text:p>
          </table:table-cell>
          <table:table-cell table:formula="of:=[.D37]/([.$E$3]+[.$C$3]+[.$D$3])" office:value-type="percentage" office:value="1">
            <text:p>100.00%</text:p>
          </table:table-cell>
          <table:table-cell table:formula="of:=[.E37]/([.E37]+[.C37]+[.D3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08">
            <text:p>108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38]/([.E38]+[.C38]+[.D38])" office:value-type="percentage" office:value="0">
            <text:p>0.00%</text:p>
          </table:table-cell>
          <table:table-cell table:formula="of:=[.D38]/([.$E$3]+[.$C$3]+[.$D$3])" office:value-type="percentage" office:value="1">
            <text:p>100.00%</text:p>
          </table:table-cell>
          <table:table-cell table:formula="of:=[.E38]/([.E38]+[.C38]+[.D3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">
            <text:p>110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39]/([.E39]+[.C39]+[.D39])" office:value-type="percentage" office:value="0">
            <text:p>0.00%</text:p>
          </table:table-cell>
          <table:table-cell table:formula="of:=[.D39]/([.$E$3]+[.$C$3]+[.$D$3])" office:value-type="percentage" office:value="1">
            <text:p>100.00%</text:p>
          </table:table-cell>
          <table:table-cell table:formula="of:=[.E39]/([.E39]+[.C39]+[.D39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2">
            <text:p>112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40]/([.E40]+[.C40]+[.D40])" office:value-type="percentage" office:value="0">
            <text:p>0.00%</text:p>
          </table:table-cell>
          <table:table-cell table:formula="of:=[.D40]/([.$E$3]+[.$C$3]+[.$D$3])" office:value-type="percentage" office:value="1">
            <text:p>100.00%</text:p>
          </table:table-cell>
          <table:table-cell table:formula="of:=[.E40]/([.E40]+[.C40]+[.D40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4">
            <text:p>114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41]/([.E41]+[.C41]+[.D41])" office:value-type="percentage" office:value="0">
            <text:p>0.00%</text:p>
          </table:table-cell>
          <table:table-cell table:formula="of:=[.D41]/([.$E$3]+[.$C$3]+[.$D$3])" office:value-type="percentage" office:value="1">
            <text:p>100.00%</text:p>
          </table:table-cell>
          <table:table-cell table:formula="of:=[.E41]/([.E41]+[.C41]+[.D41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speed_up</text:p>
          </table:table-cell>
          <table:table-cell office:value-type="percentage" office:value="1.16">
            <text:p>116%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formula="of:=[.C42]/([.E42]+[.C42]+[.D42])" office:value-type="percentage" office:value="0">
            <text:p>0.00%</text:p>
          </table:table-cell>
          <table:table-cell table:formula="of:=[.D42]/([.$E$3]+[.$C$3]+[.$D$3])" office:value-type="percentage" office:value="1">
            <text:p>100.00%</text:p>
          </table:table-cell>
          <table:table-cell table:formula="of:=[.E42]/([.E42]+[.C42]+[.D42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4">
            <text:p>84%</text:p>
          </table:table-cell>
          <table:table-cell office:value-type="float" office:value="97">
            <text:p>97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table:formula="of:=[.C43]/([.E43]+[.C43]+[.D43])" office:value-type="percentage" office:value="0.142857142857143">
            <text:p>14.29%</text:p>
          </table:table-cell>
          <table:table-cell table:formula="of:=[.D43]/([.$E$3]+[.$C$3]+[.$D$3])" office:value-type="percentage" office:value="0.857142857142857">
            <text:p>85.71%</text:p>
          </table:table-cell>
          <table:table-cell table:formula="of:=[.E43]/([.E43]+[.C43]+[.D43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6">
            <text:p>86%</text:p>
          </table:table-cell>
          <table:table-cell office:value-type="float" office:value="117">
            <text:p>117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table:formula="of:=[.C44]/([.E44]+[.C44]+[.D44])" office:value-type="percentage" office:value="0.172312223858616">
            <text:p>17.23%</text:p>
          </table:table-cell>
          <table:table-cell table:formula="of:=[.D44]/([.$E$3]+[.$C$3]+[.$D$3])" office:value-type="percentage" office:value="0.827687776141384">
            <text:p>82.77%</text:p>
          </table:table-cell>
          <table:table-cell table:formula="of:=[.E44]/([.E44]+[.C44]+[.D4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88">
            <text:p>88%</text:p>
          </table:table-cell>
          <table:table-cell office:value-type="float" office:value="146">
            <text:p>146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table:formula="of:=[.C45]/([.E45]+[.C45]+[.D45])" office:value-type="percentage" office:value="0.215022091310751">
            <text:p>21.50%</text:p>
          </table:table-cell>
          <table:table-cell table:formula="of:=[.D45]/([.$E$3]+[.$C$3]+[.$D$3])" office:value-type="percentage" office:value="0.784977908689249">
            <text:p>78.50%</text:p>
          </table:table-cell>
          <table:table-cell table:formula="of:=[.E45]/([.E45]+[.C45]+[.D4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">
            <text:p>90%</text:p>
          </table:table-cell>
          <table:table-cell office:value-type="float" office:value="195">
            <text:p>195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table:formula="of:=[.C46]/([.E46]+[.C46]+[.D46])" office:value-type="percentage" office:value="0.287187039764359">
            <text:p>28.72%</text:p>
          </table:table-cell>
          <table:table-cell table:formula="of:=[.D46]/([.$E$3]+[.$C$3]+[.$D$3])" office:value-type="percentage" office:value="0.712812960235641">
            <text:p>71.28%</text:p>
          </table:table-cell>
          <table:table-cell table:formula="of:=[.E46]/([.E46]+[.C46]+[.D4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2">
            <text:p>92%</text:p>
          </table:table-cell>
          <table:table-cell office:value-type="float" office:value="245">
            <text:p>245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table:formula="of:=[.C47]/([.E47]+[.C47]+[.D47])" office:value-type="percentage" office:value="0.360824742268041">
            <text:p>36.08%</text:p>
          </table:table-cell>
          <table:table-cell table:formula="of:=[.D47]/([.$E$3]+[.$C$3]+[.$D$3])" office:value-type="percentage" office:value="0.639175257731959">
            <text:p>63.92%</text:p>
          </table:table-cell>
          <table:table-cell table:formula="of:=[.E47]/([.E47]+[.C47]+[.D4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4">
            <text:p>94%</text:p>
          </table:table-cell>
          <table:table-cell office:value-type="float" office:value="307">
            <text:p>307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table:formula="of:=[.C48]/([.E48]+[.C48]+[.D48])" office:value-type="percentage" office:value="0.452135493372607">
            <text:p>45.21%</text:p>
          </table:table-cell>
          <table:table-cell table:formula="of:=[.D48]/([.$E$3]+[.$C$3]+[.$D$3])" office:value-type="percentage" office:value="0.547864506627393">
            <text:p>54.79%</text:p>
          </table:table-cell>
          <table:table-cell table:formula="of:=[.E48]/([.E48]+[.C48]+[.D4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0.96">
            <text:p>96%</text:p>
          </table:table-cell>
          <table:table-cell office:value-type="float" office:value="420">
            <text:p>420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table:formula="of:=[.C49]/([.E49]+[.C49]+[.D49])" office:value-type="percentage" office:value="0.618556701030928">
            <text:p>61.86%</text:p>
          </table:table-cell>
          <table:table-cell table:formula="of:=[.D49]/([.$E$3]+[.$C$3]+[.$D$3])" office:value-type="percentage" office:value="0.381443298969072">
            <text:p>38.14%</text:p>
          </table:table-cell>
          <table:table-cell table:formula="of:=[.E49]/([.E49]+[.C49]+[.D49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table:style-name="ce6" office:value-type="percentage" office:value="0.98">
            <text:p>98%</text:p>
          </table:table-cell>
          <table:table-cell table:style-name="ce2" office:value-type="float" office:value="618">
            <text:p>618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0">
            <text:p>0</text:p>
          </table:table-cell>
          <table:table-cell table:formula="of:=[.C50]/([.E50]+[.C50]+[.D50])" office:value-type="percentage" office:value="0.910162002945508">
            <text:p>91.02%</text:p>
          </table:table-cell>
          <table:table-cell table:formula="of:=[.D50]/([.$E$3]+[.$C$3]+[.$D$3])" office:value-type="percentage" office:value="0.0898379970544919">
            <text:p>8.98%</text:p>
          </table:table-cell>
          <table:table-cell table:formula="of:=[.E50]/([.E50]+[.C50]+[.D50])" office:value-type="percentage" office:value="0">
            <text:p>0.00%</text:p>
          </table:table-cell>
          <table:table-cell table:style-name="ce1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">
            <text:p>100%</text:p>
          </table:table-cell>
          <table:table-cell office:value-type="float" office:value="706">
            <text:p>706</text:p>
          </table:table-cell>
          <table:table-cell office:value-type="float" office:value="193">
            <text:p>193</text:p>
          </table:table-cell>
          <table:table-cell office:value-type="float" office:value="108">
            <text:p>108</text:p>
          </table:table-cell>
          <table:table-cell table:formula="of:=[.C51]/([.E51]+[.C51]+[.D51])" office:value-type="percentage" office:value="0.701092353525323">
            <text:p>70.11%</text:p>
          </table:table-cell>
          <table:table-cell table:formula="of:=[.D51]/([.$E$3]+[.$C$3]+[.$D$3])" office:value-type="percentage" office:value="0.284241531664212">
            <text:p>28.42%</text:p>
          </table:table-cell>
          <table:table-cell table:formula="of:=[.E51]/([.E51]+[.C51]+[.D51])" office:value-type="percentage" office:value="0.107249255213505">
            <text:p>10.72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2">
            <text:p>102%</text:p>
          </table:table-cell>
          <table:table-cell office:value-type="float" office:value="623">
            <text:p>6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52]/([.E52]+[.C52]+[.D52])" office:value-type="percentage" office:value="0.917525773195876">
            <text:p>91.75%</text:p>
          </table:table-cell>
          <table:table-cell table:formula="of:=[.D52]/([.$E$3]+[.$C$3]+[.$D$3])" office:value-type="percentage" office:value="0.0824742268041237">
            <text:p>8.25%</text:p>
          </table:table-cell>
          <table:table-cell table:formula="of:=[.E52]/([.E52]+[.C52]+[.D52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4">
            <text:p>104%</text:p>
          </table:table-cell>
          <table:table-cell office:value-type="float" office:value="420">
            <text:p>420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table:formula="of:=[.C53]/([.E53]+[.C53]+[.D53])" office:value-type="percentage" office:value="0.618556701030928">
            <text:p>61.86%</text:p>
          </table:table-cell>
          <table:table-cell table:formula="of:=[.D53]/([.$E$3]+[.$C$3]+[.$D$3])" office:value-type="percentage" office:value="0.381443298969072">
            <text:p>38.14%</text:p>
          </table:table-cell>
          <table:table-cell table:formula="of:=[.E53]/([.E53]+[.C53]+[.D53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6">
            <text:p>106%</text:p>
          </table:table-cell>
          <table:table-cell office:value-type="float" office:value="315">
            <text:p>315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table:formula="of:=[.C54]/([.E54]+[.C54]+[.D54])" office:value-type="percentage" office:value="0.463917525773196">
            <text:p>46.39%</text:p>
          </table:table-cell>
          <table:table-cell table:formula="of:=[.D54]/([.$E$3]+[.$C$3]+[.$D$3])" office:value-type="percentage" office:value="0.536082474226804">
            <text:p>53.61%</text:p>
          </table:table-cell>
          <table:table-cell table:formula="of:=[.E54]/([.E54]+[.C54]+[.D54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08">
            <text:p>108%</text:p>
          </table:table-cell>
          <table:table-cell office:value-type="float" office:value="223">
            <text:p>223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table:formula="of:=[.C55]/([.E55]+[.C55]+[.D55])" office:value-type="percentage" office:value="0.328424153166421">
            <text:p>32.84%</text:p>
          </table:table-cell>
          <table:table-cell table:formula="of:=[.D55]/([.$E$3]+[.$C$3]+[.$D$3])" office:value-type="percentage" office:value="0.671575846833579">
            <text:p>67.16%</text:p>
          </table:table-cell>
          <table:table-cell table:formula="of:=[.E55]/([.E55]+[.C55]+[.D55])" office:value-type="percentage" office:value="0">
            <text:p>0.00%</text:p>
          </table:table-cell>
          <table:table-cell table:style-name="ce7"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">
            <text:p>110%</text:p>
          </table:table-cell>
          <table:table-cell office:value-type="float" office:value="173">
            <text:p>173</text:p>
          </table:table-cell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table:formula="of:=[.C56]/([.E56]+[.C56]+[.D56])" office:value-type="percentage" office:value="0.254786450662739">
            <text:p>25.48%</text:p>
          </table:table-cell>
          <table:table-cell table:formula="of:=[.D56]/([.$E$3]+[.$C$3]+[.$D$3])" office:value-type="percentage" office:value="0.745213549337261">
            <text:p>74.52%</text:p>
          </table:table-cell>
          <table:table-cell table:formula="of:=[.E56]/([.E56]+[.C56]+[.D56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2">
            <text:p>112%</text:p>
          </table:table-cell>
          <table:table-cell office:value-type="float" office:value="147">
            <text:p>147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table:formula="of:=[.C57]/([.E57]+[.C57]+[.D57])" office:value-type="percentage" office:value="0.216494845360825">
            <text:p>21.65%</text:p>
          </table:table-cell>
          <table:table-cell table:formula="of:=[.D57]/([.$E$3]+[.$C$3]+[.$D$3])" office:value-type="percentage" office:value="0.783505154639175">
            <text:p>78.35%</text:p>
          </table:table-cell>
          <table:table-cell table:formula="of:=[.E57]/([.E57]+[.C57]+[.D57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4">
            <text:p>114%</text:p>
          </table:table-cell>
          <table:table-cell office:value-type="float" office:value="126">
            <text:p>126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table:formula="of:=[.C58]/([.E58]+[.C58]+[.D58])" office:value-type="percentage" office:value="0.185567010309278">
            <text:p>18.56%</text:p>
          </table:table-cell>
          <table:table-cell table:formula="of:=[.D58]/([.$E$3]+[.$C$3]+[.$D$3])" office:value-type="percentage" office:value="0.814432989690722">
            <text:p>81.44%</text:p>
          </table:table-cell>
          <table:table-cell table:formula="of:=[.E58]/([.E58]+[.C58]+[.D58])" office:value-type="percentage" office:value="0">
            <text:p>0.00%</text:p>
          </table:table-cell>
          <table:table-cell/>
        </table:table-row>
        <table:table-row table:style-name="ro1">
          <table:table-cell office:value-type="string">
            <text:p>time_stretched</text:p>
          </table:table-cell>
          <table:table-cell office:value-type="percentage" office:value="1.16">
            <text:p>116%</text:p>
          </table:table-cell>
          <table:table-cell office:value-type="float" office:value="92">
            <text:p>92</text:p>
          </table:table-cell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table:formula="of:=[.C59]/([.E59]+[.C59]+[.D59])" office:value-type="percentage" office:value="0.135493372606775">
            <text:p>13.55%</text:p>
          </table:table-cell>
          <table:table-cell table:formula="of:=[.D59]/([.$E$3]+[.$C$3]+[.$D$3])" office:value-type="percentage" office:value="0.864506627393225">
            <text:p>86.45%</text:p>
          </table:table-cell>
          <table:table-cell table:formula="of:=[.E59]/([.E59]+[.C59]+[.D59])" office:value-type="percentage" office:value="0">
            <text:p>0.00%</text:p>
          </table:table-cell>
          <table:table-cell/>
        </table:table-row>
        <table:table-row table:style-name="ro1" table:number-rows-repeated="2">
          <table:table-cell/>
          <table:table-cell table:style-name="ce7"/>
          <table:table-cell table:number-columns-repeated="7"/>
        </table:table-row>
        <table:table-row table:style-name="ro1">
          <table:table-cell/>
          <table:table-cell table:style-name="ce7"/>
          <table:table-cell table:number-columns-repeated="7"/>
        </table:table-row>
      </table:table>
      <table:named-expressions/>
      <table:database-ranges>
        <table:database-range table:name="__Anonymous_Sheet_DB__0" table:target-range-address="'Results Per Modification'.A1:'Results Per Modification'.I59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20s.A1:20s.I59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40s.A1:40s.I59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60s.A1:60s.I5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1P0"/>
    </number:currency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en Six</meta:initial-creator>
    <meta:creation-date>2013-12-16T09:13:59</meta:creation-date>
    <dc:date>2014-07-01T17:02:06</dc:date>
    <dc:creator>Joren Six</dc:creator>
    <meta:editing-duration>P1DT39M52S</meta:editing-duration>
    <meta:editing-cycles>19</meta:editing-cycles>
    <meta:generator>LibreOffice/3.5$Linux_X86_64 LibreOffice_project/350m1$Build-2</meta:generator>
    <meta:document-statistic meta:table-count="4" meta:cell-count="196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scatter" chart:style-name="ch1">
        <chart:legend chart:legend-position="end" svg:x="13.125cm" svg:y="3.699cm" style:legend-expansion="high" chart:style-name="ch2"/>
        <chart:plot-area chart:style-name="ch3" table:cell-range-address="60s.B43:60s.B59 60s.F43:60s.H59" svg:x="0.77cm" svg:y="0.851cm" svg:width="11.715cm" svg:height="7.542cm">
          <chartooo:coordinate-region svg:x="2.37cm" svg:y="1.05cm" svg:width="9.677cm" svg:height="6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60s.F43:60s.F59" chart:class="chart:scatter">
            <chart:domain table:cell-range-address="60s.B43:60s.B59"/>
            <chart:data-point chart:repeated="17"/>
          </chart:series>
          <chart:series chart:style-name="ch8" chart:values-cell-range-address="60s.G43:60s.G59" chart:class="chart:scatter">
            <chart:data-point chart:repeated="17"/>
          </chart:series>
          <chart:series chart:style-name="ch9" chart:values-cell-range-address="60s.H43:60s.H59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60s.B43:60s.B59</svg:desc>
                </draw:g>
              </table:table-cell>
              <table:table-cell office:value-type="float" office:value="0.142857142857143">
                <text:p>0.142857142857143</text:p>
                <draw:g>
                  <svg:desc>60s.F43:60s.F59</svg:desc>
                </draw:g>
              </table:table-cell>
              <table:table-cell office:value-type="float" office:value="0.857142857142857">
                <text:p>0.857142857142857</text:p>
                <draw:g>
                  <svg:desc>60s.G43:60s.G59</svg:desc>
                </draw:g>
              </table:table-cell>
              <table:table-cell office:value-type="float" office:value="0">
                <text:p>0</text:p>
                <draw:g>
                  <svg:desc>60s.H43:60s.H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.172312223858616">
                <text:p>0.172312223858616</text:p>
              </table:table-cell>
              <table:table-cell office:value-type="float" office:value="0.827687776141384">
                <text:p>0.82768777614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.215022091310751">
                <text:p>0.215022091310751</text:p>
              </table:table-cell>
              <table:table-cell office:value-type="float" office:value="0.784977908689249">
                <text:p>0.78497790868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287187039764359">
                <text:p>0.287187039764359</text:p>
              </table:table-cell>
              <table:table-cell office:value-type="float" office:value="0.712812960235641">
                <text:p>0.712812960235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.360824742268041">
                <text:p>0.360824742268041</text:p>
              </table:table-cell>
              <table:table-cell office:value-type="float" office:value="0.639175257731959">
                <text:p>0.63917525773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0.452135493372607">
                <text:p>0.452135493372607</text:p>
              </table:table-cell>
              <table:table-cell office:value-type="float" office:value="0.547864506627393">
                <text:p>0.547864506627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0.618556701030928">
                <text:p>0.618556701030928</text:p>
              </table:table-cell>
              <table:table-cell office:value-type="float" office:value="0.381443298969072">
                <text:p>0.381443298969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0.910162002945508">
                <text:p>0.910162002945508</text:p>
              </table:table-cell>
              <table:table-cell office:value-type="float" office:value="0.0898379970544919">
                <text:p>0.0898379970544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701092353525323">
                <text:p>0.701092353525323</text:p>
              </table:table-cell>
              <table:table-cell office:value-type="float" office:value="0.284241531664212">
                <text:p>0.284241531664212</text:p>
              </table:table-cell>
              <table:table-cell office:value-type="float" office:value="0.107249255213505">
                <text:p>0.107249255213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0.917525773195876">
                <text:p>0.917525773195876</text:p>
              </table:table-cell>
              <table:table-cell office:value-type="float" office:value="0.0824742268041237">
                <text:p>0.082474226804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">
                <text:p>1.04</text:p>
              </table:table-cell>
              <table:table-cell office:value-type="float" office:value="0.618556701030928">
                <text:p>0.618556701030928</text:p>
              </table:table-cell>
              <table:table-cell office:value-type="float" office:value="0.381443298969072">
                <text:p>0.381443298969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">
                <text:p>1.06</text:p>
              </table:table-cell>
              <table:table-cell office:value-type="float" office:value="0.463917525773196">
                <text:p>0.463917525773196</text:p>
              </table:table-cell>
              <table:table-cell office:value-type="float" office:value="0.536082474226804">
                <text:p>0.536082474226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328424153166421">
                <text:p>0.328424153166421</text:p>
              </table:table-cell>
              <table:table-cell office:value-type="float" office:value="0.671575846833579">
                <text:p>0.671575846833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0.254786450662739">
                <text:p>0.254786450662739</text:p>
              </table:table-cell>
              <table:table-cell office:value-type="float" office:value="0.745213549337261">
                <text:p>0.745213549337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0.783505154639175">
                <text:p>0.783505154639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">
                <text:p>1.14</text:p>
              </table:table-cell>
              <table:table-cell office:value-type="float" office:value="0.185567010309278">
                <text:p>0.185567010309278</text:p>
              </table:table-cell>
              <table:table-cell office:value-type="float" office:value="0.814432989690722">
                <text:p>0.814432989690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0.135493372606775">
                <text:p>0.135493372606775</text:p>
              </table:table-cell>
              <table:table-cell office:value-type="float" office:value="0.864506627393225">
                <text:p>0.8645066273932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scatter" chart:style-name="ch1">
        <chart:legend chart:legend-position="end" svg:x="13.125cm" svg:y="3.699cm" style:legend-expansion="high" chart:style-name="ch2"/>
        <chart:plot-area chart:style-name="ch3" table:cell-range-address="20s.B43:20s.B59 20s.F43:20s.H59" svg:x="0.77cm" svg:y="0.851cm" svg:width="11.715cm" svg:height="7.542cm">
          <chartooo:coordinate-region svg:x="2.37cm" svg:y="1.05cm" svg:width="9.677cm" svg:height="6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0s.F43:20s.F59" chart:class="chart:scatter">
            <chart:domain table:cell-range-address="20s.B43:20s.B59"/>
            <chart:data-point chart:repeated="17"/>
          </chart:series>
          <chart:series chart:style-name="ch8" chart:values-cell-range-address="20s.G43:20s.G59" chart:class="chart:scatter">
            <chart:data-point chart:repeated="17"/>
          </chart:series>
          <chart:series chart:style-name="ch9" chart:values-cell-range-address="20s.H43:20s.H59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20s.B43:20s.B59</svg:desc>
                </draw:g>
              </table:table-cell>
              <table:table-cell office:value-type="float" office:value="0.076837416481069">
                <text:p>0.076837416481069</text:p>
                <draw:g>
                  <svg:desc>20s.F43:20s.F59</svg:desc>
                </draw:g>
              </table:table-cell>
              <table:table-cell office:value-type="float" office:value="0.923162583518931">
                <text:p>0.923162583518931</text:p>
                <draw:g>
                  <svg:desc>20s.G43:20s.G59</svg:desc>
                </draw:g>
              </table:table-cell>
              <table:table-cell office:value-type="float" office:value="0">
                <text:p>0</text:p>
                <draw:g>
                  <svg:desc>20s.H43:20s.H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.0845383759733037">
                <text:p>0.0845383759733037</text:p>
              </table:table-cell>
              <table:table-cell office:value-type="float" office:value="0.916481069042316">
                <text:p>0.91648106904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.100334448160535">
                <text:p>0.100334448160535</text:p>
              </table:table-cell>
              <table:table-cell office:value-type="float" office:value="0.898663697104677">
                <text:p>0.8986636971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142538975501114">
                <text:p>0.142538975501114</text:p>
              </table:table-cell>
              <table:table-cell office:value-type="float" office:value="0.857461024498886">
                <text:p>0.857461024498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.206013363028953">
                <text:p>0.206013363028953</text:p>
              </table:table-cell>
              <table:table-cell office:value-type="float" office:value="0.793986636971047">
                <text:p>0.79398663697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0.280936454849498">
                <text:p>0.280936454849498</text:p>
              </table:table-cell>
              <table:table-cell office:value-type="float" office:value="0.71826280623608">
                <text:p>0.71826280623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0.465478841870824">
                <text:p>0.465478841870824</text:p>
              </table:table-cell>
              <table:table-cell office:value-type="float" office:value="0.534521158129176">
                <text:p>0.534521158129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0.81979977753059">
                <text:p>0.81979977753059</text:p>
              </table:table-cell>
              <table:table-cell office:value-type="float" office:value="0.180400890868597">
                <text:p>0.18040089086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47424892703863">
                <text:p>0.947424892703863</text:p>
              </table:table-cell>
              <table:table-cell office:value-type="float" office:value="0.0345211581291759">
                <text:p>0.0345211581291759</text:p>
              </table:table-cell>
              <table:table-cell office:value-type="float" office:value="0.01931330472103">
                <text:p>0.01931330472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0.818080357142857">
                <text:p>0.818080357142857</text:p>
              </table:table-cell>
              <table:table-cell office:value-type="float" office:value="0.181514476614699">
                <text:p>0.181514476614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">
                <text:p>1.04</text:p>
              </table:table-cell>
              <table:table-cell office:value-type="float" office:value="0.472160356347439">
                <text:p>0.472160356347439</text:p>
              </table:table-cell>
              <table:table-cell office:value-type="float" office:value="0.527839643652561">
                <text:p>0.52783964365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">
                <text:p>1.06</text:p>
              </table:table-cell>
              <table:table-cell office:value-type="float" office:value="0.283964365256125">
                <text:p>0.283964365256125</text:p>
              </table:table-cell>
              <table:table-cell office:value-type="float" office:value="0.716035634743875">
                <text:p>0.71603563474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839643652561247">
                <text:p>0.83964365256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0.136818687430478">
                <text:p>0.136818687430478</text:p>
              </table:table-cell>
              <table:table-cell office:value-type="float" office:value="0.864142538975501">
                <text:p>0.864142538975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0.0880713489409142">
                <text:p>0.0880713489409142</text:p>
              </table:table-cell>
              <table:table-cell office:value-type="float" office:value="0.910913140311804">
                <text:p>0.91091314031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">
                <text:p>1.14</text:p>
              </table:table-cell>
              <table:table-cell office:value-type="float" office:value="0.0778642936596218">
                <text:p>0.0778642936596218</text:p>
              </table:table-cell>
              <table:table-cell office:value-type="float" office:value="0.923162583518931">
                <text:p>0.923162583518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0.0602006688963211">
                <text:p>0.0602006688963211</text:p>
              </table:table-cell>
              <table:table-cell office:value-type="float" office:value="0.938752783964365">
                <text:p>0.93875278396436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legend chart:legend-position="end" svg:x="13.701cm" svg:y="3.699cm" style:legend-expansion="high" chart:style-name="ch2"/>
        <chart:plot-area chart:style-name="ch3" table:cell-range-address="20s.B26:20s.B42 20s.F26:20s.H42" svg:x="0.769cm" svg:y="0.851cm" svg:width="12.294cm" svg:height="7.542cm">
          <chartooo:coordinate-region svg:x="2.369cm" svg:y="1.051cm" svg:width="10.256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0s.F26:20s.F42" chart:class="chart:scatter">
            <chart:domain table:cell-range-address="20s.B26:20s.B42"/>
            <chart:data-point chart:repeated="17"/>
          </chart:series>
          <chart:series chart:style-name="ch8" chart:values-cell-range-address="20s.G26:20s.G42" chart:class="chart:scatter">
            <chart:data-point chart:repeated="17"/>
          </chart:series>
          <chart:series chart:style-name="ch9" chart:values-cell-range-address="20s.H26:20s.H42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20s.B26:20s.B42</svg:desc>
                </draw:g>
              </table:table-cell>
              <table:table-cell office:value-type="float" office:value="0">
                <text:p>0</text:p>
                <draw:g>
                  <svg:desc>20s.F26:20s.F42</svg:desc>
                </draw:g>
              </table:table-cell>
              <table:table-cell office:value-type="float" office:value="1.0011135857461">
                <text:p>1.0011135857461</text:p>
                <draw:g>
                  <svg:desc>20s.G26:20s.G42</svg:desc>
                </draw:g>
              </table:table-cell>
              <table:table-cell office:value-type="float" office:value="0">
                <text:p>0</text:p>
                <draw:g>
                  <svg:desc>20s.H26:20s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.998886414253898">
                <text:p>0.99888641425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1.0011135857461">
                <text:p>1.001113585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.0011135857461">
                <text:p>1.001113585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1.0011135857461">
                <text:p>1.001113585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0.00111234705228031">
                <text:p>0.001112347052280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0.0211345939933259">
                <text:p>0.0211345939933259</text:p>
              </table:table-cell>
              <table:table-cell office:value-type="float" office:value="0.979955456570156">
                <text:p>0.97995545657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47424892703863">
                <text:p>0.947424892703863</text:p>
              </table:table-cell>
              <table:table-cell office:value-type="float" office:value="0.0345211581291759">
                <text:p>0.0345211581291759</text:p>
              </table:table-cell>
              <table:table-cell office:value-type="float" office:value="0.01931330472103">
                <text:p>0.01931330472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0.0211581291759465">
                <text:p>0.0211581291759465</text:p>
              </table:table-cell>
              <table:table-cell office:value-type="float" office:value="0.978841870824054">
                <text:p>0.97884187082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1.0011135857461">
                <text:p>1.001113585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1.0011135857461">
                <text:p>1.001113585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.998886414253898">
                <text:p>0.99888641425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">
                <text:p>1.14</text:p>
              </table:table-cell>
              <table:table-cell office:value-type="float" office:value="0.00111234705228031">
                <text:p>0.001112347052280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1.0011135857461">
                <text:p>1.00111358574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legend chart:legend-position="end" svg:x="13.124cm" svg:y="3.699cm" style:legend-expansion="high" chart:style-name="ch2"/>
        <chart:plot-area chart:style-name="ch3" table:cell-range-address="20s.B9:20s.B25 20s.F9:20s.H25" svg:x="0.77cm" svg:y="0.851cm" svg:width="11.714cm" svg:height="7.542cm">
          <chartooo:coordinate-region svg:x="1.102cm" svg:y="1.051cm" svg:width="11.102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0s.F9:20s.F25" chart:class="chart:scatter">
            <chart:domain table:cell-range-address="20s.B9:20s.B25"/>
            <chart:data-point chart:repeated="17"/>
          </chart:series>
          <chart:series chart:style-name="ch8" chart:values-cell-range-address="20s.G9:20s.G25" chart:class="chart:scatter">
            <chart:data-point chart:repeated="17"/>
          </chart:series>
          <chart:series chart:style-name="ch9" chart:values-cell-range-address="20s.H9:20s.H25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">
                <text:p>-200</text:p>
                <draw:g>
                  <svg:desc>20s.B9:20s.B25</svg:desc>
                </draw:g>
              </table:table-cell>
              <table:table-cell office:value-type="float" office:value="0.00556792873051225">
                <text:p>0.00556792873051225</text:p>
                <draw:g>
                  <svg:desc>20s.F9:20s.F25</svg:desc>
                </draw:g>
              </table:table-cell>
              <table:table-cell office:value-type="float" office:value="0.994432071269488">
                <text:p>0.994432071269488</text:p>
                <draw:g>
                  <svg:desc>20s.G9:20s.G25</svg:desc>
                </draw:g>
              </table:table-cell>
              <table:table-cell office:value-type="float" office:value="0">
                <text:p>0</text:p>
                <draw:g>
                  <svg:desc>20s.H9:20s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5">
                <text:p>-175</text:p>
              </table:table-cell>
              <table:table-cell office:value-type="float" office:value="0.00222469410456062">
                <text:p>0.00222469410456062</text:p>
              </table:table-cell>
              <table:table-cell office:value-type="float" office:value="0.998886414253898">
                <text:p>0.99888641425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0">
                <text:p>-150</text:p>
              </table:table-cell>
              <table:table-cell office:value-type="float" office:value="0.00444938820912125">
                <text:p>0.00444938820912125</text:p>
              </table:table-cell>
              <table:table-cell office:value-type="float" office:value="0.996659242761693">
                <text:p>0.99665924276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5">
                <text:p>-125</text:p>
              </table:table-cell>
              <table:table-cell office:value-type="float" office:value="0.0111358574610245">
                <text:p>0.0111358574610245</text:p>
              </table:table-cell>
              <table:table-cell office:value-type="float" office:value="0.988864142538975">
                <text:p>0.988864142538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233592880978865">
                <text:p>0.0233592880978865</text:p>
              </table:table-cell>
              <table:table-cell office:value-type="float" office:value="0.977728285077951">
                <text:p>0.97772828507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5">
                <text:p>-75</text:p>
              </table:table-cell>
              <table:table-cell office:value-type="float" office:value="0.0267260579064588">
                <text:p>0.0267260579064588</text:p>
              </table:table-cell>
              <table:table-cell office:value-type="float" office:value="0.973273942093541">
                <text:p>0.973273942093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0.0634743875278396">
                <text:p>0.0634743875278396</text:p>
              </table:table-cell>
              <table:table-cell office:value-type="float" office:value="0.93652561247216">
                <text:p>0.93652561247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">
                <text:p>-25</text:p>
              </table:table-cell>
              <table:table-cell office:value-type="float" office:value="0.259754738015608">
                <text:p>0.259754738015608</text:p>
              </table:table-cell>
              <table:table-cell office:value-type="float" office:value="0.739420935412027">
                <text:p>0.73942093541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47424892703863">
                <text:p>0.947424892703863</text:p>
              </table:table-cell>
              <table:table-cell office:value-type="float" office:value="0.0345211581291759">
                <text:p>0.0345211581291759</text:p>
              </table:table-cell>
              <table:table-cell office:value-type="float" office:value="0.01931330472103">
                <text:p>0.01931330472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28476084538376">
                <text:p>0.28476084538376</text:p>
              </table:table-cell>
              <table:table-cell office:value-type="float" office:value="0.716035634743875">
                <text:p>0.71603563474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789766407119021">
                <text:p>0.0789766407119021</text:p>
              </table:table-cell>
              <table:table-cell office:value-type="float" office:value="0.922048997772829">
                <text:p>0.922048997772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0301003344481605">
                <text:p>0.0301003344481605</text:p>
              </table:table-cell>
              <table:table-cell office:value-type="float" office:value="0.968819599109131">
                <text:p>0.968819599109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0289210233592881">
                <text:p>0.0289210233592881</text:p>
              </table:table-cell>
              <table:table-cell office:value-type="float" office:value="0.972160356347439">
                <text:p>0.972160356347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0.0200222469410456">
                <text:p>0.0200222469410456</text:p>
              </table:table-cell>
              <table:table-cell office:value-type="float" office:value="0.981069042316258">
                <text:p>0.981069042316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778642936596218">
                <text:p>0.00778642936596218</text:p>
              </table:table-cell>
              <table:table-cell office:value-type="float" office:value="0.993318485523385">
                <text:p>0.993318485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  <table:table-cell office:value-type="float" office:value="0.00444938820912125">
                <text:p>0.00444938820912125</text:p>
              </table:table-cell>
              <table:table-cell office:value-type="float" office:value="0.996659242761693">
                <text:p>0.99665924276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0.0111234705228031">
                <text:p>0.0111234705228031</text:p>
              </table:table-cell>
              <table:table-cell office:value-type="float" office:value="0.989977728285078">
                <text:p>0.9899777282850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legend chart:legend-position="end" svg:x="13.701cm" svg:y="3.699cm" style:legend-expansion="high" chart:style-name="ch2"/>
        <chart:plot-area chart:style-name="ch3" table:cell-range-address="60s.B26:60s.B42 60s.F26:60s.H42" svg:x="0.769cm" svg:y="0.851cm" svg:width="12.294cm" svg:height="7.542cm">
          <chartooo:coordinate-region svg:x="2.369cm" svg:y="1.051cm" svg:width="10.256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60s.F26:60s.F42" chart:class="chart:scatter">
            <chart:domain table:cell-range-address="60s.B26:60s.B42"/>
            <chart:data-point chart:repeated="17"/>
          </chart:series>
          <chart:series chart:style-name="ch8" chart:values-cell-range-address="60s.G26:60s.G42" chart:class="chart:scatter">
            <chart:data-point chart:repeated="17"/>
          </chart:series>
          <chart:series chart:style-name="ch9" chart:values-cell-range-address="60s.H26:60s.H42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60s.B26:60s.B42</svg:desc>
                </draw:g>
              </table:table-cell>
              <table:table-cell office:value-type="float" office:value="0">
                <text:p>0</text:p>
                <draw:g>
                  <svg:desc>60s.F26:60s.F42</svg:desc>
                </draw:g>
              </table:table-cell>
              <table:table-cell office:value-type="float" office:value="1">
                <text:p>1</text:p>
                <draw:g>
                  <svg:desc>60s.G26:60s.G42</svg:desc>
                </draw:g>
              </table:table-cell>
              <table:table-cell office:value-type="float" office:value="0">
                <text:p>0</text:p>
                <draw:g>
                  <svg:desc>60s.H26:60s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0.00294985250737463">
                <text:p>0.00294985250737463</text:p>
              </table:table-cell>
              <table:table-cell office:value-type="float" office:value="0.995581737849779">
                <text:p>0.99558173784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0.0427098674521355">
                <text:p>0.0427098674521355</text:p>
              </table:table-cell>
              <table:table-cell office:value-type="float" office:value="0.957290132547865">
                <text:p>0.9572901325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701092353525323">
                <text:p>0.701092353525323</text:p>
              </table:table-cell>
              <table:table-cell office:value-type="float" office:value="0.284241531664212">
                <text:p>0.284241531664212</text:p>
              </table:table-cell>
              <table:table-cell office:value-type="float" office:value="0.107249255213505">
                <text:p>0.107249255213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0.0662739322533137">
                <text:p>0.0662739322533137</text:p>
              </table:table-cell>
              <table:table-cell office:value-type="float" office:value="0.933726067746686">
                <text:p>0.933726067746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legend chart:legend-position="end" svg:x="13.124cm" svg:y="3.699cm" style:legend-expansion="high" chart:style-name="ch2"/>
        <chart:plot-area chart:style-name="ch3" table:cell-range-address="60s.B9:60s.B25 60s.F9:60s.H25" svg:x="0.77cm" svg:y="0.851cm" svg:width="11.714cm" svg:height="7.542cm">
          <chartooo:coordinate-region svg:x="1.102cm" svg:y="1.051cm" svg:width="11.102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60s.F9:60s.F25" chart:class="chart:scatter">
            <chart:domain table:cell-range-address="60s.B9:60s.B25"/>
            <chart:data-point chart:repeated="17"/>
          </chart:series>
          <chart:series chart:style-name="ch8" chart:values-cell-range-address="60s.G9:60s.G25" chart:class="chart:scatter">
            <chart:data-point chart:repeated="17"/>
          </chart:series>
          <chart:series chart:style-name="ch9" chart:values-cell-range-address="60s.H9:60s.H25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">
                <text:p>-200</text:p>
                <draw:g>
                  <svg:desc>60s.B9:60s.B25</svg:desc>
                </draw:g>
              </table:table-cell>
              <table:table-cell office:value-type="float" office:value="0.0176470588235294">
                <text:p>0.0176470588235294</text:p>
                <draw:g>
                  <svg:desc>60s.F9:60s.F25</svg:desc>
                </draw:g>
              </table:table-cell>
              <table:table-cell office:value-type="float" office:value="0.98379970544919">
                <text:p>0.98379970544919</text:p>
                <draw:g>
                  <svg:desc>60s.G9:60s.G25</svg:desc>
                </draw:g>
              </table:table-cell>
              <table:table-cell office:value-type="float" office:value="0">
                <text:p>0</text:p>
                <draw:g>
                  <svg:desc>60s.H9:60s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5">
                <text:p>-175</text:p>
              </table:table-cell>
              <table:table-cell office:value-type="float" office:value="0.0191458026509573">
                <text:p>0.0191458026509573</text:p>
              </table:table-cell>
              <table:table-cell office:value-type="float" office:value="0.980854197349043">
                <text:p>0.980854197349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0">
                <text:p>-150</text:p>
              </table:table-cell>
              <table:table-cell office:value-type="float" office:value="0.0338733431516937">
                <text:p>0.0338733431516937</text:p>
              </table:table-cell>
              <table:table-cell office:value-type="float" office:value="0.966126656848306">
                <text:p>0.966126656848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5">
                <text:p>-125</text:p>
              </table:table-cell>
              <table:table-cell office:value-type="float" office:value="0.0412371134020619">
                <text:p>0.0412371134020619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4860088365243">
                <text:p>0.04860088365243</text:p>
              </table:table-cell>
              <table:table-cell office:value-type="float" office:value="0.95139911634757">
                <text:p>0.95139911634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5">
                <text:p>-75</text:p>
              </table:table-cell>
              <table:table-cell office:value-type="float" office:value="0.0780559646539028">
                <text:p>0.0780559646539028</text:p>
              </table:table-cell>
              <table:table-cell office:value-type="float" office:value="0.921944035346097">
                <text:p>0.921944035346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0.188512518409426">
                <text:p>0.188512518409426</text:p>
              </table:table-cell>
              <table:table-cell office:value-type="float" office:value="0.811487481590574">
                <text:p>0.811487481590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">
                <text:p>-25</text:p>
              </table:table-cell>
              <table:table-cell office:value-type="float" office:value="0.61119293078056">
                <text:p>0.61119293078056</text:p>
              </table:table-cell>
              <table:table-cell office:value-type="float" office:value="0.38880706921944">
                <text:p>0.3888070692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701092353525323">
                <text:p>0.701092353525323</text:p>
              </table:table-cell>
              <table:table-cell office:value-type="float" office:value="0.284241531664212">
                <text:p>0.284241531664212</text:p>
              </table:table-cell>
              <table:table-cell office:value-type="float" office:value="0.107249255213505">
                <text:p>0.107249255213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649484536082474">
                <text:p>0.649484536082474</text:p>
              </table:table-cell>
              <table:table-cell office:value-type="float" office:value="0.350515463917526">
                <text:p>0.350515463917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197349042709867">
                <text:p>0.197349042709867</text:p>
              </table:table-cell>
              <table:table-cell office:value-type="float" office:value="0.802650957290133">
                <text:p>0.802650957290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0677466863033873">
                <text:p>0.0677466863033873</text:p>
              </table:table-cell>
              <table:table-cell office:value-type="float" office:value="0.932253313696613">
                <text:p>0.932253313696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0500736377025037">
                <text:p>0.0500736377025037</text:p>
              </table:table-cell>
              <table:table-cell office:value-type="float" office:value="0.949926362297496">
                <text:p>0.949926362297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0.0382916053019146">
                <text:p>0.0382916053019146</text:p>
              </table:table-cell>
              <table:table-cell office:value-type="float" office:value="0.961708394698085">
                <text:p>0.961708394698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3240058910162">
                <text:p>0.03240058910162</text:p>
              </table:table-cell>
              <table:table-cell office:value-type="float" office:value="0.96759941089838">
                <text:p>0.96759941089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  <table:table-cell office:value-type="float" office:value="0.0220913107511046">
                <text:p>0.0220913107511046</text:p>
              </table:table-cell>
              <table:table-cell office:value-type="float" office:value="0.977908689248895">
                <text:p>0.977908689248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0.0294550810014728">
                <text:p>0.0294550810014728</text:p>
              </table:table-cell>
              <table:table-cell office:value-type="float" office:value="0.970544918998527">
                <text:p>0.9705449189985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scatter" chart:style-name="ch1">
        <chart:legend chart:legend-position="end" svg:x="13.125cm" svg:y="3.699cm" style:legend-expansion="high" chart:style-name="ch2"/>
        <chart:plot-area chart:style-name="ch3" table:cell-range-address="'Results Per Modification'.B43:'Results Per Modification'.B59 'Results Per Modification'.F43:'Results Per Modification'.H59" svg:x="0.77cm" svg:y="0.851cm" svg:width="11.715cm" svg:height="7.542cm">
          <chartooo:coordinate-region svg:x="2.37cm" svg:y="1.05cm" svg:width="9.677cm" svg:height="6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sults Per Modification'.F43:'Results Per Modification'.F59" chart:class="chart:scatter">
            <chart:domain table:cell-range-address="'Results Per Modification'.B43:'Results Per Modification'.B59"/>
            <chart:data-point chart:repeated="17"/>
          </chart:series>
          <chart:series chart:style-name="ch8" chart:values-cell-range-address="'Results Per Modification'.G43:'Results Per Modification'.G59" chart:class="chart:scatter">
            <chart:data-point chart:repeated="17"/>
          </chart:series>
          <chart:series chart:style-name="ch9" chart:values-cell-range-address="'Results Per Modification'.H43:'Results Per Modification'.H59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Results Per Modification'.B43:'Results Per Modification'.B59</svg:desc>
                </draw:g>
              </table:table-cell>
              <table:table-cell office:value-type="float" office:value="0.106904231625835">
                <text:p>0.106904231625835</text:p>
                <draw:g>
                  <svg:desc>'Results Per Modification'.F43:'Results Per Modification'.F59</svg:desc>
                </draw:g>
              </table:table-cell>
              <table:table-cell office:value-type="float" office:value="0.893095768374165">
                <text:p>0.893095768374165</text:p>
                <draw:g>
                  <svg:desc>'Results Per Modification'.G43:'Results Per Modification'.G59</svg:desc>
                </draw:g>
              </table:table-cell>
              <table:table-cell office:value-type="float" office:value="0">
                <text:p>0</text:p>
                <draw:g>
                  <svg:desc>'Results Per Modification'.H43:'Results Per Modification'.H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.115761353517364">
                <text:p>0.115761353517364</text:p>
              </table:table-cell>
              <table:table-cell office:value-type="float" office:value="0.884632516703786">
                <text:p>0.884632516703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.157308377896613">
                <text:p>0.157308377896613</text:p>
              </table:table-cell>
              <table:table-cell office:value-type="float" office:value="0.842316258351893">
                <text:p>0.84231625835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213363028953229">
                <text:p>0.213363028953229</text:p>
              </table:table-cell>
              <table:table-cell office:value-type="float" office:value="0.786636971046771">
                <text:p>0.786636971046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.283102987070887">
                <text:p>0.283102987070887</text:p>
              </table:table-cell>
              <table:table-cell office:value-type="float" office:value="0.716258351893096">
                <text:p>0.716258351893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0.368538324420677">
                <text:p>0.368538324420677</text:p>
              </table:table-cell>
              <table:table-cell office:value-type="float" office:value="0.631180400890869">
                <text:p>0.631180400890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0.551447661469933">
                <text:p>0.551447661469933</text:p>
              </table:table-cell>
              <table:table-cell office:value-type="float" office:value="0.448552338530067">
                <text:p>0.448552338530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0.874888691006233">
                <text:p>0.874888691006233</text:p>
              </table:table-cell>
              <table:table-cell office:value-type="float" office:value="0.125167037861915">
                <text:p>0.12516703786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85932138772398">
                <text:p>0.85932138772398</text:p>
              </table:table-cell>
              <table:table-cell office:value-type="float" office:value="0.103786191536748">
                <text:p>0.103786191536748</text:p>
              </table:table-cell>
              <table:table-cell office:value-type="float" office:value="0.0518490278307282">
                <text:p>0.0518490278307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0.874275523851984">
                <text:p>0.874275523851984</text:p>
              </table:table-cell>
              <table:table-cell office:value-type="float" office:value="0.125612472160356">
                <text:p>0.12561247216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">
                <text:p>1.04</text:p>
              </table:table-cell>
              <table:table-cell office:value-type="float" office:value="0.563028953229399">
                <text:p>0.563028953229399</text:p>
              </table:table-cell>
              <table:table-cell office:value-type="float" office:value="0.436971046770601">
                <text:p>0.436971046770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">
                <text:p>1.06</text:p>
              </table:table-cell>
              <table:table-cell office:value-type="float" office:value="0.383964365256125">
                <text:p>0.383964365256125</text:p>
              </table:table-cell>
              <table:table-cell office:value-type="float" office:value="0.616035634743875">
                <text:p>0.61603563474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26313446126447">
                <text:p>0.26313446126447</text:p>
              </table:table-cell>
              <table:table-cell office:value-type="float" office:value="0.737193763919822">
                <text:p>0.737193763919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0.197772828507795">
                <text:p>0.197772828507795</text:p>
              </table:table-cell>
              <table:table-cell office:value-type="float" office:value="0.802227171492205">
                <text:p>0.802227171492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0.148395721925134">
                <text:p>0.148395721925134</text:p>
              </table:table-cell>
              <table:table-cell office:value-type="float" office:value="0.851224944320713">
                <text:p>0.851224944320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">
                <text:p>1.14</text:p>
              </table:table-cell>
              <table:table-cell office:value-type="float" office:value="0.125111308993767">
                <text:p>0.125111308993767</text:p>
              </table:table-cell>
              <table:table-cell office:value-type="float" office:value="0.875278396436526">
                <text:p>0.87527839643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901559020044543">
                <text:p>0.9015590200445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legend chart:legend-position="end" svg:x="13.701cm" svg:y="3.699cm" style:legend-expansion="high" chart:style-name="ch2"/>
        <chart:plot-area chart:style-name="ch3" table:cell-range-address="'Results Per Modification'.B26:'Results Per Modification'.B42 'Results Per Modification'.F26:'Results Per Modification'.H42" svg:x="0.769cm" svg:y="0.851cm" svg:width="12.294cm" svg:height="7.542cm">
          <chartooo:coordinate-region svg:x="2.369cm" svg:y="1.051cm" svg:width="10.256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sults Per Modification'.F26:'Results Per Modification'.F42" chart:class="chart:scatter">
            <chart:domain table:cell-range-address="'Results Per Modification'.B26:'Results Per Modification'.B42"/>
            <chart:data-point chart:repeated="17"/>
          </chart:series>
          <chart:series chart:style-name="ch8" chart:values-cell-range-address="'Results Per Modification'.G26:'Results Per Modification'.G42" chart:class="chart:scatter">
            <chart:data-point chart:repeated="17"/>
          </chart:series>
          <chart:series chart:style-name="ch9" chart:values-cell-range-address="'Results Per Modification'.H26:'Results Per Modification'.H42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Results Per Modification'.B26:'Results Per Modification'.B42</svg:desc>
                </draw:g>
              </table:table-cell>
              <table:table-cell office:value-type="float" office:value="0">
                <text:p>0</text:p>
                <draw:g>
                  <svg:desc>'Results Per Modification'.F26:'Results Per Modification'.F42</svg:desc>
                </draw:g>
              </table:table-cell>
              <table:table-cell office:value-type="float" office:value="1.00044543429844">
                <text:p>1.00044543429844</text:p>
                <draw:g>
                  <svg:desc>'Results Per Modification'.G26:'Results Per Modification'.G42</svg:desc>
                </draw:g>
              </table:table-cell>
              <table:table-cell office:value-type="float" office:value="0">
                <text:p>0</text:p>
                <draw:g>
                  <svg:desc>'Results Per Modification'.H26:'Results Per Modification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.999554565701559">
                <text:p>0.99955456570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1.00044543429844">
                <text:p>1.0004454342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.00044543429844">
                <text:p>1.0004454342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1.00044543429844">
                <text:p>1.0004454342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0.000890471950133571">
                <text:p>0.000890471950133571</text:p>
              </table:table-cell>
              <table:table-cell office:value-type="float" office:value="0.999554565701559">
                <text:p>0.99955456570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0.00089126559714795">
                <text:p>0.00089126559714795</text:p>
              </table:table-cell>
              <table:table-cell office:value-type="float" office:value="0.998663697104677">
                <text:p>0.9986636971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0.0338379341050757">
                <text:p>0.0338379341050757</text:p>
              </table:table-cell>
              <table:table-cell office:value-type="float" office:value="0.966592427616927">
                <text:p>0.966592427616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85932138772398">
                <text:p>0.85932138772398</text:p>
              </table:table-cell>
              <table:table-cell office:value-type="float" office:value="0.103786191536748">
                <text:p>0.103786191536748</text:p>
              </table:table-cell>
              <table:table-cell office:value-type="float" office:value="0.0518490278307282">
                <text:p>0.0518490278307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0.0463251670378619">
                <text:p>0.0463251670378619</text:p>
              </table:table-cell>
              <table:table-cell office:value-type="float" office:value="0.953674832962138">
                <text:p>0.95367483296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">
                <text:p>1.04</text:p>
              </table:table-cell>
              <table:table-cell office:value-type="float" office:value="0.000445235975066785">
                <text:p>0.0004452359750667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1.00044543429844">
                <text:p>1.0004454342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0.000445632798573975">
                <text:p>0.000445632798573975</text:p>
              </table:table-cell>
              <table:table-cell office:value-type="float" office:value="0.999109131403118">
                <text:p>0.999109131403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">
                <text:p>1.14</text:p>
              </table:table-cell>
              <table:table-cell office:value-type="float" office:value="0.000445235975066785">
                <text:p>0.0004452359750667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legend chart:legend-position="end" svg:x="13.124cm" svg:y="3.699cm" style:legend-expansion="high" chart:style-name="ch2"/>
        <chart:plot-area chart:style-name="ch3" table:cell-range-address="'Results Per Modification'.B9:'Results Per Modification'.B25 'Results Per Modification'.F9:'Results Per Modification'.H25" svg:x="0.77cm" svg:y="0.851cm" svg:width="11.714cm" svg:height="7.542cm">
          <chartooo:coordinate-region svg:x="1.102cm" svg:y="1.051cm" svg:width="11.102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sults Per Modification'.F9:'Results Per Modification'.F25" chart:class="chart:scatter">
            <chart:domain table:cell-range-address="'Results Per Modification'.B9:'Results Per Modification'.B25"/>
            <chart:data-point chart:repeated="17"/>
          </chart:series>
          <chart:series chart:style-name="ch8" chart:values-cell-range-address="'Results Per Modification'.G9:'Results Per Modification'.G25" chart:class="chart:scatter">
            <chart:data-point chart:repeated="17"/>
          </chart:series>
          <chart:series chart:style-name="ch9" chart:values-cell-range-address="'Results Per Modification'.H9:'Results Per Modification'.H25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">
                <text:p>-200</text:p>
                <draw:g>
                  <svg:desc>'Results Per Modification'.B9:'Results Per Modification'.B25</svg:desc>
                </draw:g>
              </table:table-cell>
              <table:table-cell office:value-type="float" office:value="0.0129118432769368">
                <text:p>0.0129118432769368</text:p>
                <draw:g>
                  <svg:desc>'Results Per Modification'.F9:'Results Per Modification'.F25</svg:desc>
                </draw:g>
              </table:table-cell>
              <table:table-cell office:value-type="float" office:value="0.987527839643652">
                <text:p>0.987527839643652</text:p>
                <draw:g>
                  <svg:desc>'Results Per Modification'.G9:'Results Per Modification'.G25</svg:desc>
                </draw:g>
              </table:table-cell>
              <table:table-cell office:value-type="float" office:value="0">
                <text:p>0</text:p>
                <draw:g>
                  <svg:desc>'Results Per Modification'.H9:'Results Per Modification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5">
                <text:p>-175</text:p>
              </table:table-cell>
              <table:table-cell office:value-type="float" office:value="0.0111308993766696">
                <text:p>0.0111308993766696</text:p>
              </table:table-cell>
              <table:table-cell office:value-type="float" office:value="0.989309576837417">
                <text:p>0.989309576837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0">
                <text:p>-150</text:p>
              </table:table-cell>
              <table:table-cell office:value-type="float" office:value="0.0182546749777382">
                <text:p>0.0182546749777382</text:p>
              </table:table-cell>
              <table:table-cell office:value-type="float" office:value="0.982182628062361">
                <text:p>0.98218262806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5">
                <text:p>-125</text:p>
              </table:table-cell>
              <table:table-cell office:value-type="float" office:value="0.0258351893095768">
                <text:p>0.0258351893095768</text:p>
              </table:table-cell>
              <table:table-cell office:value-type="float" office:value="0.974164810690423">
                <text:p>0.974164810690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35173642030276">
                <text:p>0.035173642030276</text:p>
              </table:table-cell>
              <table:table-cell office:value-type="float" office:value="0.965256124721604">
                <text:p>0.96525612472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5">
                <text:p>-75</text:p>
              </table:table-cell>
              <table:table-cell office:value-type="float" office:value="0.0525612472160356">
                <text:p>0.0525612472160356</text:p>
              </table:table-cell>
              <table:table-cell office:value-type="float" office:value="0.947438752783964">
                <text:p>0.94743875278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0.132739420935412">
                <text:p>0.132739420935412</text:p>
              </table:table-cell>
              <table:table-cell office:value-type="float" office:value="0.867260579064588">
                <text:p>0.86726057906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">
                <text:p>-25</text:p>
              </table:table-cell>
              <table:table-cell office:value-type="float" office:value="0.445632798573975">
                <text:p>0.445632798573975</text:p>
              </table:table-cell>
              <table:table-cell office:value-type="float" office:value="0.554120267260579">
                <text:p>0.554120267260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85932138772398">
                <text:p>0.85932138772398</text:p>
              </table:table-cell>
              <table:table-cell office:value-type="float" office:value="0.103786191536748">
                <text:p>0.103786191536748</text:p>
              </table:table-cell>
              <table:table-cell office:value-type="float" office:value="0.0518490278307282">
                <text:p>0.0518490278307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461709706144256">
                <text:p>0.461709706144256</text:p>
              </table:table-cell>
              <table:table-cell office:value-type="float" office:value="0.538530066815145">
                <text:p>0.538530066815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130454140694568">
                <text:p>0.130454140694568</text:p>
              </table:table-cell>
              <table:table-cell office:value-type="float" office:value="0.869933184855234">
                <text:p>0.869933184855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0525846702317291">
                <text:p>0.0525846702317291</text:p>
              </table:table-cell>
              <table:table-cell office:value-type="float" office:value="0.946993318485523">
                <text:p>0.946993318485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0365093499554764">
                <text:p>0.0365093499554764</text:p>
              </table:table-cell>
              <table:table-cell office:value-type="float" office:value="0.963919821826281">
                <text:p>0.963919821826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0.0258236865538736">
                <text:p>0.0258236865538736</text:p>
              </table:table-cell>
              <table:table-cell office:value-type="float" office:value="0.974610244988864">
                <text:p>0.974610244988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178094390026714">
                <text:p>0.0178094390026714</text:p>
              </table:table-cell>
              <table:table-cell office:value-type="float" office:value="0.982628062360802">
                <text:p>0.982628062360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  <table:table-cell office:value-type="float" office:value="0.0106856634016029">
                <text:p>0.0106856634016029</text:p>
              </table:table-cell>
              <table:table-cell office:value-type="float" office:value="0.989755011135857">
                <text:p>0.989755011135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0.0164737310774711">
                <text:p>0.0164737310774711</text:p>
              </table:table-cell>
              <table:table-cell office:value-type="float" office:value="0.983964365256125">
                <text:p>0.9839643652561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scatter" chart:style-name="ch1">
        <chart:legend chart:legend-position="end" svg:x="13.125cm" svg:y="3.699cm" style:legend-expansion="high" chart:style-name="ch2"/>
        <chart:plot-area chart:style-name="ch3" table:cell-range-address="40s.B43:40s.B59 40s.F43:40s.H59" svg:x="0.77cm" svg:y="0.851cm" svg:width="11.715cm" svg:height="7.542cm">
          <chartooo:coordinate-region svg:x="2.37cm" svg:y="1.051cm" svg:width="9.677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0s.F43:40s.F59" chart:class="chart:scatter">
            <chart:domain table:cell-range-address="40s.B43:40s.B59"/>
            <chart:data-point chart:repeated="17"/>
          </chart:series>
          <chart:series chart:style-name="ch8" chart:values-cell-range-address="40s.G43:40s.G59" chart:class="chart:scatter">
            <chart:data-point chart:repeated="17"/>
          </chart:series>
          <chart:series chart:style-name="ch9" chart:values-cell-range-address="40s.H43:40s.H59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40s.B43:40s.B59</svg:desc>
                </draw:g>
              </table:table-cell>
              <table:table-cell office:value-type="float" office:value="0.110778443113772">
                <text:p>0.110778443113772</text:p>
                <draw:g>
                  <svg:desc>40s.F43:40s.F59</svg:desc>
                </draw:g>
              </table:table-cell>
              <table:table-cell office:value-type="float" office:value="0.889221556886228">
                <text:p>0.889221556886228</text:p>
                <draw:g>
                  <svg:desc>40s.G43:40s.G59</svg:desc>
                </draw:g>
              </table:table-cell>
              <table:table-cell office:value-type="float" office:value="0">
                <text:p>0</text:p>
                <draw:g>
                  <svg:desc>40s.H43:40s.H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.100299401197605">
                <text:p>0.100299401197605</text:p>
              </table:table-cell>
              <table:table-cell office:value-type="float" office:value="0.899700598802395">
                <text:p>0.89970059880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.175149700598802">
                <text:p>0.175149700598802</text:p>
              </table:table-cell>
              <table:table-cell office:value-type="float" office:value="0.824850299401198">
                <text:p>0.82485029940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233532934131737">
                <text:p>0.233532934131737</text:p>
              </table:table-cell>
              <table:table-cell office:value-type="float" office:value="0.766467065868264">
                <text:p>0.766467065868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.307807807807808">
                <text:p>0.307807807807808</text:p>
              </table:table-cell>
              <table:table-cell office:value-type="float" office:value="0.690119760479042">
                <text:p>0.690119760479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0.913173652694611">
                <text:p>0.913173652694611</text:p>
              </table:table-cell>
              <table:table-cell office:value-type="float" office:value="0.0868263473053892">
                <text:p>0.086826347305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0104790419161677">
                <text:p>0.0104790419161677</text:p>
              </table:table-cell>
              <table:table-cell office:value-type="float" office:value="0.0103092783505155">
                <text:p>0.0103092783505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0.905688622754491">
                <text:p>0.905688622754491</text:p>
              </table:table-cell>
              <table:table-cell office:value-type="float" office:value="0.094311377245509">
                <text:p>0.094311377245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">
                <text:p>1.04</text:p>
              </table:table-cell>
              <table:table-cell office:value-type="float" office:value="0.62874251497006">
                <text:p>0.62874251497006</text:p>
              </table:table-cell>
              <table:table-cell office:value-type="float" office:value="0.37125748502994">
                <text:p>0.3712574850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">
                <text:p>1.06</text:p>
              </table:table-cell>
              <table:table-cell office:value-type="float" office:value="0.437125748502994">
                <text:p>0.437125748502994</text:p>
              </table:table-cell>
              <table:table-cell office:value-type="float" office:value="0.562874251497006">
                <text:p>0.562874251497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.333832335329341">
                <text:p>0.333832335329341</text:p>
              </table:table-cell>
              <table:table-cell office:value-type="float" office:value="0.666167664670659">
                <text:p>0.666167664670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0.221889055472264">
                <text:p>0.221889055472264</text:p>
              </table:table-cell>
              <table:table-cell office:value-type="float" office:value="0.776946107784431">
                <text:p>0.776946107784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0.160179640718563">
                <text:p>0.160179640718563</text:p>
              </table:table-cell>
              <table:table-cell office:value-type="float" office:value="0.839820359281437">
                <text:p>0.83982035928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">
                <text:p>1.14</text:p>
              </table:table-cell>
              <table:table-cell office:value-type="float" office:value="0.127245508982036">
                <text:p>0.127245508982036</text:p>
              </table:table-cell>
              <table:table-cell office:value-type="float" office:value="0.872754491017964">
                <text:p>0.872754491017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0.110778443113772">
                <text:p>0.110778443113772</text:p>
              </table:table-cell>
              <table:table-cell office:value-type="float" office:value="0.889221556886228">
                <text:p>0.8892215568862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legend chart:legend-position="end" svg:x="13.701cm" svg:y="3.699cm" style:legend-expansion="high" chart:style-name="ch2"/>
        <chart:plot-area chart:style-name="ch3" table:cell-range-address="40s.B26:40s.B42 40s.F26:40s.H42" svg:x="0.769cm" svg:y="0.851cm" svg:width="12.294cm" svg:height="7.542cm">
          <chartooo:coordinate-region svg:x="2.369cm" svg:y="1.051cm" svg:width="10.256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0s.F26:40s.F42" chart:class="chart:scatter">
            <chart:domain table:cell-range-address="40s.B26:40s.B42"/>
            <chart:data-point chart:repeated="17"/>
          </chart:series>
          <chart:series chart:style-name="ch8" chart:values-cell-range-address="40s.G26:40s.G42" chart:class="chart:scatter">
            <chart:data-point chart:repeated="17"/>
          </chart:series>
          <chart:series chart:style-name="ch9" chart:values-cell-range-address="40s.H26:40s.H42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40s.B26:40s.B42</svg:desc>
                </draw:g>
              </table:table-cell>
              <table:table-cell office:value-type="float" office:value="0">
                <text:p>0</text:p>
                <draw:g>
                  <svg:desc>40s.F26:40s.F42</svg:desc>
                </draw:g>
              </table:table-cell>
              <table:table-cell office:value-type="float" office:value="1">
                <text:p>1</text:p>
                <draw:g>
                  <svg:desc>40s.G26:40s.G42</svg:desc>
                </draw:g>
              </table:table-cell>
              <table:table-cell office:value-type="float" office:value="0">
                <text:p>0</text:p>
                <draw:g>
                  <svg:desc>40s.H26:40s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0.00149700598802395">
                <text:p>0.00149700598802395</text:p>
              </table:table-cell>
              <table:table-cell office:value-type="float" office:value="0.998502994011976">
                <text:p>0.99850299401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">
                <text:p>0.98</text:p>
              </table:table-cell>
              <table:table-cell office:value-type="float" office:value="0.0419161676646707">
                <text:p>0.0419161676646707</text:p>
              </table:table-cell>
              <table:table-cell office:value-type="float" office:value="0.958083832335329">
                <text:p>0.958083832335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0104790419161677">
                <text:p>0.0104790419161677</text:p>
              </table:table-cell>
              <table:table-cell office:value-type="float" office:value="0.0103092783505155">
                <text:p>0.0103092783505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0.0598802395209581">
                <text:p>0.0598802395209581</text:p>
              </table:table-cell>
              <table:table-cell office:value-type="float" office:value="0.940119760479042">
                <text:p>0.940119760479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">
                <text:p>1.04</text:p>
              </table:table-cell>
              <table:table-cell office:value-type="float" office:value="0.00149700598802395">
                <text:p>0.00149700598802395</text:p>
              </table:table-cell>
              <table:table-cell office:value-type="float" office:value="0.998502994011976">
                <text:p>0.99850299401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0.00149700598802395">
                <text:p>0.00149700598802395</text:p>
              </table:table-cell>
              <table:table-cell office:value-type="float" office:value="0.998502994011976">
                <text:p>0.99850299401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0.998502994011976">
                <text:p>0.99850299401197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style-name="ch1">
        <chart:legend chart:legend-position="end" svg:x="13.124cm" svg:y="3.699cm" style:legend-expansion="high" chart:style-name="ch2"/>
        <chart:plot-area chart:style-name="ch3" table:cell-range-address="40s.B9:40s.B25 40s.F9:40s.H25" svg:x="0.77cm" svg:y="0.851cm" svg:width="11.714cm" svg:height="7.542cm">
          <chartooo:coordinate-region svg:x="1.102cm" svg:y="1.051cm" svg:width="11.102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0s.F9:40s.F25" chart:class="chart:scatter">
            <chart:domain table:cell-range-address="40s.B9:40s.B25"/>
            <chart:data-point chart:repeated="17"/>
          </chart:series>
          <chart:series chart:style-name="ch8" chart:values-cell-range-address="40s.G9:40s.G25" chart:class="chart:scatter">
            <chart:data-point chart:repeated="17"/>
          </chart:series>
          <chart:series chart:style-name="ch9" chart:values-cell-range-address="40s.H9:40s.H25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">
                <text:p>-200</text:p>
                <draw:g>
                  <svg:desc>40s.B9:40s.B25</svg:desc>
                </draw:g>
              </table:table-cell>
              <table:table-cell office:value-type="float" office:value="0.0179640718562874">
                <text:p>0.0179640718562874</text:p>
                <draw:g>
                  <svg:desc>40s.F9:40s.F25</svg:desc>
                </draw:g>
              </table:table-cell>
              <table:table-cell office:value-type="float" office:value="0.982035928143712">
                <text:p>0.982035928143712</text:p>
                <draw:g>
                  <svg:desc>40s.G9:40s.G25</svg:desc>
                </draw:g>
              </table:table-cell>
              <table:table-cell office:value-type="float" office:value="0">
                <text:p>0</text:p>
                <draw:g>
                  <svg:desc>40s.H9:40s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5">
                <text:p>-175</text:p>
              </table:table-cell>
              <table:table-cell office:value-type="float" office:value="0.0149700598802395">
                <text:p>0.0149700598802395</text:p>
              </table:table-cell>
              <table:table-cell office:value-type="float" office:value="0.98502994011976">
                <text:p>0.9850299401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0">
                <text:p>-150</text:p>
              </table:table-cell>
              <table:table-cell office:value-type="float" office:value="0.0209580838323353">
                <text:p>0.0209580838323353</text:p>
              </table:table-cell>
              <table:table-cell office:value-type="float" office:value="0.979041916167665">
                <text:p>0.979041916167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5">
                <text:p>-125</text:p>
              </table:table-cell>
              <table:table-cell office:value-type="float" office:value="0.029940119760479">
                <text:p>0.029940119760479</text:p>
              </table:table-cell>
              <table:table-cell office:value-type="float" office:value="0.970059880239521">
                <text:p>0.970059880239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374251497005988">
                <text:p>0.0374251497005988</text:p>
              </table:table-cell>
              <table:table-cell office:value-type="float" office:value="0.962574850299401">
                <text:p>0.962574850299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5">
                <text:p>-75</text:p>
              </table:table-cell>
              <table:table-cell office:value-type="float" office:value="0.061377245508982">
                <text:p>0.061377245508982</text:p>
              </table:table-cell>
              <table:table-cell office:value-type="float" office:value="0.938622754491018">
                <text:p>0.93862275449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0.169161676646707">
                <text:p>0.169161676646707</text:p>
              </table:table-cell>
              <table:table-cell office:value-type="float" office:value="0.830838323353293">
                <text:p>0.830838323353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">
                <text:p>-25</text:p>
              </table:table-cell>
              <table:table-cell office:value-type="float" office:value="0.526946107784431">
                <text:p>0.526946107784431</text:p>
              </table:table-cell>
              <table:table-cell office:value-type="float" office:value="0.473053892215569">
                <text:p>0.47305389221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79381443298969">
                <text:p>0.979381443298969</text:p>
              </table:table-cell>
              <table:table-cell office:value-type="float" office:value="0.0104790419161677">
                <text:p>0.0104790419161677</text:p>
              </table:table-cell>
              <table:table-cell office:value-type="float" office:value="0.0103092783505155">
                <text:p>0.0103092783505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508982035928144">
                <text:p>0.508982035928144</text:p>
              </table:table-cell>
              <table:table-cell office:value-type="float" office:value="0.491017964071856">
                <text:p>0.49101796407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131736526946108">
                <text:p>0.131736526946108</text:p>
              </table:table-cell>
              <table:table-cell office:value-type="float" office:value="0.868263473053892">
                <text:p>0.86826347305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0673652694610778">
                <text:p>0.0673652694610778</text:p>
              </table:table-cell>
              <table:table-cell office:value-type="float" office:value="0.932634730538922">
                <text:p>0.93263473053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0329341317365269">
                <text:p>0.0329341317365269</text:p>
              </table:table-cell>
              <table:table-cell office:value-type="float" office:value="0.967065868263473">
                <text:p>0.9670658682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0.0209580838323353">
                <text:p>0.0209580838323353</text:p>
              </table:table-cell>
              <table:table-cell office:value-type="float" office:value="0.979041916167665">
                <text:p>0.979041916167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164670658682635">
                <text:p>0.0164670658682635</text:p>
              </table:table-cell>
              <table:table-cell office:value-type="float" office:value="0.983532934131736">
                <text:p>0.98353293413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  <table:table-cell office:value-type="float" office:value="0.00748502994011976">
                <text:p>0.00748502994011976</text:p>
              </table:table-cell>
              <table:table-cell office:value-type="float" office:value="0.99251497005988">
                <text:p>0.99251497005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0.0104790419161677">
                <text:p>0.0104790419161677</text:p>
              </table:table-cell>
              <table:table-cell office:value-type="float" office:value="0.989520958083832">
                <text:p>0.9895209580838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